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6.695cm" table:align="left"/>
    </style:style>
    <style:style style:name="表2.A" style:family="table-column">
      <style:table-column-properties style:column-width="1.528cm"/>
    </style:style>
    <style:style style:name="表2.B" style:family="table-column">
      <style:table-column-properties style:column-width="3.141cm"/>
    </style:style>
    <style:style style:name="表2.C" style:family="table-column">
      <style:table-column-properties style:column-width="12.026cm"/>
    </style:style>
    <style:style style:name="表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3" style:family="table">
      <style:table-properties style:width="16.986cm" table:align="left"/>
    </style:style>
    <style:style style:name="表3.A" style:family="table-column">
      <style:table-column-properties style:column-width="1.528cm"/>
    </style:style>
    <style:style style:name="表3.B" style:family="table-column">
      <style:table-column-properties style:column-width="3.141cm"/>
    </style:style>
    <style:style style:name="表3.C" style:family="table-column">
      <style:table-column-properties style:column-width="12.317cm"/>
    </style:style>
    <style:style style:name="表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4" style:family="table">
      <style:table-properties style:width="17.066cm" fo:margin-left="0cm" fo:margin-right="-0.065cm" table:align="margins"/>
    </style:style>
    <style:style style:name="表4.A" style:family="table-column">
      <style:table-column-properties style:column-width="1.528cm" style:rel-column-width="5865*"/>
    </style:style>
    <style:style style:name="表4.B" style:family="table-column">
      <style:table-column-properties style:column-width="3.141cm" style:rel-column-width="12063*"/>
    </style:style>
    <style:style style:name="表4.C" style:family="table-column">
      <style:table-column-properties style:column-width="12.397cm" style:rel-column-width="47607*"/>
    </style:style>
    <style:style style:name="表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528cm" style:rel-column-width="5884*"/>
    </style:style>
    <style:style style:name="表5.B" style:family="table-column">
      <style:table-column-properties style:column-width="3.141cm" style:rel-column-width="12101*"/>
    </style:style>
    <style:style style:name="表5.C" style:family="table-column">
      <style:table-column-properties style:column-width="12.344cm" style:rel-column-width="47550*"/>
    </style:style>
    <style:style style:name="表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6" style:family="table">
      <style:table-properties style:width="17.092cm" fo:margin-left="0cm" fo:margin-right="-0.092cm" table:align="margins"/>
    </style:style>
    <style:style style:name="表6.A" style:family="table-column">
      <style:table-column-properties style:column-width="1.528cm" style:rel-column-width="5856*"/>
    </style:style>
    <style:style style:name="表6.B" style:family="table-column">
      <style:table-column-properties style:column-width="3.141cm" style:rel-column-width="12045*"/>
    </style:style>
    <style:style style:name="表6.C" style:family="table-column">
      <style:table-column-properties style:column-width="12.423cm" style:rel-column-width="47634*"/>
    </style:style>
    <style:style style:name="表6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1.138cm" style:rel-column-width="4382*"/>
    </style:style>
    <style:style style:name="表7.B" style:family="table-column">
      <style:table-column-properties style:column-width="4.233cm" style:rel-column-width="16307*"/>
    </style:style>
    <style:style style:name="表7.C" style:family="table-column">
      <style:table-column-properties style:column-width="11.642cm" style:rel-column-width="4484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1.136cm" style:rel-column-width="4375*"/>
    </style:style>
    <style:style style:name="表8.B" style:family="table-column">
      <style:table-column-properties style:column-width="3.679cm" style:rel-column-width="14173*"/>
    </style:style>
    <style:style style:name="表8.C" style:family="table-column">
      <style:table-column-properties style:column-width="12.197cm" style:rel-column-width="46987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1.138cm" style:rel-column-width="4382*"/>
    </style:style>
    <style:style style:name="表10.B" style:family="table-column">
      <style:table-column-properties style:column-width="4.233cm" style:rel-column-width="16307*"/>
    </style:style>
    <style:style style:name="表10.C" style:family="table-column">
      <style:table-column-properties style:column-width="11.642cm" style:rel-column-width="44846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1.138cm" style:rel-column-width="4382*"/>
    </style:style>
    <style:style style:name="表11.B" style:family="table-column">
      <style:table-column-properties style:column-width="4.233cm" style:rel-column-width="16307*"/>
    </style:style>
    <style:style style:name="表11.C" style:family="table-column">
      <style:table-column-properties style:column-width="11.642cm" style:rel-column-width="44846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1.138cm" style:rel-column-width="4382*"/>
    </style:style>
    <style:style style:name="表12.B" style:family="table-column">
      <style:table-column-properties style:column-width="4.233cm" style:rel-column-width="16307*"/>
    </style:style>
    <style:style style:name="表12.C" style:family="table-column">
      <style:table-column-properties style:column-width="11.642cm" style:rel-column-width="4484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1.138cm" style:rel-column-width="4382*"/>
    </style:style>
    <style:style style:name="表13.B" style:family="table-column">
      <style:table-column-properties style:column-width="4.233cm" style:rel-column-width="16307*"/>
    </style:style>
    <style:style style:name="表13.C" style:family="table-column">
      <style:table-column-properties style:column-width="11.642cm" style:rel-column-width="44846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1.138cm" style:rel-column-width="4382*"/>
    </style:style>
    <style:style style:name="表14.B" style:family="table-column">
      <style:table-column-properties style:column-width="4.233cm" style:rel-column-width="16307*"/>
    </style:style>
    <style:style style:name="表14.C" style:family="table-column">
      <style:table-column-properties style:column-width="11.642cm" style:rel-column-width="44846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138cm" style:rel-column-width="4382*"/>
    </style:style>
    <style:style style:name="表15.B" style:family="table-column">
      <style:table-column-properties style:column-width="4.233cm" style:rel-column-width="16307*"/>
    </style:style>
    <style:style style:name="表15.C" style:family="table-column">
      <style:table-column-properties style:column-width="11.642cm" style:rel-column-width="44846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1.138cm" style:rel-column-width="4382*"/>
    </style:style>
    <style:style style:name="表17.B" style:family="table-column">
      <style:table-column-properties style:column-width="4.233cm" style:rel-column-width="16307*"/>
    </style:style>
    <style:style style:name="表17.C" style:family="table-column">
      <style:table-column-properties style:column-width="11.642cm" style:rel-column-width="44846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1.138cm" style:rel-column-width="4382*"/>
    </style:style>
    <style:style style:name="表16.B" style:family="table-column">
      <style:table-column-properties style:column-width="4.233cm" style:rel-column-width="16307*"/>
    </style:style>
    <style:style style:name="表16.C" style:family="table-column">
      <style:table-column-properties style:column-width="11.642cm" style:rel-column-width="44846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2.039cm" fo:margin-left="0cm" fo:margin-right="4.962cm" table:align="margins" style:writing-mode="lr-tb"/>
    </style:style>
    <style:style style:name="表18.A" style:family="table-column">
      <style:table-column-properties style:column-width="1.111cm" style:rel-column-width="6049*"/>
    </style:style>
    <style:style style:name="表18.B" style:family="table-column">
      <style:table-column-properties style:column-width="5.106cm" style:rel-column-width="27798*"/>
    </style:style>
    <style:style style:name="表18.C" style:family="table-column">
      <style:table-column-properties style:column-width="1.27cm" style:rel-column-width="6913*"/>
    </style:style>
    <style:style style:name="表18.D" style:family="table-column">
      <style:table-column-properties style:column-width="4.551cm" style:rel-column-width="24775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D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.A11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表20" style:family="table">
      <style:table-properties style:width="12.039cm" fo:margin-left="0cm" fo:margin-right="4.962cm" table:align="margins" style:writing-mode="lr-tb"/>
    </style:style>
    <style:style style:name="表20.A" style:family="table-column">
      <style:table-column-properties style:column-width="1.111cm" style:rel-column-width="6049*"/>
    </style:style>
    <style:style style:name="表20.B" style:family="table-column">
      <style:table-column-properties style:column-width="5.106cm" style:rel-column-width="27798*"/>
    </style:style>
    <style:style style:name="表20.C" style:family="table-column">
      <style:table-column-properties style:column-width="1.27cm" style:rel-column-width="6913*"/>
    </style:style>
    <style:style style:name="表20.D" style:family="table-column">
      <style:table-column-properties style:column-width="4.551cm" style:rel-column-width="24775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D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11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表1" style:family="table">
      <style:table-properties style:width="12.039cm" fo:margin-left="0cm" fo:margin-right="4.962cm" table:align="margins" style:writing-mode="lr-tb"/>
    </style:style>
    <style:style style:name="表1.A" style:family="table-column">
      <style:table-column-properties style:column-width="1.111cm" style:rel-column-width="6049*"/>
    </style:style>
    <style:style style:name="表1.B" style:family="table-column">
      <style:table-column-properties style:column-width="5.106cm" style:rel-column-width="27798*"/>
    </style:style>
    <style:style style:name="表1.C" style:family="table-column">
      <style:table-column-properties style:column-width="1.27cm" style:rel-column-width="6913*"/>
    </style:style>
    <style:style style:name="表1.D" style:family="table-column">
      <style:table-column-properties style:column-width="4.551cm" style:rel-column-width="24775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11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表21" style:family="table">
      <style:table-properties style:width="12.039cm" fo:margin-left="0cm" fo:margin-right="4.962cm" table:align="margins" style:writing-mode="lr-tb"/>
    </style:style>
    <style:style style:name="表21.A" style:family="table-column">
      <style:table-column-properties style:column-width="1.111cm" style:rel-column-width="6049*"/>
    </style:style>
    <style:style style:name="表21.B" style:family="table-column">
      <style:table-column-properties style:column-width="5.106cm" style:rel-column-width="27798*"/>
    </style:style>
    <style:style style:name="表21.C" style:family="table-column">
      <style:table-column-properties style:column-width="1.27cm" style:rel-column-width="6913*"/>
    </style:style>
    <style:style style:name="表21.D" style:family="table-column">
      <style:table-column-properties style:column-width="4.551cm" style:rel-column-width="24775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D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.A11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表22" style:family="table">
      <style:table-properties style:width="12.039cm" fo:margin-left="0cm" fo:margin-right="4.962cm" table:align="margins" style:writing-mode="lr-tb"/>
    </style:style>
    <style:style style:name="表22.A" style:family="table-column">
      <style:table-column-properties style:column-width="1.111cm" style:rel-column-width="6049*"/>
    </style:style>
    <style:style style:name="表22.B" style:family="table-column">
      <style:table-column-properties style:column-width="5.106cm" style:rel-column-width="27798*"/>
    </style:style>
    <style:style style:name="表22.C" style:family="table-column">
      <style:table-column-properties style:column-width="1.27cm" style:rel-column-width="6913*"/>
    </style:style>
    <style:style style:name="表22.D" style:family="table-column">
      <style:table-column-properties style:column-width="4.551cm" style:rel-column-width="24775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D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.A11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表23" style:family="table">
      <style:table-properties style:width="12.039cm" fo:margin-left="0cm" fo:margin-right="4.962cm" table:align="margins" style:writing-mode="lr-tb"/>
    </style:style>
    <style:style style:name="表23.A" style:family="table-column">
      <style:table-column-properties style:column-width="1.111cm" style:rel-column-width="6049*"/>
    </style:style>
    <style:style style:name="表23.B" style:family="table-column">
      <style:table-column-properties style:column-width="5.106cm" style:rel-column-width="27798*"/>
    </style:style>
    <style:style style:name="表23.C" style:family="table-column">
      <style:table-column-properties style:column-width="1.27cm" style:rel-column-width="6913*"/>
    </style:style>
    <style:style style:name="表23.D" style:family="table-column">
      <style:table-column-properties style:column-width="4.551cm" style:rel-column-width="24775*"/>
    </style:style>
    <style:style style:name="表2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D1" style:family="table-cell">
      <style:table-cell-properties fo:padding="0.097cm" fo:border="0.002cm solid #000000"/>
    </style:style>
    <style:style style:name="表2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.A11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表9" style:family="table">
      <style:table-properties style:width="12.039cm" fo:margin-left="0cm" fo:margin-right="4.962cm" table:align="margins" style:writing-mode="lr-tb"/>
    </style:style>
    <style:style style:name="表9.A" style:family="table-column">
      <style:table-column-properties style:column-width="1.111cm" style:rel-column-width="6049*"/>
    </style:style>
    <style:style style:name="表9.B" style:family="table-column">
      <style:table-column-properties style:column-width="5.106cm" style:rel-column-width="27798*"/>
    </style:style>
    <style:style style:name="表9.C" style:family="table-column">
      <style:table-column-properties style:column-width="1.27cm" style:rel-column-width="6913*"/>
    </style:style>
    <style:style style:name="表9.D" style:family="table-column">
      <style:table-column-properties style:column-width="4.551cm" style:rel-column-width="24775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D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11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1.138cm" style:rel-column-width="4382*"/>
    </style:style>
    <style:style style:name="表19.B" style:family="table-column">
      <style:table-column-properties style:column-width="4.233cm" style:rel-column-width="16307*"/>
    </style:style>
    <style:style style:name="表19.C" style:family="table-column">
      <style:table-column-properties style:column-width="11.642cm" style:rel-column-width="44846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/>
    </style:style>
    <style:style style:name="表24.A" style:family="table-column">
      <style:table-column-properties style:column-width="1.164cm" style:rel-column-width="660*"/>
    </style:style>
    <style:style style:name="表24.B" style:family="table-column">
      <style:table-column-properties style:column-width="5.636cm" style:rel-column-width="3195*"/>
    </style:style>
    <style:style style:name="表24.C" style:family="table-column">
      <style:table-column-properties style:column-width="3.399cm" style:rel-column-width="1927*"/>
    </style:style>
    <style:style style:name="表24.D" style:family="table-column">
      <style:table-column-properties style:column-width="3.401cm" style:rel-column-width="1928*"/>
    </style:style>
    <style:style style:name="表24.E" style:family="table-column">
      <style:table-column-properties style:column-width="3.413cm" style:rel-column-width="1935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E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660*"/>
    </style:style>
    <style:style style:name="表25.B" style:family="table-column">
      <style:table-column-properties style:column-width="5.636cm" style:rel-column-width="3195*"/>
    </style:style>
    <style:style style:name="表25.C" style:family="table-column">
      <style:table-column-properties style:column-width="3.399cm" style:rel-column-width="1927*"/>
    </style:style>
    <style:style style:name="表25.D" style:family="table-column">
      <style:table-column-properties style:column-width="3.401cm" style:rel-column-width="1928*"/>
    </style:style>
    <style:style style:name="表25.E" style:family="table-column">
      <style:table-column-properties style:column-width="3.413cm" style:rel-column-width="1935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2.039cm" fo:margin-left="0cm" fo:margin-right="4.962cm" table:align="margins" style:writing-mode="lr-tb"/>
    </style:style>
    <style:style style:name="表26.A" style:family="table-column">
      <style:table-column-properties style:column-width="1.111cm" style:rel-column-width="6049*"/>
    </style:style>
    <style:style style:name="表26.B" style:family="table-column">
      <style:table-column-properties style:column-width="5.106cm" style:rel-column-width="27798*"/>
    </style:style>
    <style:style style:name="表26.C" style:family="table-column">
      <style:table-column-properties style:column-width="1.27cm" style:rel-column-width="6913*"/>
    </style:style>
    <style:style style:name="表26.D" style:family="table-column">
      <style:table-column-properties style:column-width="4.551cm" style:rel-column-width="24775*"/>
    </style:style>
    <style:style style:name="表2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D1" style:family="table-cell">
      <style:table-cell-properties fo:padding="0.097cm" fo:border="0.002cm solid #000000"/>
    </style:style>
    <style:style style:name="表2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.A11" style:family="table-cell" style:data-style-name="N0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 style:font-size-asian="16pt" style:font-size-complex="16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ffcc" style:language-asian="ja" style:country-asian="JP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P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#ffe599" style:font-size-asian="17pt" style:font-size-complex="17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99ff33" style:font-size-asian="15pt" style:font-size-complex="15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8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8pt" fo:font-style="normal" style:text-underline-style="none" fo:font-weight="normal" style:text-blinking="false" fo:background-color="transparent" style:font-size-asian="17pt" style:font-size-complex="17pt"/>
    </style:style>
    <style:style style:name="P2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336600" style:text-line-through-style="none" style:font-name="Arial1" fo:font-size="15pt" fo:font-style="normal" style:text-underline-style="none" fo:font-weight="normal" style:text-blinking="false" fo:background-color="#ffe599" style:font-size-asian="15pt" style:font-size-complex="15pt"/>
    </style:style>
    <style:style style:name="P2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336600" style:text-line-through-style="none" style:font-name="Arial1" fo:font-size="16pt" fo:font-style="normal" style:text-underline-style="none" fo:font-weight="normal" style:text-blinking="false" fo:background-color="#ffe599"/>
    </style:style>
    <style:style style:name="P26" style:family="paragraph" style:parent-style-name="Text_20_body">
      <style:paragraph-properties fo:margin-top="0cm" fo:margin-bottom="0cm" fo:line-height="144%" style:writing-mode="lr-tb"/>
      <style:text-properties style:font-weight-asian="normal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8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29" style:family="paragraph" style:parent-style-name="Table_20_Contents">
      <style:paragraph-properties fo:margin-top="0cm" fo:margin-bottom="0cm" fo:line-height="144%" fo:text-align="center" style:justify-single-word="false" fo:padding="0.176cm" fo:border="0.035cm solid #000000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30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#ffe599"/>
    </style:style>
    <style:style style:name="P31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#ffe599" style:font-name-asian="Arial1" style:font-size-asian="14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text-properties fo:font-size="13pt" style:font-size-asian="13pt" style:font-size-complex="13pt"/>
    </style:style>
    <style:style style:name="P34" style:family="paragraph" style:parent-style-name="Table_20_Contents">
      <style:text-properties fo:font-size="14pt" style:font-size-asian="14pt" style:font-size-complex="14pt"/>
    </style:style>
    <style:style style:name="P35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36" style:family="paragraph" style:parent-style-name="Table_20_Contents">
      <style:text-properties fo:font-size="15pt" style:font-size-asian="15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3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>
      <style:paragraph-properties fo:margin-top="0cm" fo:margin-bottom="0.499cm" fo:padding="0.176cm" fo:border="0.035cm solid #000000"/>
    </style:style>
    <style:style style:name="P41" style:family="paragraph" style:parent-style-name="Table_20_Contents">
      <style:paragraph-properties fo:padding="0.176cm" fo:border="0.035cm solid #000000"/>
    </style:style>
    <style:style style:name="P42" style:family="paragraph" style:parent-style-name="Standard">
      <style:text-properties fo:font-weight="normal"/>
    </style:style>
    <style:style style:name="P43" style:family="paragraph" style:parent-style-name="Standard">
      <style:text-properties fo:font-weight="normal"/>
    </style:style>
    <style:style style:name="P44" style:family="paragraph" style:parent-style-name="Table_20_Contents" style:list-style-name="L36">
      <style:text-properties style:language-asian="ja" style:country-asian="JP"/>
    </style:style>
    <style:style style:name="P45" style:family="paragraph" style:parent-style-name="Table_20_Contents" style:list-style-name="L37">
      <style:text-properties style:language-asian="ja" style:country-asian="JP"/>
    </style:style>
    <style:style style:name="P46" style:family="paragraph" style:parent-style-name="Table_20_Contents" style:list-style-name="L38">
      <style:text-properties style:language-asian="ja" style:country-asian="JP"/>
    </style:style>
    <style:style style:name="P47" style:family="paragraph" style:parent-style-name="Table_20_Contents" style:list-style-name="L39">
      <style:text-properties style:language-asian="ja" style:country-asian="JP"/>
    </style:style>
    <style:style style:name="P48" style:family="paragraph" style:parent-style-name="Table_20_Contents" style:list-style-name="L40">
      <style:text-properties style:language-asian="ja" style:country-asian="JP"/>
    </style:style>
    <style:style style:name="P49" style:family="paragraph" style:parent-style-name="Table_20_Contents" style:list-style-name="L41">
      <style:text-properties style:language-asian="ja" style:country-asian="JP"/>
    </style:style>
    <style:style style:name="P50" style:family="paragraph" style:parent-style-name="Table_20_Contents" style:list-style-name="L42">
      <style:text-properties style:language-asian="ja" style:country-asian="JP"/>
    </style:style>
    <style:style style:name="P51" style:family="paragraph" style:parent-style-name="Table_20_Contents" style:list-style-name="L43">
      <style:text-properties style:language-asian="ja" style:country-asian="JP"/>
    </style:style>
    <style:style style:name="P52" style:family="paragraph" style:parent-style-name="Table_20_Contents" style:list-style-name="L44">
      <style:text-properties style:language-asian="ja" style:country-asian="JP"/>
    </style:style>
    <style:style style:name="P53" style:family="paragraph" style:parent-style-name="Table_20_Contents" style:list-style-name="L45">
      <style:text-properties style:language-asian="ja" style:country-asian="JP"/>
    </style:style>
    <style:style style:name="P54" style:family="paragraph" style:parent-style-name="Table_20_Contents" style:list-style-name="L46">
      <style:text-properties style:language-asian="ja" style:country-asian="JP"/>
    </style:style>
    <style:style style:name="P55" style:family="paragraph" style:parent-style-name="Table_20_Contents" style:list-style-name="L47">
      <style:text-properties style:language-asian="ja" style:country-asian="JP"/>
    </style:style>
    <style:style style:name="P56" style:family="paragraph" style:parent-style-name="Table_20_Contents" style:list-style-name="L48">
      <style:text-properties style:language-asian="ja" style:country-asian="JP"/>
    </style:style>
    <style:style style:name="P57" style:family="paragraph" style:parent-style-name="Table_20_Contents" style:list-style-name="L49">
      <style:text-properties style:language-asian="ja" style:country-asian="JP"/>
    </style:style>
    <style:style style:name="P58" style:family="paragraph" style:parent-style-name="Table_20_Contents" style:list-style-name="L50">
      <style:text-properties style:language-asian="ja" style:country-asian="JP"/>
    </style:style>
    <style:style style:name="P59" style:family="paragraph" style:parent-style-name="Table_20_Contents" style:list-style-name="L51">
      <style:text-properties style:language-asian="ja" style:country-asian="JP"/>
    </style:style>
    <style:style style:name="P60" style:family="paragraph" style:parent-style-name="Table_20_Contents" style:list-style-name="L52">
      <style:text-properties style:language-asian="ja" style:country-asian="JP"/>
    </style:style>
    <style:style style:name="P61" style:family="paragraph" style:parent-style-name="Table_20_Contents" style:list-style-name="L53">
      <style:text-properties style:language-asian="ja" style:country-asian="JP"/>
    </style:style>
    <style:style style:name="P62" style:family="paragraph" style:parent-style-name="Table_20_Contents" style:list-style-name="L54">
      <style:text-properties style:language-asian="ja" style:country-asian="JP"/>
    </style:style>
    <style:style style:name="P63" style:family="paragraph" style:parent-style-name="Table_20_Contents" style:list-style-name="L55">
      <style:text-properties style:language-asian="ja" style:country-asian="JP"/>
    </style:style>
    <style:style style:name="P64" style:family="paragraph" style:parent-style-name="Table_20_Contents" style:list-style-name="L56">
      <style:text-properties style:language-asian="ja" style:country-asian="JP"/>
    </style:style>
    <style:style style:name="P65" style:family="paragraph" style:parent-style-name="Table_20_Contents" style:list-style-name="L57">
      <style:text-properties style:language-asian="ja" style:country-asian="JP"/>
    </style:style>
    <style:style style:name="P66" style:family="paragraph" style:parent-style-name="Table_20_Contents" style:list-style-name="L60">
      <style:text-properties style:language-asian="ja" style:country-asian="JP"/>
    </style:style>
    <style:style style:name="P67" style:family="paragraph" style:parent-style-name="Table_20_Contents" style:list-style-name="L61">
      <style:text-properties style:language-asian="ja" style:country-asian="JP"/>
    </style:style>
    <style:style style:name="P68" style:family="paragraph" style:parent-style-name="Table_20_Contents" style:list-style-name="L62">
      <style:text-properties style:language-asian="ja" style:country-asian="JP"/>
    </style:style>
    <style:style style:name="P69" style:family="paragraph" style:parent-style-name="Table_20_Contents" style:list-style-name="L65">
      <style:text-properties style:language-asian="ja" style:country-asian="JP"/>
    </style:style>
    <style:style style:name="P70" style:family="paragraph" style:parent-style-name="Table_20_Contents" style:list-style-name="L57"/>
    <style:style style:name="P71" style:family="paragraph" style:parent-style-name="Table_20_Contents" style:list-style-name="L58">
      <style:text-properties fo:font-size="18pt" style:font-size-asian="18pt" style:font-size-complex="18pt"/>
    </style:style>
    <style:style style:name="P72" style:family="paragraph" style:parent-style-name="Table_20_Contents" style:list-style-name="L59">
      <style:text-properties fo:font-size="18pt" style:font-size-asian="18pt" style:font-size-complex="18pt"/>
    </style:style>
    <style:style style:name="P73" style:family="paragraph" style:parent-style-name="Table_20_Contents" style:list-style-name="L63">
      <style:text-properties fo:font-size="18pt" style:font-size-asian="18pt" style:font-size-complex="18pt"/>
    </style:style>
    <style:style style:name="P74" style:family="paragraph" style:parent-style-name="Table_20_Contents" style:list-style-name="L59">
      <style:text-properties fo:font-size="13pt" style:font-size-asian="13pt" style:language-asian="ja" style:country-asian="JP" style:font-size-complex="13pt"/>
    </style:style>
    <style:style style:name="P75" style:family="paragraph" style:parent-style-name="Table_20_Contents" style:list-style-name="L63"/>
    <style:style style:name="P76" style:family="paragraph" style:parent-style-name="Table_20_Contents" style:list-style-name="L64"/>
    <style:style style:name="P77" style:family="paragraph" style:parent-style-name="Table_20_Contents" style:list-style-name="L66">
      <style:text-properties fo:font-size="14pt" style:font-size-asian="14pt" style:font-size-complex="14pt"/>
    </style:style>
    <style:style style:name="P78" style:family="paragraph" style:parent-style-name="Table_20_Contents" style:list-style-name="L66">
      <style:text-properties fo:font-size="14pt" style:font-size-asian="14pt" style:language-asian="ja" style:country-asian="JP" style:font-size-complex="14pt"/>
    </style:style>
    <style:style style:name="P79" style:family="paragraph" style:parent-style-name="Table_20_Contents" style:list-style-name="L67">
      <style:text-properties fo:font-size="14pt" style:font-size-asian="14pt" style:language-asian="ja" style:country-asian="JP" style:font-size-complex="14pt"/>
    </style:style>
    <style:style style:name="P80" style:family="paragraph" style:parent-style-name="Table_20_Contents" style:list-style-name="L68">
      <style:text-properties fo:font-size="14pt" style:font-size-asian="14pt" style:language-asian="ja" style:country-asian="JP" style:font-size-complex="14pt"/>
    </style:style>
    <style:style style:name="P81" style:family="paragraph" style:parent-style-name="Table_20_Contents" style:list-style-name="L69">
      <style:text-properties fo:font-size="14pt" style:font-size-asian="14pt" style:language-asian="ja" style:country-asian="JP" style:font-size-complex="14pt"/>
    </style:style>
    <style:style style:name="P82" style:family="paragraph" style:parent-style-name="Table_20_Contents" style:list-style-name="L70">
      <style:text-properties fo:font-size="14pt" style:font-size-asian="14pt" style:language-asian="ja" style:country-asian="JP" style:font-size-complex="14pt"/>
    </style:style>
    <style:style style:name="P83" style:family="paragraph" style:parent-style-name="Table_20_Contents" style:list-style-name="L71">
      <style:text-properties fo:font-size="14pt" style:font-size-asian="14pt" style:language-asian="ja" style:country-asian="JP" style:font-size-complex="14pt"/>
    </style:style>
    <style:style style:name="P84" style:family="paragraph" style:parent-style-name="Table_20_Contents" style:list-style-name="L72">
      <style:text-properties fo:font-size="14pt" style:font-size-asian="14pt" style:language-asian="ja" style:country-asian="JP" style:font-size-complex="14pt"/>
    </style:style>
    <style:style style:name="P85" style:family="paragraph" style:parent-style-name="Table_20_Contents" style:list-style-name="L73">
      <style:text-properties fo:font-size="14pt" style:font-size-asian="14pt" style:language-asian="ja" style:country-asian="JP" style:font-size-complex="14pt"/>
    </style:style>
    <style:style style:name="P86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84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87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88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 style:list-style-name="L89">
      <style:text-properties fo:font-size="15pt" style:font-size-asian="15pt" style:language-asian="ja" style:country-asian="JP" style:font-size-complex="15pt"/>
    </style:style>
    <style:style style:name="P99" style:family="paragraph" style:parent-style-name="Table_20_Contents" style:list-style-name="L91">
      <style:text-properties fo:font-size="15pt" style:font-size-asian="15pt" style:language-asian="ja" style:country-asian="JP" style:font-size-complex="15pt"/>
    </style:style>
    <style:style style:name="P100" style:family="paragraph" style:parent-style-name="Table_20_Contents" style:list-style-name="L92">
      <style:text-properties fo:font-size="15pt" style:font-size-asian="15pt" style:language-asian="ja" style:country-asian="JP" style:font-size-complex="15pt"/>
    </style:style>
    <style:style style:name="P101" style:family="paragraph" style:parent-style-name="Table_20_Contents" style:list-style-name="L93">
      <style:text-properties fo:font-size="15pt" style:font-size-asian="15pt" style:language-asian="ja" style:country-asian="JP" style:font-size-complex="15pt"/>
    </style:style>
    <style:style style:name="P10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03" style:family="paragraph" style:parent-style-name="Table_20_Contents">
      <style:text-properties fo:font-size="15pt" style:font-size-asian="15pt" style:font-size-complex="15pt"/>
    </style:style>
    <style:style style:name="P104" style:family="paragraph" style:parent-style-name="Table_20_Contents" style:list-style-name="L83">
      <style:text-properties fo:font-size="15pt" style:font-size-asian="15pt" style:font-size-complex="15pt"/>
    </style:style>
    <style:style style:name="P105" style:family="paragraph" style:parent-style-name="Table_20_Contents" style:list-style-name="L90">
      <style:text-properties fo:font-size="15pt" style:font-size-asian="15pt" style:font-size-complex="15pt"/>
    </style:style>
    <style:style style:name="P106" style:family="paragraph" style:parent-style-name="Table_20_Contents" style:list-style-name="L91">
      <style:text-properties fo:font-size="15pt" style:font-size-asian="15pt" style:font-size-complex="15pt"/>
    </style:style>
    <style:style style:name="P10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08" style:family="paragraph" style:parent-style-name="Table_20_Contents" style:list-style-name="L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09" style:family="paragraph" style:parent-style-name="Table_20_Contents" style:list-style-name="L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0" style:family="paragraph" style:parent-style-name="Table_20_Contents" style:list-style-name="L3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1" style:family="paragraph" style:parent-style-name="Table_20_Contents" style:list-style-name="L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2" style:family="paragraph" style:parent-style-name="Table_20_Contents" style:list-style-name="L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3" style:family="paragraph" style:parent-style-name="Table_20_Contents" style:list-style-name="L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4" style:family="paragraph" style:parent-style-name="Table_20_Contents" style:list-style-name="L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5" style:family="paragraph" style:parent-style-name="Table_20_Contents" style:list-style-name="L8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6" style:family="paragraph" style:parent-style-name="Table_20_Contents" style:list-style-name="L9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7" style:family="paragraph" style:parent-style-name="Table_20_Contents" style:list-style-name="L1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8" style:family="paragraph" style:parent-style-name="Table_20_Contents" style:list-style-name="L1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19" style:family="paragraph" style:parent-style-name="Table_20_Contents" style:list-style-name="L1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0" style:family="paragraph" style:parent-style-name="Table_20_Contents" style:list-style-name="L1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1" style:family="paragraph" style:parent-style-name="Table_20_Contents" style:list-style-name="L19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2" style:family="paragraph" style:parent-style-name="Table_20_Contents" style:list-style-name="L2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3" style:family="paragraph" style:parent-style-name="Table_20_Contents" style:list-style-name="L30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4" style:family="paragraph" style:parent-style-name="Table_20_Contents" style:list-style-name="L3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5" style:family="paragraph" style:parent-style-name="Table_20_Contents" style:list-style-name="L3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6" style:family="paragraph" style:parent-style-name="Table_20_Contents" style:list-style-name="L3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27" style:family="paragraph" style:parent-style-name="Table_20_Contents" style:list-style-name="L1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8" style:family="paragraph" style:parent-style-name="Table_20_Contents" style:list-style-name="L2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9" style:family="paragraph" style:parent-style-name="Table_20_Contents" style:list-style-name="L2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0" style:family="paragraph" style:parent-style-name="Table_20_Contents" style:list-style-name="L2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1" style:family="paragraph" style:parent-style-name="Table_20_Contents" style:list-style-name="L28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2" style:family="paragraph" style:parent-style-name="Table_20_Contents" style:list-style-name="L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33" style:family="paragraph" style:parent-style-name="Table_20_Contents" style:list-style-name="L3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34" style:family="paragraph" style:parent-style-name="Table_20_Contents" style:list-style-name="L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35" style:family="paragraph" style:parent-style-name="Table_20_Contents" style:list-style-name="L5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36" style:family="paragraph" style:parent-style-name="Table_20_Contents" style:list-style-name="L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37" style:family="paragraph" style:parent-style-name="Table_20_Contents" style:list-style-name="L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38" style:family="paragraph" style:parent-style-name="Table_20_Contents" style:list-style-name="L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39" style:family="paragraph" style:parent-style-name="Table_20_Contents" style:list-style-name="L9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40" style:family="paragraph" style:parent-style-name="Table_20_Contents" style:list-style-name="L1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41" style:family="paragraph" style:parent-style-name="Table_20_Contents" style:list-style-name="L1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42" style:family="paragraph" style:parent-style-name="Table_20_Contents" style:list-style-name="L19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43" style:family="paragraph" style:parent-style-name="Table_20_Contents" style:list-style-name="L2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44" style:family="paragraph" style:parent-style-name="Table_20_Contents" style:list-style-name="L2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45" style:family="paragraph" style:parent-style-name="Table_20_Contents" style:list-style-name="L2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46" style:family="paragraph" style:parent-style-name="Table_20_Contents" style:list-style-name="L3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147" style:family="paragraph" style:parent-style-name="Table_20_Contents" style:list-style-name="L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8" style:family="paragraph" style:parent-style-name="Table_20_Contents" style:list-style-name="L2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9" style:family="paragraph" style:parent-style-name="Table_20_Contents" style:list-style-name="L3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50" style:family="paragraph" style:parent-style-name="Table_20_Contents" style:list-style-name="L10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51" style:family="paragraph" style:parent-style-name="Table_20_Contents" style:list-style-name="L12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52" style:family="paragraph" style:parent-style-name="Table_20_Contents" style:list-style-name="L13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53" style:family="paragraph" style:parent-style-name="Table_20_Contents" style:list-style-name="L18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54" style:family="paragraph" style:parent-style-name="Table_20_Contents" style:list-style-name="L20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55" style:family="paragraph" style:parent-style-name="Table_20_Contents" style:list-style-name="L22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56" style:family="paragraph" style:parent-style-name="Table_20_Contents" style:list-style-name="L23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57" style:family="paragraph" style:parent-style-name="Table_20_Contents" style:list-style-name="L25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58" style:family="paragraph" style:parent-style-name="Table_20_Contents" style:list-style-name="L29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59" style:family="paragraph" style:parent-style-name="Table_20_Contents" style:list-style-name="L31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60" style:family="paragraph" style:parent-style-name="Table_20_Contents" style:list-style-name="L33">
      <style:paragraph-properties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/>
    </style:style>
    <style:style style:name="P161" style:family="paragraph" style:parent-style-name="Text_20_body" style:list-style-name="L8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ffcc" style:language-asian="ja" style:country-asian="JP"/>
    </style:style>
    <style:style style:name="P162" style:family="paragraph" style:parent-style-name="Text_20_body" style:list-style-name="L8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ffcc"/>
    </style:style>
    <style:style style:name="P163" style:family="paragraph" style:parent-style-name="Text_20_body" style:list-style-name="L8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 style:language-asian="ja" style:country-asian="JP"/>
    </style:style>
    <style:style style:name="P164" style:family="paragraph" style:parent-style-name="Text_20_body" style:list-style-name="L9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 style:font-size-asian="16pt" style:language-asian="ja" style:country-asian="JP" style:font-size-complex="16pt"/>
    </style:style>
    <style:style style:name="P165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#ffe599" style:font-size-asian="14pt" style:language-asian="ja" style:country-asian="JP" style:font-size-complex="14pt"/>
    </style:style>
    <style:style style:name="P166" style:family="paragraph" style:parent-style-name="Text_20_body" style:list-style-name="L97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#ffe599" style:font-size-asian="14pt" style:language-asian="ja" style:country-asian="JP" style:font-size-complex="14pt"/>
    </style:style>
    <style:style style:name="P16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8" style:family="paragraph" style:parent-style-name="Text_20_body" style:list-style-name="L9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e599" style:font-size-asian="15pt" style:language-asian="ja" style:country-asian="JP" style:font-size-complex="15pt"/>
    </style:style>
    <style:style style:name="P169" style:family="paragraph" style:parent-style-name="Text_20_body" style:list-style-name="L9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e599" style:font-size-asian="15pt" style:language-asian="ja" style:country-asian="JP" style:font-size-complex="15pt"/>
    </style:style>
    <style:style style:name="P170" style:family="paragraph" style:parent-style-name="Text_20_body" style:list-style-name="L9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language-asian="ja" style:country-asian="JP" style:font-size-complex="15pt"/>
    </style:style>
    <style:style style:name="P171" style:family="paragraph" style:parent-style-name="Text_20_body" style:list-style-name="L100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language-asian="ja" style:country-asian="JP" style:font-size-complex="15pt"/>
    </style:style>
    <style:style style:name="P17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7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7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7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7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77" style:family="paragraph" style:parent-style-name="Text_20_body" style:list-style-name="L101">
      <style:paragraph-properties fo:margin-top="0cm" fo:margin-bottom="0cm" fo:line-height="168%" style:writing-mode="lr-tb"/>
    </style:style>
    <style:style style:name="P178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7" style:family="text">
      <style:text-properties style:font-name="Arial1" fo:font-size="13pt" fo:font-style="normal" fo:font-weight="normal"/>
    </style:style>
    <style:style style:name="T8" style:family="text">
      <style:text-properties style:font-name-asian="Arial1" style:font-size-asian="13pt" style:font-style-asian="normal" style:font-weight-asian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language-asian="ja" style:country-asian="JP"/>
    </style:style>
    <style:style style:name="T11" style:family="text">
      <style:text-properties style:language-asian="ja" style:country-asian="JP"/>
    </style:style>
    <style:style style:name="T12" style:family="text">
      <style:text-properties fo:background-color="#ff3333"/>
    </style:style>
    <style:style style:name="T13" style:family="text">
      <style:text-properties fo:background-color="#99ccff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row>
          <table:table-cell table:style-name="表24.A1">
            <text:p text:style-name="Table_20_Contents"/>
          </table:table-cell>
          <table:table-cell table:style-name="表24.A1" office:value-type="float" office:value="1">
            <text:p text:style-name="Table_20_Contents">1</text:p>
          </table:table-cell>
          <table:table-cell table:style-name="表24.A1" office:value-type="float" office:value="2">
            <text:p text:style-name="Table_20_Contents">2</text:p>
          </table:table-cell>
          <table:table-cell table:style-name="表24.A1" office:value-type="float" office:value="3">
            <text:p text:style-name="Table_20_Contents">3</text:p>
          </table:table-cell>
          <table:table-cell table:style-name="表24.E1" office:value-type="float" office:value="4">
            <text:p text:style-name="Table_20_Contents">4</text:p>
          </table:table-cell>
        </table:table-row>
        <table:table-row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E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E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E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E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E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E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E2" office:value-type="string">
            <text:p text:style-name="Table_20_Contents"/>
          </table:table-cell>
        </table:table-row>
      </table:table>
      <text:p text:style-name="P42"/>
      <text:p text:style-name="P42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42"/>
      <text:p text:style-name="P3">------------------------------------------------------------</text:p>
      <text:p text:style-name="P4">[20190801_230846]</text:p>
      <text:p text:style-name="P16">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29">1</text:p>
          </table:table-cell>
          <table:table-cell table:style-name="表2.A1" office:value-type="string">
            <text:p text:style-name="P31">天気</text:p>
          </table:table-cell>
          <table:table-cell table:style-name="表2.A1" office:value-type="string">
            <text:list xml:id="list2035456579549200173" text:style-name="L1">
              <text:list-item>
                <text:p text:style-name="P108">晴れ</text:p>
              </text:list-item>
            </text:list>
          </table:table-cell>
        </table:table-row>
        <table:table-row>
          <table:table-cell table:style-name="表2.A1" office:value-type="string">
            <text:p text:style-name="P40"/>
            <text:p text:style-name="P29">2</text:p>
          </table:table-cell>
          <table:table-cell table:style-name="表2.A1" office:value-type="string">
            <text:p text:style-name="P31">餌やり</text:p>
          </table:table-cell>
          <table:table-cell table:style-name="表2.A1" office:value-type="string">
            <text:list xml:id="list2978692447665540340" text:style-name="L2">
              <text:list-item>
                <text:p text:style-name="P132">昨日もそうなんだが、ドンが、ミケを攻撃する。昨日は、ミケは、向かいのマンションの駐車場から、道路を渡ろうとする。ドンは、南側出入り口の、すぐ手前の、階段の一箇所にいる。ミケが道路を渡ってくる。すると、ドンが、ミケに向かって走り寄る。ミケは、もときた進路を引き返す。駐車場の、車の下へ入る。ドンが追いかける。ミケは、ミャアアアゥ、と、大きな声を上げる。</text:p>
              </text:list-item>
              <text:list-item>
                <text:p text:style-name="P132">今日。ドンは、小学校への階段の袂で、固形を振り入れたジプロックに、一時うずくまって、食べる。すぐに顔を上げて、ジプロックから離れる。<text:soft-page-break/>私の脚の横へ、座る。首の後ろを、親指と人差し指で、ギューッと締め上げるようにする。気持ちいいのか、その場にドタリと、横向きで寝そべる。さらに、首をギューッと、つまむようにして、揉んであげる。</text:p>
              </text:list-item>
              <text:list-item>
                <text:p text:style-name="P109">力を入れて、その後、力を緩める。すると、顔を仰け反らせる。再び、揉んであげる。力をまた緩める。また、ドンは顔を仰け反らせる。５－６回、そのひと組合わせを、行ったか。</text:p>
              </text:list-item>
            </text:list>
          </table:table-cell>
        </table:table-row>
        <table:table-row>
          <table:table-cell table:style-name="表2.A1" office:value-type="string">
            <text:p text:style-name="P40"/>
            <text:p text:style-name="P29">7</text:p>
          </table:table-cell>
          <table:table-cell table:style-name="表2.A1" office:value-type="string">
            <text:p text:style-name="P31">始めた</text:p>
          </table:table-cell>
          <table:table-cell table:style-name="表2.A1" office:value-type="string">
            <text:list xml:id="list2461181249965316387" text:style-name="L3">
              <text:list-item>
                <text:p text:style-name="P133">聖書ヘブライ語。再び、読み始めた。イザヤ書。</text:p>
                <text:list>
                  <text:list-item>
                    <text:p text:style-name="P133">テキストを、読むだけ。コピペして、発音をタイプして、というやり方。は、今日は、採用していない。</text:p>
                  </text:list-item>
                  <text:list-item>
                    <text:p text:style-name="P133">このやり方は、古典ギリシャ語でテキストを読む際にも、採用している。</text:p>
                  </text:list-item>
                  <text:list-item>
                    <text:p text:style-name="P133">正しくは、後者で初めて、使い始めたやり方。ヘブライ語の読みにも、使ってみた。</text:p>
                  </text:list-item>
                </text:list>
              </text:list-item>
              <text:list-item>
                <text:p text:style-name="P110">韓国語。作文。文のテーマとして、「文法」を使う。以前にも使ったことはある。今日は、４つか、作文について、それらの全てが、「文法」というカテゴリーの、文たち。面白い。</text:p>
              </text:list-item>
            </text:list>
          </table:table-cell>
        </table:table-row>
        <table:table-row>
          <table:table-cell table:style-name="表2.A1" office:value-type="string">
            <text:p text:style-name="P40"/>
            <text:p text:style-name="P29">15</text:p>
          </table:table-cell>
          <table:table-cell table:style-name="表2.A1" office:value-type="string">
            <text:p text:style-name="P31">やった</text:p>
          </table:table-cell>
          <table:table-cell table:style-name="表2.A1" office:value-type="string">
            <text:list xml:id="list9084083187496943712" text:style-name="L4">
              <text:list-item>
                <text:p text:style-name="P147"><text:span text:style-name="T8">昨日のこと。東和の仕事、早く終わる。４時頃には、帰宅。その後、６時半過ぎぐらいまでか、</text:span><text:span text:style-name="T7">fx </text:span><text:span text:style-name="T8">の </text:span><text:span text:style-name="T7">prog </text:span><text:span text:style-name="T8">を行う。</text:span><text:span text:style-name="T7">tester </text:span><text:span text:style-name="T8">の、プログラミング。分かったこと、いくつかある。詳しくは、そのセッションの </text:span><text:span text:style-name="T7">doc </text:span><text:span text:style-name="T8">を見られたし。</text:span></text:p>
              </text:list-item>
              <text:list-item>
                <text:p text:style-name="P134">「空手体操」、続けている。</text:p>
                <text:list>
                  <text:list-item>
                    <text:p text:style-name="P134">今日は、シーンを書き留めた。</text:p>
                  </text:list-item>
                  <text:list-item>
                    <text:p text:style-name="P111">相手がこうやって迫ってくる。に対して、自分は、こう受けて、こう反撃する。それらの<text:soft-page-break/>動きを、漫画にして、書き記した。</text:p>
                  </text:list-item>
                </text:list>
              </text:list-item>
            </text:list>
          </table:table-cell>
        </table:table-row>
        <table:table-row>
          <table:table-cell table:style-name="表2.A1" office:value-type="string">
            <text:p text:style-name="P41"/>
            <text:p text:style-name="P40"/>
            <text:p text:style-name="P29">18</text:p>
          </table:table-cell>
          <table:table-cell table:style-name="表2.A1" office:value-type="string">
            <text:p text:style-name="P31">知ったこと</text:p>
          </table:table-cell>
          <table:table-cell table:style-name="表2.A1" office:value-type="string">
            <text:list xml:id="list2930942058024713261" text:style-name="L5">
              <text:list-item>
                <text:p text:style-name="P135">気づいたこと：夜の餌やり。行く時に、道を歩いている。その時感じたこと。</text:p>
                <text:list>
                  <text:list-item>
                    <text:p text:style-name="P135">頭を真っ直ぐに立てて、顔を前に向かせる。すると、とても身体が楽だ。そう気づいた。</text:p>
                  </text:list-item>
                  <text:list-item>
                    <text:p text:style-name="P135">顔を下に向ける。すると、頭が前に突出するのか、なぜかしら、身体が重く感じる。</text:p>
                  </text:list-item>
                  <text:list-item>
                    <text:p text:style-name="P135">前を向いて、頭を立てると、何かしら、上半身が軽くなるように感じる。</text:p>
                  </text:list-item>
                  <text:list-item>
                    <text:p text:style-name="P112">重心の有り様などを考慮すれば、もちろん、当然の結果かも知れないが。</text:p>
                  </text:list-item>
                </text:list>
              </text:list-item>
            </text:list>
          </table:table-cell>
        </table:table-row>
      </table:table>
      <text:p text:style-name="P2"/>
      <text:p text:style-name="Text_20_body"/>
      <text:p text:style-name="P17"> </text:p>
      <text:p text:style-name="Horizontal_20_Line"/>
      <text:p text:style-name="P16"> </text:p>
      <text:p text:style-name="P16"> </text:p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8">[/ 20190801_232946]</text:p>
      <text:p text:style-name="P1"><text:line-break/></text:p>
      <text:p text:style-name="P3">------------------------------------------------------------</text:p>
      <text:p text:style-name="P4">[20190805_230847]</text:p>
      <text:p text:style-name="P16">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9">1</text:p>
          </table:table-cell>
          <table:table-cell table:style-name="表3.A1" office:value-type="string">
            <text:p text:style-name="P31">天気</text:p>
          </table:table-cell>
          <table:table-cell table:style-name="表3.A1" office:value-type="string">
            <text:list xml:id="list6616437459531903939" text:style-name="L6">
              <text:list-item>
                <text:p text:style-name="P136">晴れ。暑い。雲あり。</text:p>
              </text:list-item>
              <text:list-item>
                <text:p text:style-name="P136">夜：雲、多い。８ぐらいか（１０が、曇天）</text:p>
              </text:list-item>
              <text:list-item>
                <text:p text:style-name="P113"><text:soft-page-break/>餌遣りの帰り、２０時１０分ぐらい。雲の切れ間、星が１つか２つ、見えた。</text:p>
              </text:list-item>
            </text:list>
          </table:table-cell>
        </table:table-row>
        <table:table-row>
          <table:table-cell table:style-name="表3.A1" office:value-type="string">
            <text:p text:style-name="P40"/>
            <text:p text:style-name="P29">2</text:p>
          </table:table-cell>
          <table:table-cell table:style-name="表3.A1" office:value-type="string">
            <text:p text:style-name="P31">餌やり</text:p>
          </table:table-cell>
          <table:table-cell table:style-name="表3.A1" office:value-type="string">
            <text:list xml:id="list1780720366403269622" text:style-name="L7">
              <text:list-item>
                <text:p text:style-name="P137">ミケは、向かいのマンションの、ゴミ置き場のすぐ上の窓の、すぐ下の、物置のような台。の上に、乗っていた。ニャアニャアと、鳴いている。</text:p>
                <text:list>
                  <text:list-item>
                    <text:p text:style-name="P137">近づくと、フーっと唸る。手を伸ばすと、台から飛び降りて、駐車場の方へ、階段を降りた。それ以降、行方、未確認。</text:p>
                  </text:list-item>
                </text:list>
              </text:list-item>
              <text:list-item>
                <text:p text:style-name="P137">ドンは、柵から出てくる。クロに続いて。先に、ドンを鉄階段の麓へ誘導。餌やり、撫で摩りを実施。その場でゴロンとしているのを残し、再び、擁壁へ。</text:p>
              </text:list-item>
              <text:list-item>
                <text:p text:style-name="P137">擁壁へ戻ると、ミケが、向かいのマンション敷地で、鳴いている。先に、ミケの方へ向かい始める。傍らに、クロが出てくる。クロを擁壁に上げる。そして、ミケのもとへ。それから先は、先のドンの文章にあるとおり。そして、戻ってクロを手当。擁壁の上で、クロの腰を摩ってあげる。</text:p>
              </text:list-item>
              <text:list-item>
                <text:p text:style-name="P114">クロは、舌をペロペロと口から出し入れする。私の指を、噛もうとする。ガブりと噛むのではなく、軽く歯を当てて、その後は、上下の歯を噛み合せた状態で、歯を指にぶつけてくる動き。</text:p>
              </text:list-item>
            </text:list>
          </table:table-cell>
        </table:table-row>
        <table:table-row>
          <table:table-cell table:style-name="表3.A1" office:value-type="string">
            <text:p text:style-name="P40"/>
            <text:p text:style-name="P29">3</text:p>
          </table:table-cell>
          <table:table-cell table:style-name="表3.A1" office:value-type="string">
            <text:p text:style-name="P31">身体しんたい</text:p>
          </table:table-cell>
          <table:table-cell table:style-name="表3.A1" office:value-type="string">
            <text:list xml:id="list2035045582511521862" text:style-name="L8">
              <text:list-item>
                <text:p text:style-name="P138">夕方の筋トレは、空手体操は、行わず。時間の不足。筋トレと、練功のみ。</text:p>
              </text:list-item>
              <text:list-item>
                <text:p text:style-name="P138">練功は、前回と同じく、両手を大きく収縮・拡大させる。</text:p>
              </text:list-item>
              <text:list-item>
                <text:p text:style-name="P115">手首の少し下の方まで、気の圧力を感じた。なので、その部位までを含めて、練功の拡大・縮小を行う。</text:p>
              </text:list-item>
            </text:list>
          </table:table-cell>
        </table:table-row>
        <table:table-row>
          <table:table-cell table:style-name="表3.A1" office:value-type="string">
            <text:p text:style-name="P40"/>
            <text:p text:style-name="P29">12</text:p>
          </table:table-cell>
          <table:table-cell table:style-name="表3.A1" office:value-type="string">
            <text:p text:style-name="P30">GT</text:p>
          </table:table-cell>
          <table:table-cell table:style-name="表3.A1" office:value-type="string">
            <text:list xml:id="list7134333521797296926" text:style-name="L9">
              <text:list-item>
                <text:p text:style-name="P139">前回のメモを見ながら、演奏。</text:p>
              </text:list-item>
              <text:list-item>
                <text:p text:style-name="P139">カポが、届く。夜、餌やりから戻ったあと、自室で、使ってみる。</text:p>
                <text:list>
                  <text:list-item>
                    <text:p text:style-name="P116"><text:soft-page-break/>問題が一つ。バレー部の梁。長さが、６弦全てに渡すには、短い。最後の１本に、届かず。ゴムバンド方式のもの、改めて購入か。</text:p>
                  </text:list-item>
                </text:list>
              </text:list-item>
            </text:list>
          </table:table-cell>
        </table:table-row>
        <table:table-row>
          <table:table-cell table:style-name="表3.A1" office:value-type="string">
            <text:p text:style-name="P41"/>
            <text:p text:style-name="P40"/>
            <text:p text:style-name="P29">13</text:p>
          </table:table-cell>
          <table:table-cell table:style-name="表3.A1" office:value-type="string">
            <text:p text:style-name="P31">デッサン</text:p>
          </table:table-cell>
          <table:table-cell table:style-name="表3.A1" office:value-type="string">
            <text:list xml:id="list5546899668799648021" text:style-name="L10">
              <text:list-item>
                <text:p text:style-name="P150"/>
              </text:list-item>
            </text:list>
          </table:table-cell>
        </table:table-row>
        <table:table-row>
          <table:table-cell table:style-name="表3.A1" office:value-type="string">
            <text:p text:style-name="P40"/>
            <text:p text:style-name="P29">14</text:p>
          </table:table-cell>
          <table:table-cell table:style-name="表3.A1" office:value-type="string">
            <text:p text:style-name="P30">lang</text:p>
          </table:table-cell>
          <table:table-cell table:style-name="表3.A1" office:value-type="string">
            <text:list xml:id="list5267462911997927033" text:style-name="L11">
              <text:list-item>
                <text:p text:style-name="P117">聖書ヘブライ語。イザヤの、第１章７節か、読んでいた。思ったこと。この聖書を書いた人たちは、過酷な国際環境で、生活していたのだな。「町が包囲される」とか、「城門が打ち砕かれる」とか。思うに、実際に、この人たちが経験したことを基に、こういう記述をしているのだろう。「寡婦たちの嘆きを、聞くものは誰もいない」とか。残酷、過酷。慰めようのない、荒廃。</text:p>
              </text:list-item>
            </text:list>
          </table:table-cell>
        </table:table-row>
        <table:table-row>
          <table:table-cell table:style-name="表3.A1" office:value-type="string">
            <text:p text:style-name="P40"/>
            <text:p text:style-name="P29">15</text:p>
          </table:table-cell>
          <table:table-cell table:style-name="表3.A1" office:value-type="string">
            <text:p text:style-name="P31">やった</text:p>
          </table:table-cell>
          <table:table-cell table:style-name="表3.A1" office:value-type="string">
            <text:list xml:id="list1476598447753274299" text:style-name="L12">
              <text:list-item>
                <text:p text:style-name="P151"/>
              </text:list-item>
            </text:list>
          </table:table-cell>
        </table:table-row>
        <table:table-row>
          <table:table-cell table:style-name="表3.A1" office:value-type="string">
            <text:p text:style-name="P40"/>
            <text:p text:style-name="P29">16</text:p>
          </table:table-cell>
          <table:table-cell table:style-name="表3.A1" office:value-type="string">
            <text:p text:style-name="P31">やらず</text:p>
          </table:table-cell>
          <table:table-cell table:style-name="表3.A1" office:value-type="string">
            <text:list xml:id="list98541722218148421" text:style-name="L13">
              <text:list-item>
                <text:p text:style-name="P152"/>
              </text:list-item>
            </text:list>
          </table:table-cell>
        </table:table-row>
        <table:table-row>
          <table:table-cell table:style-name="表3.A1" office:value-type="string">
            <text:p text:style-name="P40"/>
            <text:p text:style-name="P29">17</text:p>
          </table:table-cell>
          <table:table-cell table:style-name="表3.A1" office:value-type="string">
            <text:p text:style-name="P30">currency</text:p>
          </table:table-cell>
          <table:table-cell table:style-name="表3.A1" office:value-type="string">
            <text:list xml:id="list4219825248159269369" text:style-name="L14">
              <text:list-item>
                <text:p text:style-name="P127"><text:span text:style-name="T8">新しい関数。</text:span><text:span text:style-name="T7">TP</text:span><text:span text:style-name="T8">、</text:span><text:span text:style-name="T7">SL</text:span><text:span text:style-name="T8">の </text:span><text:span text:style-name="T7">list </text:span><text:span text:style-name="T8">を </text:span><text:span text:style-name="T7">param </text:span><text:span text:style-name="T8">として、それらの組み合わせの数々を、一度に実行する。未完。</text:span></text:p>
              </text:list-item>
            </text:list>
          </table:table-cell>
        </table:table-row>
      </table:table>
      <text:p text:style-name="Text_20_body"/>
      <text:p text:style-name="P17"> </text:p>
      <text:p text:style-name="Horizontal_20_Line"/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8">[/ 20190805_232714]</text:p>
      <text:p text:style-name="Text_20_body"><text:soft-page-break/></text:p>
      <text:p text:style-name="P3">------------------------------------------------------------</text:p>
      <text:p text:style-name="P4">[20190806_225235]</text:p>
      <text:p text:style-name="P16">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9">1</text:p>
          </table:table-cell>
          <table:table-cell table:style-name="表4.A1" office:value-type="string">
            <text:p text:style-name="P31">天気</text:p>
          </table:table-cell>
          <table:table-cell table:style-name="表4.A1" office:value-type="string">
            <text:list xml:id="list4289464220772702272" text:style-name="L15">
              <text:list-item>
                <text:p text:style-name="P118">晴れ。雲あり。暑い。部屋の中、３８度は、行っていないか。（温度計確認、してはいない）</text:p>
              </text:list-item>
            </text:list>
          </table:table-cell>
        </table:table-row>
        <table:table-row>
          <table:table-cell table:style-name="表4.A1" office:value-type="string">
            <text:p text:style-name="P40"/>
            <text:p text:style-name="P29">2</text:p>
          </table:table-cell>
          <table:table-cell table:style-name="表4.A1" office:value-type="string">
            <text:p text:style-name="P31">餌やり</text:p>
          </table:table-cell>
          <table:table-cell table:style-name="表4.A1" office:value-type="string">
            <text:list xml:id="list2281722667316795014" text:style-name="L16">
              <text:list-item>
                <text:p text:style-name="P140">ドンは、鉄階段から、降りてきた。</text:p>
              </text:list-item>
              <text:list-item>
                <text:p text:style-name="P140">先に、ドンに餌やり。而後、地面に寝そべったドンを、撫でさすり。ミケが鳴き始める。ドンを置いて、擁壁へ向かう。</text:p>
              </text:list-item>
              <text:list-item>
                <text:p text:style-name="P140">ミケが、擁壁の上にいる。よかったと、安堵する。クロもいる。両者に、固形を差し出す。</text:p>
              </text:list-item>
              <text:list-item>
                <text:p text:style-name="P140">食べ始めたが、クロを、前足を掴んで、地面へ下ろす。足を掴んだとき、足を引くようにして、抵抗を示す。しかし、フーと、唸りはしない。</text:p>
              </text:list-item>
              <text:list-item>
                <text:p text:style-name="P119">地面の上で、腰を摩る。例によって、口をピチャピチャさせる。</text:p>
              </text:list-item>
            </text:list>
          </table:table-cell>
        </table:table-row>
        <table:table-row>
          <table:table-cell table:style-name="表4.A1" office:value-type="string">
            <text:p text:style-name="P40"/>
            <text:p text:style-name="P29">10</text:p>
          </table:table-cell>
          <table:table-cell table:style-name="表4.A1" office:value-type="string">
            <text:p text:style-name="P31">その他</text:p>
          </table:table-cell>
          <table:table-cell table:style-name="表4.A1" office:value-type="string">
            <text:list xml:id="list6116033755048328467" text:style-name="L17">
              <text:list-item>
                <text:p text:style-name="P141">宮沢賢治の詩集。読んでいる。「春と修羅」。今日読んだのは、「青森挽歌」。彼の妹の、さちこさんか、その人の死に関する記述が、入っている。</text:p>
                <text:list>
                  <text:list-item>
                    <text:p text:style-name="P141">夢遊病者が、夢で見た内容を、そのまま言葉にしたような。そんな感想を抱く。「銀色の空気に触れて」とか、「鼓動は、真っ白なエーテルの底を跳ね回る」といったような、幻想的な表現。</text:p>
                  </text:list-item>
                  <text:list-item>
                    <text:p text:style-name="P120">そして、それらの表現が、しかし、まったくデタラメに、ただ列挙されているのではなく、表現の幻想性は、要所要所で、クッと、抑制され、別のテーマへ、詩の動点は、遷移していく。小気味良く。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4.A1" office:value-type="string">
            <text:p text:style-name="P41"/>
            <text:p text:style-name="P40"/>
            <text:p text:style-name="P29">11</text:p>
          </table:table-cell>
          <table:table-cell table:style-name="表4.A1" office:value-type="string">
            <text:p text:style-name="P31">思い出したこと</text:p>
          </table:table-cell>
          <table:table-cell table:style-name="表4.A1" office:value-type="string">
            <text:list xml:id="list2734861656280853927" text:style-name="L18">
              <text:list-item>
                <text:p text:style-name="P153"/>
              </text:list-item>
            </text:list>
          </table:table-cell>
        </table:table-row>
        <table:table-row>
          <table:table-cell table:style-name="表4.A1" office:value-type="string">
            <text:p text:style-name="P40"/>
            <text:p text:style-name="P29">12</text:p>
          </table:table-cell>
          <table:table-cell table:style-name="表4.A1" office:value-type="string">
            <text:p text:style-name="P30">KB</text:p>
          </table:table-cell>
          <table:table-cell table:style-name="表4.A1" office:value-type="string">
            <text:list xml:id="list7688660414658321223" text:style-name="L19">
              <text:list-item>
                <text:p text:style-name="P142">ギター。演奏した。前回のメモを見ながら、再度、セッションに書いてあるフレーズを、再演奏。</text:p>
              </text:list-item>
              <text:list-item>
                <text:p text:style-name="P121">演奏家になるのが、目的ではない。いわゆる、「上手く」演奏する、というイメージ。それを目指しても、世の中に、何の価値があるか？そもそも、俺自身は、そのイメージどうりを遂行できたとしても、空疎な心境が残るだけ。だと、推測する。</text:p>
              </text:list-item>
            </text:list>
          </table:table-cell>
        </table:table-row>
        <table:table-row>
          <table:table-cell table:style-name="表4.A1" office:value-type="string">
            <text:p text:style-name="P40"/>
            <text:p text:style-name="P29">13</text:p>
          </table:table-cell>
          <table:table-cell table:style-name="表4.A1" office:value-type="string">
            <text:p text:style-name="P31">デッサン</text:p>
          </table:table-cell>
          <table:table-cell table:style-name="表4.A1" office:value-type="string">
            <text:list xml:id="list7494825061821155415" text:style-name="L20">
              <text:list-item>
                <text:p text:style-name="P154"/>
              </text:list-item>
            </text:list>
          </table:table-cell>
        </table:table-row>
        <table:table-row>
          <table:table-cell table:style-name="表4.A1" office:value-type="string">
            <text:p text:style-name="P40"/>
            <text:p text:style-name="P29">14</text:p>
          </table:table-cell>
          <table:table-cell table:style-name="表4.A1" office:value-type="string">
            <text:p text:style-name="P30">lang</text:p>
          </table:table-cell>
          <table:table-cell table:style-name="表4.A1" office:value-type="string">
            <text:list xml:id="list7296596772640374756" text:style-name="L21">
              <text:list-item>
                <text:p text:style-name="P128"><text:span text:style-name="T7">Arabic</text:span><text:span text:style-name="T8">は、</text:span><text:span text:style-name="T7">filasteen.com</text:span><text:span text:style-name="T8">のページは、翻訳したものを読むだけ。別に、</text:span><text:span text:style-name="T7">hepress.com</text:span><text:span text:style-name="T8">というサイトの記事。これを読む。以上のような扱い方は、今日が初めて。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40"/>
            <text:p text:style-name="P29">15</text:p>
          </table:table-cell>
          <table:table-cell table:style-name="表4.A1" office:value-type="string">
            <text:p text:style-name="P31">やった</text:p>
          </table:table-cell>
          <table:table-cell table:style-name="表4.A1" office:value-type="string">
            <text:list xml:id="list7200820708103391245" text:style-name="L22">
              <text:list-item>
                <text:p text:style-name="P155"/>
              </text:list-item>
            </text:list>
          </table:table-cell>
        </table:table-row>
        <table:table-row>
          <table:table-cell table:style-name="表4.A1" office:value-type="string">
            <text:p text:style-name="P40"/>
            <text:p text:style-name="P29">16</text:p>
          </table:table-cell>
          <table:table-cell table:style-name="表4.A1" office:value-type="string">
            <text:p text:style-name="P31">やらず</text:p>
          </table:table-cell>
          <table:table-cell table:style-name="表4.A1" office:value-type="string">
            <text:list xml:id="list5499450277291759491" text:style-name="L23">
              <text:list-item>
                <text:p text:style-name="P156"/>
              </text:list-item>
            </text:list>
          </table:table-cell>
        </table:table-row>
        <table:table-row>
          <table:table-cell table:style-name="表4.A1" office:value-type="string">
            <text:p text:style-name="P40"/>
            <text:p text:style-name="P29">17</text:p>
          </table:table-cell>
          <table:table-cell table:style-name="表4.A1" office:value-type="string">
            <text:p text:style-name="P30">currency</text:p>
          </table:table-cell>
          <table:table-cell table:style-name="表4.A1" office:value-type="string">
            <text:list xml:id="list2040274971033621201" text:style-name="L24">
              <text:list-item>
                <text:p text:style-name="P129"><text:span text:style-name="T7">TP</text:span><text:span text:style-name="T8">、</text:span><text:span text:style-name="T7">SL</text:span><text:span text:style-name="T8">。</text:span><text:span text:style-name="T7">SL</text:span><text:span text:style-name="T8">はそのまま、</text:span><text:span text:style-name="T7">TP</text:span><text:span text:style-name="T8">を、徐々に変化させて、</text:span><text:span text:style-name="T7">cntOf_TP,_SL</text:span><text:span text:style-name="T8">の値の変化を見る。　</text:span><text:span text:style-name="T7">=&gt;</text:span><text:span text:style-name="T8">　</text:span><text:span text:style-name="T7">TP</text:span><text:span text:style-name="T8">が上がるに応じて、</text:span><text:span text:style-name="T7">cntOf_TP</text:span><text:span text:style-name="T8">の値は、減少する。</text:span></text:p>
              </text:list-item>
            </text:list>
          </table:table-cell>
        </table:table-row>
      </table:table>
      <text:p text:style-name="Text_20_body"/>
      <text:p text:style-name="P17"> </text:p>
      <text:p text:style-name="Horizontal_20_Line"/>
      <text:p text:style-name="P16"> </text:p>
      <text:p text:style-name="P16"> </text:p>
      <text:p text:style-name="P16"><text:soft-page-break/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8">[/ 0:20]</text:p>
      <text:p text:style-name="Text_20_body"/>
      <text:p text:style-name="P3">------------------------------------------------------------</text:p>
      <text:p text:style-name="P4">[20190807_232712]</text:p>
      <text:p text:style-name="P16">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29">1</text:p>
          </table:table-cell>
          <table:table-cell table:style-name="表5.A1" office:value-type="string">
            <text:p text:style-name="P31">天気</text:p>
          </table:table-cell>
          <table:table-cell table:style-name="表5.A1" office:value-type="string">
            <text:list xml:id="list1597248870382334752" text:style-name="L25">
              <text:list-item>
                <text:p text:style-name="P157"/>
              </text:list-item>
            </text:list>
          </table:table-cell>
        </table:table-row>
        <table:table-row>
          <table:table-cell table:style-name="表5.A1" office:value-type="string">
            <text:p text:style-name="P40"/>
            <text:p text:style-name="P29">2</text:p>
          </table:table-cell>
          <table:table-cell table:style-name="表5.A1" office:value-type="string">
            <text:p text:style-name="P31">餌やり</text:p>
          </table:table-cell>
          <table:table-cell table:style-name="表5.A1" office:value-type="string">
            <text:list xml:id="list9038532534999751562" text:style-name="L26">
              <text:list-item>
                <text:p text:style-name="P143">ドンは、小学校の体育館の、柵の内側にいた。公園に入っていったら、ニャーと、鳴きながら出てきた。</text:p>
              </text:list-item>
              <text:list-item>
                <text:p text:style-name="P143">昨日と同じ、ドンを先。餌を上げて、地面にゴロリの状態で、首の後ろを揉んであげる。ミケの鳴き声も、固形を上げている最中に聞こえていた。なので、首揉みは、少しだけ。ドンをその場に残して、擁壁へ。</text:p>
              </text:list-item>
              <text:list-item>
                <text:p text:style-name="P143">２匹ともいる。固形を擁壁の上へ。クロは、初めから地面の上にいる。なので、固形を置いたあと、地面にて、腰摩りを始める。ワンセッション、実行。くぎりの目安は、クロが、摩りの手を、自ら離れて、小回りを始めるまで。</text:p>
              </text:list-item>
              <text:list-item>
                <text:p text:style-name="P143">今日は、ワンセッションのあと、擁壁の上で、続きの摩りをやろうと思い、クロを抱えて、擁壁の上へ載せる。腰を続けて摩ろうとしたら、クロは、サササと、ミケの向こう側へ歩き移る。なので、摩りは終わりにして、クロにも、固形をあげる。</text:p>
              </text:list-item>
              <text:list-item>
                <text:p text:style-name="P122">クロを地面にて摩っている時に、すでに、ドンは、鉄階段と擁壁の中間点辺りに出張ってきて、寝そべっている。</text:p>
              </text:list-item>
            </text:list>
          </table:table-cell>
        </table:table-row>
        <text:soft-page-break/>
        <table:table-row>
          <table:table-cell table:style-name="表5.A1" office:value-type="string">
            <text:p text:style-name="P40"/>
            <text:p text:style-name="P29">7</text:p>
          </table:table-cell>
          <table:table-cell table:style-name="表5.A1" office:value-type="string">
            <text:p text:style-name="P31">始めた</text:p>
          </table:table-cell>
          <table:table-cell table:style-name="表5.A1" office:value-type="string">
            <text:list xml:id="list4667868286598350260" text:style-name="L27">
              <text:list-item>
                <text:p text:style-name="P144">餌遣りを終えてから、また、セミの蛹の救助に向かう。２回目。公園の中の、運動場。の、西側。電灯の周り。セミの蛹たちが、もぞもぞと、這っている。電灯の光に囚われているのか、運動場の上へ、這い出して来ている。それらの蛹たちを、手に取って、近くの樹木の幹に、そっと移す。</text:p>
                <text:list>
                  <text:list-item>
                    <text:p text:style-name="P144">前回は、初めの頃、一匹一匹、掴んで、木に移していた。途中から、一度に３匹ぐらいを、手のひらに載せて、樹木へ向かうように変えた。</text:p>
                  </text:list-item>
                  <text:list-item>
                    <text:p text:style-name="P130"><text:span text:style-name="T8">今回は、一度に３匹を、３回ぐらい、こなしたか。つまり、３</text:span><text:span text:style-name="T7">X</text:span><text:span text:style-name="T8">３で、９匹。</text:span></text:p>
                  </text:list-item>
                </text:list>
              </text:list-item>
            </text:list>
          </table:table-cell>
        </table:table-row>
        <table:table-row>
          <table:table-cell table:style-name="表5.A1" office:value-type="string">
            <text:p text:style-name="P40"/>
            <text:p text:style-name="P29">10</text:p>
          </table:table-cell>
          <table:table-cell table:style-name="表5.A1" office:value-type="string">
            <text:p text:style-name="P31">その他</text:p>
          </table:table-cell>
          <table:table-cell table:style-name="表5.A1" office:value-type="string">
            <text:list xml:id="list1494349538504597693" text:style-name="L28">
              <text:list-item>
                <text:p text:style-name="P148"><text:span text:style-name="T8">お酒。眞露を飲んでいる。一昨日か、いや、昨日か、東急で買ってきた。７００</text:span><text:span text:style-name="T7">ML</text:span><text:span text:style-name="T8">の、ビン入りのもの。２リットルのペットも置いている。今は、このビンタイプのものを選んだ。</text:span></text:p>
                <text:list>
                  <text:list-item>
                    <text:p text:style-name="P145">日本政府が、韓国を攻撃している。なので、私は、眞露を買うことで、韓国を応援する。</text:p>
                  </text:list-item>
                </text:list>
              </text:list-item>
              <text:list-item>
                <text:p text:style-name="P131"><text:span text:style-name="T8">本。「水辺の</text:span><text:span text:style-name="T7">...</text:span><text:span text:style-name="T8">」を読んでいる。今日は、読んでいる途中に、再び、ペガススのホームページを閲覧。そこに載っている植物を、ウェブで調べる。例えば、「ホオノキ」。そして、「カワラナデシコ」</text:span></text:p>
              </text:list-item>
            </text:list>
          </table:table-cell>
        </table:table-row>
        <table:table-row>
          <table:table-cell table:style-name="表5.A1" office:value-type="string">
            <text:p text:style-name="P40"/>
            <text:p text:style-name="P29">11</text:p>
          </table:table-cell>
          <table:table-cell table:style-name="表5.A1" office:value-type="string">
            <text:p text:style-name="P31">思い出したこと</text:p>
          </table:table-cell>
          <table:table-cell table:style-name="表5.A1" office:value-type="string">
            <text:list xml:id="list3650443865293840017" text:style-name="L29">
              <text:list-item>
                <text:p text:style-name="P158"/>
              </text:list-item>
            </text:list>
          </table:table-cell>
        </table:table-row>
        <table:table-row>
          <table:table-cell table:style-name="表5.A1" office:value-type="string">
            <text:p text:style-name="P40"/>
            <text:p text:style-name="P29">12</text:p>
          </table:table-cell>
          <table:table-cell table:style-name="表5.A1" office:value-type="string">
            <text:p text:style-name="P30">GT</text:p>
          </table:table-cell>
          <table:table-cell table:style-name="表5.A1" office:value-type="string">
            <text:list xml:id="list8450275368968696158" text:style-name="L30">
              <text:list-item>
                <text:p text:style-name="P123">ギター。続けている。カポを使った小曲、いくつか作った。</text:p>
              </text:list-item>
            </text:list>
          </table:table-cell>
        </table:table-row>
        <table:table-row>
          <table:table-cell table:style-name="表5.A1" office:value-type="string">
            <text:p text:style-name="P40"/>
            <text:p text:style-name="P29">13</text:p>
          </table:table-cell>
          <table:table-cell table:style-name="表5.A1" office:value-type="string">
            <text:p text:style-name="P31">デッサン</text:p>
          </table:table-cell>
          <table:table-cell table:style-name="表5.A1" office:value-type="string">
            <text:list xml:id="list2830448237481685762" text:style-name="L31">
              <text:list-item>
                <text:p text:style-name="P159"/>
              </text:list-item>
            </text:list>
          </table:table-cell>
        </table:table-row>
        <text:soft-page-break/>
        <table:table-row>
          <table:table-cell table:style-name="表5.A1" office:value-type="string">
            <text:p text:style-name="P40"/>
            <text:p text:style-name="P29">14</text:p>
          </table:table-cell>
          <table:table-cell table:style-name="表5.A1" office:value-type="string">
            <text:p text:style-name="P30">lang</text:p>
          </table:table-cell>
          <table:table-cell table:style-name="表5.A1" office:value-type="string">
            <text:list xml:id="list4062918628392357168" text:style-name="L32">
              <text:list-item>
                <text:p text:style-name="P149"><text:span text:style-name="T8">ロシア語。「</text:span><text:span text:style-name="T7">CO2</text:span><text:span text:style-name="T8">の空気中捕獲」に関連した記事、読んでいる。</text:span></text:p>
                <text:list>
                  <text:list-item>
                    <text:p text:style-name="P149"><text:span text:style-name="T8">実際、</text:span><text:span text:style-name="T7">CO2</text:span><text:span text:style-name="T8">をなんとか手当する目処がつかないのなら、他に、どんな素敵な技術を用意し</text:span><text:span text:style-name="T8">たところで、人類がすでに終わっている真実は、１ミリも変わらない。</text:span></text:p>
                  </text:list-item>
                  <text:list-item>
                    <text:p text:style-name="P124">なのに、そのような全体像の中にいて、なお、それらの「素敵な技術」に、ワーワーと群がることに、何の意味があるんだ？</text:p>
                  </text:list-item>
                </text:list>
              </text:list-item>
            </text:list>
          </table:table-cell>
        </table:table-row>
      </table:table>
      <text:p text:style-name="Text_20_body"/>
      <text:p text:style-name="P17"> </text:p>
      <text:p text:style-name="Horizontal_20_Line"/>
      <text:p text:style-name="P16"> </text:p>
      <text:p text:style-name="P16"> </text:p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8">[/ 20190807_234817]</text:p>
      <text:p text:style-name="Text_20_body"/>
      <text:p text:style-name="P3">------------------------------------------------------------</text:p>
      <text:p text:style-name="P4">[20190809_234819]</text:p>
      <text:p text:style-name="P16">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29">1</text:p>
          </table:table-cell>
          <table:table-cell table:style-name="表6.A1" office:value-type="string">
            <text:p text:style-name="P31">天気</text:p>
          </table:table-cell>
          <table:table-cell table:style-name="表6.A1" office:value-type="string">
            <text:list xml:id="list722777615507299365" text:style-name="L33">
              <text:list-item>
                <text:p text:style-name="P160"/>
              </text:list-item>
            </text:list>
          </table:table-cell>
        </table:table-row>
        <table:table-row>
          <table:table-cell table:style-name="表6.A1" office:value-type="string">
            <text:p text:style-name="P40"/>
            <text:p text:style-name="P29">2</text:p>
          </table:table-cell>
          <table:table-cell table:style-name="表6.A1" office:value-type="string">
            <text:p text:style-name="P31">餌やり</text:p>
          </table:table-cell>
          <table:table-cell table:style-name="表6.A1" office:value-type="string">
            <text:list xml:id="list891667654003508169" text:style-name="L34">
              <text:list-item>
                <text:p text:style-name="P146">クロ。下に降りてくる。擁壁の上に戻す。そのまま、餌遣りの定位置へ向かおうとする。取らまえて、その場で腰摩りを始める。舌をペロペロし始める。</text:p>
              </text:list-item>
              <text:list-item>
                <text:p text:style-name="P146">ドン。初めから、擁壁の上にいる。フェンスの、向こう側。こちら側には、ミケとクロ。</text:p>
              </text:list-item>
              <text:list-item>
                <text:p text:style-name="P146"><text:soft-page-break/>ミケたち２匹を、擁壁の、歩道側へ誘導する。ドンが擁壁から降りやすくするため。</text:p>
              </text:list-item>
              <text:list-item>
                <text:p text:style-name="P146">ドンは、フェンスの内側に入り、歩道側の壁を歩いて、公園の中へ入る。そのまま、定位置の樹木の向こう側で、寝そべって待っている。</text:p>
              </text:list-item>
              <text:list-item>
                <text:p text:style-name="P146">ミケたちに、固形とペーストをあげる。の後、ドンを促して、鉄階段の袂へ。ドンに固形を施与。２階、追加を行った。多く食べる。</text:p>
              </text:list-item>
              <text:list-item>
                <text:p text:style-name="P125">固形のあと、例によって、首揉みをしてあげようと待っていた。しかし、食事完了ご、ドンは、階段を上がっていった。運動場で、子供たちが走り回っている。彼らの存在が、ドンの振る舞いの原因か。</text:p>
              </text:list-item>
            </text:list>
          </table:table-cell>
        </table:table-row>
        <table:table-row>
          <table:table-cell table:style-name="表6.A1" office:value-type="string">
            <text:p text:style-name="P40"/>
            <text:p text:style-name="P29">12</text:p>
          </table:table-cell>
          <table:table-cell table:style-name="表6.A1" office:value-type="string">
            <text:p text:style-name="P30">GT</text:p>
          </table:table-cell>
          <table:table-cell table:style-name="表6.A1" office:value-type="string">
            <text:list xml:id="list1897271296597419845" text:style-name="L35">
              <text:list-item>
                <text:p text:style-name="P126">ギター。東和現場から帰宅後、演奏。アルペジオ。カポの利用。</text:p>
              </text:list-item>
            </text:list>
          </table:table-cell>
        </table:table-row>
      </table:table>
      <text:p text:style-name="Text_20_body"/>
      <text:p text:style-name="P17"> </text:p>
      <text:p text:style-name="Horizontal_20_Line"/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8">[/ 20190809_235942]</text:p>
      <text:p text:style-name="Text_20_body"/>
      <text:p text:style-name="P21"/>
      <text:p text:style-name="P3">------------------------------------------------------------</text:p>
      <text:p text:style-name="P4">[20190810_233039]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Table_20_Contents">1</text:p>
          </table:table-cell>
          <table:table-cell table:style-name="表7.B1" office:value-type="string">
            <text:p text:style-name="Table_20_Contents">天気</text:p>
          </table:table-cell>
          <table:table-cell table:style-name="表7.C1" office:value-type="string">
            <text:list xml:id="list5903663289777172324" text:style-name="L36">
              <text:list-item>
                <text:p text:style-name="P44">晴れ。雲あり。</text:p>
              </text:list-item>
            </text:list>
          </table:table-cell>
        </table:table-row>
        <table:table-row>
          <table:table-cell table:style-name="表7.A2" office:value-type="float" office:value="2">
            <text:p text:style-name="Table_20_Contents">2</text:p>
          </table:table-cell>
          <table:table-cell table:style-name="表7.B2" office:value-type="string">
            <text:p text:style-name="Table_20_Contents">餌やり</text:p>
          </table:table-cell>
          <table:table-cell table:style-name="表7.C2" office:value-type="string">
            <text:list xml:id="list4233681661256221019" text:style-name="L37">
              <text:list-item>
                <text:p text:style-name="P45">ドン。南側の、歩道へ通じる階段。の、東側。から、ニャニャニャ、と、走り出てきた。続いて、擁壁の側の樹木の、北側の地面。お馴染みの場所だが、そこで、ゴロリと寝そ<text:soft-page-break/>べる。</text:p>
              </text:list-item>
              <text:list-item>
                <text:p text:style-name="P45">ミケとクロ。初めから、擁壁の上にいる。ミケに、固形あげる。続いてクロにあげようとしたが、思いついて、ミケの後方、歩道よりの擁壁の場所へ、私は移動。そこの、擁壁の天面を叩く。クロに、こっち来な、と、呼びかける。</text:p>
              </text:list-item>
              <text:list-item>
                <text:p text:style-name="P45">クロは、少し思案げに佇む。そして、私の方へ来る。腰を摩って上げる。口のピチャピチャ、始める。続けて、地面へ降りてくる。擁壁の上で済まそうと意図したが、いかんせん、地面にて、クロの腰を摩る。</text:p>
              </text:list-item>
              <text:list-item>
                <text:p text:style-name="P45">ドンは、固形を、鉄階段の袂で食べる。続けて、地面に寝転がる。傍らへ寄って、首を揉んで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Table_20_Contents">3</text:p>
          </table:table-cell>
          <table:table-cell table:style-name="表7.B2" office:value-type="string">
            <text:p text:style-name="Table_20_Contents"><text:ruby text:style-name="Ru1"><text:ruby-base>身体</text:ruby-base><text:ruby-text>しんたい</text:ruby-text></text:ruby><text:span text:style-name="T10">しんたい</text:span>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4">
            <text:p text:style-name="Table_20_Contents">4</text:p>
          </table:table-cell>
          <table:table-cell table:style-name="表7.B2" office:value-type="string">
            <text:p text:style-name="Table_20_Contents">思ったこと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5">
            <text:p text:style-name="Table_20_Contents">5</text:p>
          </table:table-cell>
          <table:table-cell table:style-name="表7.B2" office:value-type="string">
            <text:p text:style-name="Table_20_Contents">出来事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6">
            <text:p text:style-name="Table_20_Contents">6</text:p>
          </table:table-cell>
          <table:table-cell table:style-name="表7.B2" office:value-type="string">
            <text:p text:style-name="Table_20_Contents">止めた / 止めよう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7">
            <text:p text:style-name="Table_20_Contents">7</text:p>
          </table:table-cell>
          <table:table-cell table:style-name="表7.B2" office:value-type="string">
            <text:p text:style-name="Table_20_Contents">始めた</text:p>
          </table:table-cell>
          <table:table-cell table:style-name="表7.C2" office:value-type="string">
            <text:list xml:id="list1812573339043426284" text:style-name="L38">
              <text:list-item>
                <text:p text:style-name="P46">眞露の寝酒。いまも、書きながら、飲んでいる。氷を、台所で仕入れる。ビニル袋に入れる。そのビニル袋を、今度は、水筒用の、保冷袋に入れる。そして、２階の自室へ持ってくる。氷を一粒、その袋から取り出す。グラスへ入れる。そして、眞露を注ぐ。</text:p>
              </text:list-item>
              <text:list-item>
                <text:p text:style-name="P46">眞露は、おとといか、また買ってきた。今度は、ペットボトル入りのもの。１８００ミリリットル。１，４００円ぐらい、税込で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32">8</text:p>
          </table:table-cell>
          <table:table-cell table:style-name="表7.B2" office:value-type="string">
            <text:p text:style-name="Table_20_Contents">気づいた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9">
            <text:p text:style-name="Table_20_Contents">9</text:p>
          </table:table-cell>
          <table:table-cell table:style-name="表7.B2" office:value-type="string">
            <text:p text:style-name="Table_20_Contents">新しい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0">
            <text:p text:style-name="Table_20_Contents">10</text:p>
          </table:table-cell>
          <table:table-cell table:style-name="表7.B2" office:value-type="string">
            <text:p text:style-name="Table_20_Contents">その他</text:p>
          </table:table-cell>
          <table:table-cell table:style-name="表7.C2" office:value-type="string">
            <text:list xml:id="list6864956341431360590" text:style-name="L39">
              <text:list-item>
                <text:p text:style-name="P47">神戸の、美浜区か。朝日のウェブサイトに載っていた記事。同地区で、共産党の比例区に入れた人たち。選挙結果が、同地区からは、共産党への投票がゼロ。その結果はおかしいと、選管に抗議をしている、という内容。</text:p>
              </text:list-item>
            </text:list>
          </table:table-cell>
        </table:table-row>
        <table:table-row>
          <table:table-cell table:style-name="表7.A2" office:value-type="float" office:value="11">
            <text:p text:style-name="Table_20_Contents">11</text:p>
          </table:table-cell>
          <table:table-cell table:style-name="表7.B2" office:value-type="string">
            <text:p text:style-name="Table_20_Contents">思い出したこと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2">
            <text:p text:style-name="Table_20_Contents">12</text:p>
          </table:table-cell>
          <table:table-cell table:style-name="表7.B2" office:value-type="string">
            <text:p text:style-name="Table_20_Contents">KB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3">
            <text:p text:style-name="Table_20_Contents">13</text:p>
          </table:table-cell>
          <table:table-cell table:style-name="表7.B2" office:value-type="string">
            <text:p text:style-name="Table_20_Contents">デッサン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4">
            <text:p text:style-name="Table_20_Contents">14</text:p>
          </table:table-cell>
          <table:table-cell table:style-name="表7.B2" office:value-type="string">
            <text:p text:style-name="Table_20_Contents">lang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5">
            <text:p text:style-name="Table_20_Contents">15</text:p>
          </table:table-cell>
          <table:table-cell table:style-name="表7.B2" office:value-type="string">
            <text:p text:style-name="Table_20_Contents">やった</text:p>
          </table:table-cell>
          <table:table-cell table:style-name="表7.C2" office:value-type="string">
            <text:list xml:id="list2197032866056507123" text:style-name="L40">
              <text:list-item>
                <text:p text:style-name="P48">昨日。消費税増税反対の請願。の、署名。共産党のサイトからDLして、セブンで印刷。帰ってから、自署。お母さんにも、話しをして、自署してもらう。その夜、つまり、昨夜、餌遣りに行く途中、交差点脇の郵便ポストへ寄って、投函。</text:p>
              </text:list-item>
            </text:list>
          </table:table-cell>
        </table:table-row>
        <table:table-row>
          <table:table-cell table:style-name="表7.A2" office:value-type="float" office:value="16">
            <text:p text:style-name="Table_20_Contents">16</text:p>
          </table:table-cell>
          <table:table-cell table:style-name="表7.B2" office:value-type="string">
            <text:p text:style-name="Table_20_Contents">やらず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7">
            <text:p text:style-name="Table_20_Contents">17</text:p>
          </table:table-cell>
          <table:table-cell table:style-name="表7.B2" office:value-type="string">
            <text:p text:style-name="Table_20_Contents">currency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18">
            <text:p text:style-name="Table_20_Contents">18</text:p>
          </table:table-cell>
          <table:table-cell table:style-name="表7.B2" office:value-type="string">
            <text:p text:style-name="Table_20_Contents">知ったこと</text:p>
          </table:table-cell>
          <table:table-cell table:style-name="表7.C2" office:value-type="string">
            <text:p text:style-name="Table_20_Contents"/>
          </table:table-cell>
        </table:table-row>
        <text:soft-page-break/>
        <table:table-row>
          <table:table-cell table:style-name="表7.A2" office:value-type="float" office:value="19">
            <text:p text:style-name="Table_20_Contents">19</text:p>
          </table:table-cell>
          <table:table-cell table:style-name="表7.B2" office:value-type="string">
            <text:p text:style-name="Table_20_Contents">やろう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20">
            <text:p text:style-name="Table_20_Contents">20</text:p>
          </table:table-cell>
          <table:table-cell table:style-name="表7.B2" office:value-type="string">
            <text:p text:style-name="Table_20_Contents">ゴール</text:p>
          </table:table-cell>
          <table:table-cell table:style-name="表7.C2" office:value-type="string">
            <text:p text:style-name="Table_20_Contents"/>
          </table:table-cell>
        </table:table-row>
        <table:table-row>
          <table:table-cell table:style-name="表7.A2" office:value-type="float" office:value="21">
            <text:p text:style-name="Table_20_Contents">21</text:p>
          </table:table-cell>
          <table:table-cell table:style-name="表7.B2" office:value-type="string">
            <text:p text:style-name="Table_20_Contents">アファメ</text:p>
          </table:table-cell>
          <table:table-cell table:style-name="表7.C2" office:value-type="string">
            <text:p text:style-name="Table_20_Contents"/>
          </table:table-cell>
        </table:table-row>
      </table:table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8">[/ 20190810_234257]</text:p>
      <text:p text:style-name="P16"/>
      <text:p text:style-name="P21"/>
      <text:p text:style-name="P3">------------------------------------------------------------</text:p>
      <text:p text:style-name="P4">[20190811_231338]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Table_20_Contents">1</text:p>
          </table:table-cell>
          <table:table-cell table:style-name="表8.B1" office:value-type="string">
            <text:p text:style-name="Table_20_Contents">天気</text:p>
          </table:table-cell>
          <table:table-cell table:style-name="表8.C1" office:value-type="string">
            <text:list xml:id="list2881673034083215710" text:style-name="L41">
              <text:list-item>
                <text:p text:style-name="P49">晴れ。雲あり。</text:p>
              </text:list-item>
              <text:list-item>
                <text:p text:style-name="P49">夜間、日暮れ後しばらくしてから、降雨。ちょうど餌遣りに行く時、玄関に立つ。外で、パラパラという音。ドアを開ける。雨がボタボタと降り落ちている。</text:p>
                <text:list>
                  <text:list-item>
                    <text:p text:style-name="P49">西の空を見る。雲は、頭上から広く覆っている。しかし、西の空の端は、空が見えている。</text:p>
                  </text:list-item>
                </text:list>
              </text:list-item>
              <text:list-item>
                <text:p text:style-name="P49"/>
              </text:list-item>
            </text:list>
          </table:table-cell>
        </table:table-row>
        <table:table-row>
          <table:table-cell table:style-name="表8.A2" office:value-type="float" office:value="2">
            <text:p text:style-name="Table_20_Contents">2</text:p>
          </table:table-cell>
          <table:table-cell table:style-name="表8.B2" office:value-type="string">
            <text:p text:style-name="Table_20_Contents">餌やり</text:p>
          </table:table-cell>
          <table:table-cell table:style-name="表8.C2" office:value-type="string">
            <text:list xml:id="list4313461538113103389" text:style-name="L42">
              <text:list-item>
                <text:p text:style-name="P50">傘を差して、歩く。ドンは、擁壁向かいの樹木から、走ってくる。先に、ドンに餌やり。首揉みをしばらく。そして、擁壁へ。</text:p>
              </text:list-item>
              <text:list-item>
                <text:p text:style-name="P50">擁壁の前に、クロがいる。すでに、地面に降りている。クゥクゥと、鳴く。腰摩りを始める。</text:p>
              </text:list-item>
              <text:list-item>
                <text:p text:style-name="P50">今夜は、摩ると、すぐにゴロリと倒れる。ゴロゴロをやっている。</text:p>
              </text:list-item>
              <text:list-item>
                <text:p text:style-name="P50">遠くで、向かいのマンションから、猫の鳴き声。オーゥ、オーウゥ。ミケであると推察。チッチッチッと、舌を鳴らす。猫の声は、応えない。</text:p>
              </text:list-item>
              <text:list-item>
                <text:p text:style-name="P50">クロの摩り、今しばらく続ける。鉄階段の方を見ると（ニャー、という声がしたので）、ドンが、トコトコと、こちらへ進んで来ている。</text:p>
              </text:list-item>
            </text:list>
          </table:table-cell>
        </table:table-row>
        <table:table-row>
          <table:table-cell table:style-name="表8.A2" office:value-type="float" office:value="3">
            <text:p text:style-name="Table_20_Contents">3</text:p>
          </table:table-cell>
          <table:table-cell table:style-name="表8.B2" office:value-type="string">
            <text:p text:style-name="Table_20_Contents"><text:ruby text:style-name="Ru1"><text:ruby-base>身体</text:ruby-base><text:ruby-text>しんたい</text:ruby-text></text:ruby><text:span text:style-name="T10">しんたい</text:span></text:p>
          </table:table-cell>
          <table:table-cell table:style-name="表8.C2" office:value-type="string">
            <text:list xml:id="list6878812296206875954" text:style-name="L43">
              <text:list-item>
                <text:p text:style-name="P51">朝の体操。そして、筋トレ。どちらも、アイホンアプリの「リマインダー」に、リストを作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Table_20_Contents">7</text:p>
          </table:table-cell>
          <table:table-cell table:style-name="表8.B2" office:value-type="string">
            <text:p text:style-name="Table_20_Contents">始めた</text:p>
          </table:table-cell>
          <table:table-cell table:style-name="表8.C2" office:value-type="string">
            <text:list xml:id="list2259732300911827423" text:style-name="L44">
              <text:list-item>
                <text:p text:style-name="P52">筋トレ時。空手体操の時。動きの一つを、ビデオに撮った。</text:p>
                <text:list>
                  <text:list-item>
                    <text:p text:style-name="P52">言葉で、体の動かし方を叙述する。その訓練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12">
            <text:p text:style-name="Table_20_Contents">12</text:p>
          </table:table-cell>
          <table:table-cell table:style-name="表8.B2" office:value-type="string">
            <text:p text:style-name="Table_20_Contents">KB</text:p>
          </table:table-cell>
          <table:table-cell table:style-name="表8.C2" office:value-type="string">
            <text:list xml:id="list3114996082176439700" text:style-name="L45">
              <text:list-item>
                <text:p text:style-name="P53">ギター。実施。ブルース風の和音、作った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15">
            <text:p text:style-name="Table_20_Contents">15</text:p>
          </table:table-cell>
          <table:table-cell table:style-name="表8.B2" office:value-type="string">
            <text:p text:style-name="Table_20_Contents">やった</text:p>
          </table:table-cell>
          <table:table-cell table:style-name="表8.C2" office:value-type="string">
            <text:list xml:id="list1983038972336901549" text:style-name="L46">
              <text:list-item>
                <text:p text:style-name="P54">水遣り。段取りはこう：バケツは２つあるのだが、どちらも、水の貯め置きはしていない。やめた。</text:p>
                <text:list>
                  <text:list-item>
                    <text:p text:style-name="P54">バケツを１つだけ、下へ持っていく。水を入れる。そして、ベランダへ。</text:p>
                  </text:list-item>
                  <text:list-item>
                    <text:p text:style-name="P54">バケツ１杯分の水を、すべての単位に振り分ける。</text:p>
                  </text:list-item>
                  <text:list-item>
                    <text:p text:style-name="P54">思うに、１度の水遣りに、１杯では、そろそろ、足りないかも知れない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16">
            <text:p text:style-name="Table_20_Contents">16</text:p>
          </table:table-cell>
          <table:table-cell table:style-name="表8.B2" office:value-type="string">
            <text:p text:style-name="Table_20_Contents">やらず</text:p>
          </table:table-cell>
          <table:table-cell table:style-name="表8.C2" office:value-type="string">
            <text:p text:style-name="Table_20_Contents"/>
          </table:table-cell>
        </table:table-row>
        <table:table-row>
          <table:table-cell table:style-name="表8.A2" office:value-type="float" office:value="17">
            <text:p text:style-name="Table_20_Contents">17</text:p>
          </table:table-cell>
          <table:table-cell table:style-name="表8.B2" office:value-type="string">
            <text:p text:style-name="Table_20_Contents">currency</text:p>
          </table:table-cell>
          <table:table-cell table:style-name="表8.C2" office:value-type="string">
            <text:list xml:id="list1159977939539075648" text:style-name="L47">
              <text:list-item>
                <text:p text:style-name="P55">プログラミング、続けている。</text:p>
                <text:list>
                  <text:list-item>
                    <text:p text:style-name="P55">「結局、ギャンブルじゃん」、「何の価値も、作り出していない。右から左へ、動かすだけ」、「何か、意味があるんだろうか、この営みに？」</text:p>
                  </text:list-item>
                  <text:list-item>
                    <text:p text:style-name="P55">そんな声たちが、頭によぎりまく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18">
            <text:p text:style-name="Table_20_Contents">18</text:p>
          </table:table-cell>
          <table:table-cell table:style-name="表8.B2" office:value-type="string">
            <text:p text:style-name="Table_20_Contents">知ったこと</text:p>
          </table:table-cell>
          <table:table-cell table:style-name="表8.C2" office:value-type="string">
            <text:list xml:id="list3225692334834437503" text:style-name="L48">
              <text:list-item>
                <text:p text:style-name="P56">本多利明。江戸時代の人。生業は、数学の講師。</text:p>
                <text:list>
                  <text:list-item>
                    <text:p text:style-name="P56">「焔硝えんしょう」を用いるべし、と主張している。</text:p>
                  </text:list-item>
                </text:list>
              </text:list-item>
            </text:list>
          </table:table-cell>
        </table:table-row>
      </table:table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8">[/ 20190811_233156]</text:p>
      <text:p text:style-name="P13"/>
      <text:p text:style-name="P21"/>
      <text:p text:style-name="P3">------------------------------------------------------------</text:p>
      <text:p text:style-name="P4">[20190812_223939]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Table_20_Contents">1</text:p>
          </table:table-cell>
          <table:table-cell table:style-name="表10.B1" office:value-type="string">
            <text:p text:style-name="Table_20_Contents">天気</text:p>
          </table:table-cell>
          <table:table-cell table:style-name="表10.C1" office:value-type="string">
            <text:list xml:id="list2059124494900550193" text:style-name="L49">
              <text:list-item>
                <text:p text:style-name="P57">晴れ。雲あり。降雨なし。</text:p>
              </text:list-item>
            </text:list>
          </table:table-cell>
        </table:table-row>
        <table:table-row>
          <table:table-cell table:style-name="表10.A2" office:value-type="float" office:value="2">
            <text:p text:style-name="Table_20_Contents">2</text:p>
          </table:table-cell>
          <table:table-cell table:style-name="表10.B2" office:value-type="string">
            <text:p text:style-name="Table_20_Contents">餌やり</text:p>
          </table:table-cell>
          <table:table-cell table:style-name="表10.C2" office:value-type="string">
            <text:list xml:id="list7858258634355175534" text:style-name="L50">
              <text:list-item>
                <text:p text:style-name="P58">ミケ</text:p>
                <text:list>
                  <text:list-item>
                    <text:p text:style-name="P58">来ない</text:p>
                  </text:list-item>
                </text:list>
              </text:list-item>
              <text:list-item>
                <text:p text:style-name="P58">ドン</text:p>
                <text:list>
                  <text:list-item>
                    <text:p text:style-name="P58">擁壁の角、歩道とを隔てる柵。と、擁壁の角との間から、来た（ように見える）。i.e. 歩道から、公園へ入ってきた。</text:p>
                  </text:list-item>
                  <text:list-item>
                    <text:p text:style-name="P58">クロが駆け寄ってきて、ゴロゴロを始めたあたりで登場。なので、クロの腰摩りを終えるまで、待たせる。</text:p>
                  </text:list-item>
                </text:list>
              </text:list-item>
              <text:list-item>
                <text:p text:style-name="P58">クロ</text:p>
                <text:list>
                  <text:list-item>
                    <text:p text:style-name="P58">擁壁から、飛び降りてきた。地面にて、腰摩り。</text:p>
                  </text:list-item>
                </text:list>
              </text:list-item>
            </text:list>
          </table:table-cell>
        </table:table-row>
        <table:table-row>
          <table:table-cell table:style-name="表10.A2" office:value-type="float" office:value="3">
            <text:p text:style-name="Table_20_Contents">3</text:p>
          </table:table-cell>
          <table:table-cell table:style-name="表10.B2" office:value-type="string">
            <text:p text:style-name="Table_20_Contents"><text:ruby text:style-name="Ru1"><text:ruby-base>身体</text:ruby-base><text:ruby-text>しんたい</text:ruby-text></text:ruby><text:span text:style-name="T10">しんたい</text:span></text:p>
          </table:table-cell>
          <table:table-cell table:style-name="表10.C2" office:value-type="string">
            <text:p text:style-name="Table_20_Contents"/>
          </table:table-cell>
        </table:table-row>
        <text:soft-page-break/>
        <table:table-row>
          <table:table-cell table:style-name="表10.A2" office:value-type="float" office:value="4">
            <text:p text:style-name="Table_20_Contents">4</text:p>
          </table:table-cell>
          <table:table-cell table:style-name="表10.B2" office:value-type="string">
            <text:p text:style-name="Table_20_Contents">思ったこと</text:p>
          </table:table-cell>
          <table:table-cell table:style-name="表10.C2" office:value-type="string">
            <text:list xml:id="list4462737742024839454" text:style-name="L51">
              <text:list-item>
                <text:p text:style-name="P59">子どもを持つことについて</text:p>
                <text:list>
                  <text:list-item>
                    <text:p text:style-name="P59">夜、餌遣りの時、鉄階段に、ドンを追って赴く。側の街灯の下で、運動の練習をしている一団。おそらく、父親と、息子と、母親。ラグビーの練習か。タックルして、相手を押し返す。その動きを繰り返している。</text:p>
                  </text:list-item>
                  <text:list-item>
                    <text:p text:style-name="P59">その光景を見ていたら、ふと、「おれは、（それは）もういいや（i.e. 要らない）」と、悟った。何を要らないか。「子どもを持つ」、ということ。</text:p>
                  </text:list-item>
                  <text:list-item>
                    <text:p text:style-name="P59">言うまでもなく、子どもをこの先、持たない、女の人に産んでもらって、自分で育てる、ことはしない、という意味ではない。</text:p>
                  </text:list-item>
                  <text:list-item>
                    <text:p text:style-name="P59">その時、頭に浮かんでいた光景。「おれの子供だ」、「おれの後継だ」、「おれのDNAを残せた」、といった、セリフたち。をしゃべる人間達のコラージュ。</text:p>
                  </text:list-item>
                  <text:list-item>
                    <text:p text:style-name="P59">「それは、ただのエゴだな。自己利益のための、いろいろの理屈付けだな」。というのが、それらのシーンたちへの、そのときの、私の感慨。</text:p>
                  </text:list-item>
                </text:list>
              </text:list-item>
              <text:list-item>
                <text:p text:style-name="P59">「物理」と、「物理学」について</text:p>
                <text:list>
                  <text:list-item>
                    <text:p text:style-name="P59">同じく、鉄階段の袂で、頭によぎった考え。「物理」と、「物理学」。俺は、「物理」をやろう。「物理学」については、上記の同様に、「もう、いい（i.e. 要らない）」。「物理」、すなわち、この宇宙に広がっている、普遍の、物事についての、「理」。</text:p>
                  </text:list-item>
                  <text:list-item>
                    <text:p text:style-name="P59">宇宙と、おれが、対話する。宇宙に、そのままに、触れる。</text:p>
                  </text:list-item>
                </text:list>
              </text:list-item>
              <text:list-item>
                <text:p text:style-name="P59">自分が、今後やることは何か、という問いかけについて</text:p>
                <text:list>
                  <text:list-item>
                    <text:p text:style-name="P59">俺にしかできないこと。それ以外、やる意味はない。落ち着いてから、一人、覚めて考える。すると、その結論が、自ずと、現れてくる。</text:p>
                  </text:list-item>
                </text:list>
              </text:list-item>
            </text:list>
          </table:table-cell>
        </table:table-row>
        <table:table-row>
          <table:table-cell table:style-name="表10.A2" office:value-type="float" office:value="5">
            <text:p text:style-name="Table_20_Contents">5</text:p>
          </table:table-cell>
          <table:table-cell table:style-name="表10.B2" office:value-type="string">
            <text:p text:style-name="Table_20_Contents">出来事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6">
            <text:p text:style-name="Table_20_Contents">6</text:p>
          </table:table-cell>
          <table:table-cell table:style-name="表10.B2" office:value-type="string">
            <text:p text:style-name="Table_20_Contents">止めた / 止めよう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7">
            <text:p text:style-name="Table_20_Contents">7</text:p>
          </table:table-cell>
          <table:table-cell table:style-name="表10.B2" office:value-type="string">
            <text:p text:style-name="Table_20_Contents">始めた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8">
            <text:p text:style-name="P32">8</text:p>
          </table:table-cell>
          <table:table-cell table:style-name="表10.B2" office:value-type="string">
            <text:p text:style-name="Table_20_Contents">気づいた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9">
            <text:p text:style-name="Table_20_Contents">9</text:p>
          </table:table-cell>
          <table:table-cell table:style-name="表10.B2" office:value-type="string">
            <text:p text:style-name="Table_20_Contents">新しい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0">
            <text:p text:style-name="Table_20_Contents">10</text:p>
          </table:table-cell>
          <table:table-cell table:style-name="表10.B2" office:value-type="string">
            <text:p text:style-name="Table_20_Contents">その他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1">
            <text:p text:style-name="Table_20_Contents">11</text:p>
          </table:table-cell>
          <table:table-cell table:style-name="表10.B2" office:value-type="string">
            <text:p text:style-name="Table_20_Contents">思い出したこと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2">
            <text:p text:style-name="Table_20_Contents">12</text:p>
          </table:table-cell>
          <table:table-cell table:style-name="表10.B2" office:value-type="string">
            <text:p text:style-name="Table_20_Contents">KB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3">
            <text:p text:style-name="Table_20_Contents">13</text:p>
          </table:table-cell>
          <table:table-cell table:style-name="表10.B2" office:value-type="string">
            <text:p text:style-name="Table_20_Contents">デッサン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4">
            <text:p text:style-name="Table_20_Contents">14</text:p>
          </table:table-cell>
          <table:table-cell table:style-name="表10.B2" office:value-type="string">
            <text:p text:style-name="Table_20_Contents">lang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5">
            <text:p text:style-name="Table_20_Contents">15</text:p>
          </table:table-cell>
          <table:table-cell table:style-name="表10.B2" office:value-type="string">
            <text:p text:style-name="Table_20_Contents">やった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6">
            <text:p text:style-name="Table_20_Contents">16</text:p>
          </table:table-cell>
          <table:table-cell table:style-name="表10.B2" office:value-type="string">
            <text:p text:style-name="Table_20_Contents">やらず</text:p>
          </table:table-cell>
          <table:table-cell table:style-name="表10.C2" office:value-type="string">
            <text:p text:style-name="Table_20_Contents"/>
          </table:table-cell>
        </table:table-row>
        <text:soft-page-break/>
        <table:table-row>
          <table:table-cell table:style-name="表10.A2" office:value-type="float" office:value="17">
            <text:p text:style-name="Table_20_Contents">17</text:p>
          </table:table-cell>
          <table:table-cell table:style-name="表10.B2" office:value-type="string">
            <text:p text:style-name="Table_20_Contents">currency</text:p>
          </table:table-cell>
          <table:table-cell table:style-name="表10.C2" office:value-type="string">
            <text:list xml:id="list6984876371033412778" text:style-name="L52">
              <text:list-item>
                <text:p text:style-name="P60">プログラミング。進めている。３０分、消費した。</text:p>
              </text:list-item>
            </text:list>
          </table:table-cell>
        </table:table-row>
        <table:table-row>
          <table:table-cell table:style-name="表10.A2" office:value-type="float" office:value="18">
            <text:p text:style-name="Table_20_Contents">18</text:p>
          </table:table-cell>
          <table:table-cell table:style-name="表10.B2" office:value-type="string">
            <text:p text:style-name="Table_20_Contents">知ったこと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19">
            <text:p text:style-name="Table_20_Contents">19</text:p>
          </table:table-cell>
          <table:table-cell table:style-name="表10.B2" office:value-type="string">
            <text:p text:style-name="Table_20_Contents">やろう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20">
            <text:p text:style-name="Table_20_Contents">20</text:p>
          </table:table-cell>
          <table:table-cell table:style-name="表10.B2" office:value-type="string">
            <text:p text:style-name="Table_20_Contents">ゴール</text:p>
          </table:table-cell>
          <table:table-cell table:style-name="表10.C2" office:value-type="string">
            <text:p text:style-name="Table_20_Contents"/>
          </table:table-cell>
        </table:table-row>
        <table:table-row>
          <table:table-cell table:style-name="表10.A2" office:value-type="float" office:value="21">
            <text:p text:style-name="Table_20_Contents">21</text:p>
          </table:table-cell>
          <table:table-cell table:style-name="表10.B2" office:value-type="string">
            <text:p text:style-name="Table_20_Contents">アファメ</text:p>
          </table:table-cell>
          <table:table-cell table:style-name="表10.C2" office:value-type="string">
            <text:p text:style-name="Table_20_Contents"/>
          </table:table-cell>
        </table:table-row>
      </table:table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8">[/ 20190812_230324]</text:p>
      <text:p text:style-name="P13"> </text:p>
      <text:p text:style-name="P21"/>
      <text:p text:style-name="P3">------------------------------------------------------------</text:p>
      <text:p text:style-name="P4">[20190813_224912]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Table_20_Contents">1</text:p>
          </table:table-cell>
          <table:table-cell table:style-name="表11.B1" office:value-type="string">
            <text:p text:style-name="Table_20_Contents">天気</text:p>
          </table:table-cell>
          <table:table-cell table:style-name="表11.C1" office:value-type="string">
            <text:list xml:id="list8883018224238317967" text:style-name="L53">
              <text:list-item>
                <text:p text:style-name="P61">曇り。降雨、朝にあり。８時近く。ちょうど、お母さんが体操から戻って、しばらくしてから。音は、大きかった。</text:p>
              </text:list-item>
              <text:list-item>
                <text:p text:style-name="P61">午後は　=&gt;　降っていなかった。と思う。</text:p>
              </text:list-item>
            </text:list>
          </table:table-cell>
        </table:table-row>
        <table:table-row>
          <table:table-cell table:style-name="表11.A2" office:value-type="float" office:value="2">
            <text:p text:style-name="Table_20_Contents">2</text:p>
          </table:table-cell>
          <table:table-cell table:style-name="表11.B2" office:value-type="string">
            <text:p text:style-name="Table_20_Contents">餌やり</text:p>
          </table:table-cell>
          <table:table-cell table:style-name="表11.C2" office:value-type="string">
            <text:list xml:id="list6382584632100494754" text:style-name="L54">
              <text:list-item>
                <text:p text:style-name="P62">ドン</text:p>
                <text:list>
                  <text:list-item>
                    <text:p text:style-name="P62">公園に入って、鉄階段の下まで来たところで、ドンが、２本先ぐらいの木の根元から、かけてきた。</text:p>
                  </text:list-item>
                  <text:list-item>
                    <text:p text:style-name="P62">同時に、擁壁の方で、ミケの声と思しき、猫の鳴き声がとぎれとぎれ、聞こえる。</text:p>
                  </text:list-item>
                  <text:list-item>
                    <text:p text:style-name="P62">ドンには固形を盛って、すぐにその場を去って、擁壁へ</text:p>
                  </text:list-item>
                </text:list>
              </text:list-item>
              <text:list-item>
                <text:p text:style-name="P62">ミケ</text:p>
                <text:list>
                  <text:list-item>
                    <text:p text:style-name="P62">擁壁の上にいる。固形をあげる。</text:p>
                  </text:list-item>
                </text:list>
              </text:list-item>
              <text:list-item>
                <text:p text:style-name="P62">クロ</text:p>
                <text:list>
                  <text:list-item>
                    <text:p text:style-name="P62">クロも、ミケの側にいる。固形を上げる。</text:p>
                  </text:list-item>
                </text:list>
              </text:list-item>
              <text:list-item>
                <text:p text:style-name="P62">両者に、ペーストもあげる。そして、またすぐに、今度はドンの元へ戻る。</text:p>
              </text:list-item>
              <text:list-item>
                <text:p text:style-name="P62">ドンは、まだ固形を食べている。隣で、固形の補充をする。たしか、２回。２回目のとき、３分の１ぐらいか、残して、ドンはジプロクを離れる。</text:p>
              </text:list-item>
              <text:list-item>
                <text:p text:style-name="P62">その場で、ゴロリをしたドンを、首揉みする。</text:p>
              </text:list-item>
              <text:list-item>
                <text:p text:style-name="P62">しばらく続ける。そして、またまた、擁壁へ向かう。クロの腰摩りをしてあげたいので。</text:p>
              </text:list-item>
              <text:list-item>
                <text:p text:style-name="P62"><text:soft-page-break/>２匹とも、擁壁の上にいる。クロは、腰を下ろして、下半身の毛づくろいをしている。</text:p>
              </text:list-item>
              <text:list-item>
                <text:p text:style-name="P62">近づくと、クロは立ち上がる。そのまま、私は腰摩りを始める。ピチャピチャを、クロは始める。</text:p>
              </text:list-item>
              <text:list-item>
                <text:p text:style-name="P62">もう行こうとすると、クロは地面に降りてきてしまう。抱え上げて、擁壁へ置く。「わりいな」、と声をかけて、立ち去る。</text:p>
              </text:list-item>
              <text:list-item>
                <text:p text:style-name="P62">というのも、また、ドンがこちらにやってきているので。</text:p>
              </text:list-item>
              <text:list-item>
                <text:p text:style-name="P62">鉄階段の手前までドンを後追いする。手前で、ドンはゴロリをする。頭をしばらく、撫でてあげる。そして、去る。</text:p>
              </text:list-item>
            </text:list>
          </table:table-cell>
        </table:table-row>
        <table:table-row>
          <table:table-cell table:style-name="表11.A2" office:value-type="float" office:value="3">
            <text:p text:style-name="Table_20_Contents">3</text:p>
          </table:table-cell>
          <table:table-cell table:style-name="表11.B2" office:value-type="string">
            <text:p text:style-name="Table_20_Contents"><text:ruby text:style-name="Ru1"><text:ruby-base>身体</text:ruby-base><text:ruby-text>しんたい</text:ruby-text></text:ruby><text:span text:style-name="T10">しんたい</text:span>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4">
            <text:p text:style-name="Table_20_Contents">4</text:p>
          </table:table-cell>
          <table:table-cell table:style-name="表11.B2" office:value-type="string">
            <text:p text:style-name="Table_20_Contents">思ったこと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5">
            <text:p text:style-name="Table_20_Contents">5</text:p>
          </table:table-cell>
          <table:table-cell table:style-name="表11.B2" office:value-type="string">
            <text:p text:style-name="Table_20_Contents">出来事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6">
            <text:p text:style-name="Table_20_Contents">6</text:p>
          </table:table-cell>
          <table:table-cell table:style-name="表11.B2" office:value-type="string">
            <text:p text:style-name="Table_20_Contents">止めた / 止めよう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7">
            <text:p text:style-name="Table_20_Contents">7</text:p>
          </table:table-cell>
          <table:table-cell table:style-name="表11.B2" office:value-type="string">
            <text:p text:style-name="Table_20_Contents">始めた</text:p>
          </table:table-cell>
          <table:table-cell table:style-name="表11.C2" office:value-type="string">
            <text:list xml:id="list3385284399850388229" text:style-name="L55">
              <text:list-item>
                <text:p text:style-name="P63">何日か前からのこと。氷作りのための水。薬缶で水道水を沸かして、冷まして、その水を、つまり、白湯を、使っている。</text:p>
                <text:list>
                  <text:list-item>
                    <text:p text:style-name="P63">先程も、薬缶で、ペット１本分ほどの水を、沸かした。そのまま、台所の、西側端の棚の、天面に置いた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32">8</text:p>
          </table:table-cell>
          <table:table-cell table:style-name="表11.B2" office:value-type="string">
            <text:p text:style-name="Table_20_Contents">気づいた</text:p>
          </table:table-cell>
          <table:table-cell table:style-name="表11.C2" office:value-type="string">
            <text:list xml:id="list8182009943641720495" text:style-name="L56">
              <text:list-item>
                <text:p text:style-name="P64">薬缶で沸かした水を、凍らせる</text:p>
                <text:list>
                  <text:list-item>
                    <text:p text:style-name="P64">この水を使った氷。タッパーの蓋を取ると、凍った水。</text:p>
                  </text:list-item>
                  <text:list-item>
                    <text:p text:style-name="P64">その真ん中に、茶色の部分がある。薄い茶色。半透明。</text:p>
                  </text:list-item>
                  <text:list-item>
                    <text:p text:style-name="P64">　=&gt;　これは、何か？</text:p>
                  </text:list-item>
                  <text:list-item>
                    <text:p text:style-name="P64">薬缶の、内側の、例えば、壁から、何かが溶け出して、それが、氷の真ん中に、凝縮しているのか？</text:p>
                  </text:list-item>
                  <text:list-item>
                    <text:p text:style-name="P64">もし、そうだとして、もし、ただ溶けているのなら、タッパーの中の氷。その全体が、茶色に色づくのではないか？</text:p>
                  </text:list-item>
                  <text:list-item>
                    <text:p text:style-name="P64">分かっている事実は、タッパーの中で、氷は、周辺から出来ていく。最後に、真ん中が、凍る。</text:p>
                  </text:list-item>
                  <text:list-item>
                    <text:p text:style-name="P64">では、周辺部の水が凍るとき、その茶色の物質は、しゅそれら周辺部の水から、何らかの原因で、押し出されるのか？例えば、氷点が違うから、と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9">
            <text:p text:style-name="Table_20_Contents">9</text:p>
          </table:table-cell>
          <table:table-cell table:style-name="表11.B2" office:value-type="string">
            <text:p text:style-name="Table_20_Contents">新しい</text:p>
          </table:table-cell>
          <table:table-cell table:style-name="表11.C2" office:value-type="string">
            <text:list xml:id="list6271523019410974560" text:style-name="L57">
              <text:list-item>
                <text:p text:style-name="P70">Lang : ivrit</text:p>
                <text:list>
                  <text:list-item>
                    <text:p text:style-name="P65">読み方。本文を、コピペ。openofficeのwriterアプへ。</text:p>
                  </text:list-item>
                  <text:list-item>
                    <text:p text:style-name="P65">そして、各単語の、英訳を、本文の下のセルに、書き込む。この際に、右揃えの文にする。右から、本文の各単語の訳を、書き込む。例えば、”I saw you” という本文であれば、訳のセルには、”you / saw / I” という一群が、書き込まれ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Table_20_Contents">10</text:p>
          </table:table-cell>
          <table:table-cell table:style-name="表11.B2" office:value-type="string">
            <text:p text:style-name="Table_20_Contents">その他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1">
            <text:p text:style-name="Table_20_Contents">11</text:p>
          </table:table-cell>
          <table:table-cell table:style-name="表11.B2" office:value-type="string">
            <text:p text:style-name="Table_20_Contents">思い出したこと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2">
            <text:p text:style-name="Table_20_Contents">12</text:p>
          </table:table-cell>
          <table:table-cell table:style-name="表11.B2" office:value-type="string">
            <text:p text:style-name="Table_20_Contents">KB</text:p>
          </table:table-cell>
          <table:table-cell table:style-name="表11.C2" office:value-type="string">
            <text:p text:style-name="Table_20_Contents"/>
          </table:table-cell>
        </table:table-row>
        <text:soft-page-break/>
        <table:table-row>
          <table:table-cell table:style-name="表11.A2" office:value-type="float" office:value="13">
            <text:p text:style-name="Table_20_Contents">13</text:p>
          </table:table-cell>
          <table:table-cell table:style-name="表11.B2" office:value-type="string">
            <text:p text:style-name="Table_20_Contents">デッサン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4">
            <text:p text:style-name="Table_20_Contents">14</text:p>
          </table:table-cell>
          <table:table-cell table:style-name="表11.B2" office:value-type="string">
            <text:p text:style-name="Table_20_Contents">lang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5">
            <text:p text:style-name="Table_20_Contents">15</text:p>
          </table:table-cell>
          <table:table-cell table:style-name="表11.B2" office:value-type="string">
            <text:p text:style-name="Table_20_Contents">やった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6">
            <text:p text:style-name="Table_20_Contents">16</text:p>
          </table:table-cell>
          <table:table-cell table:style-name="表11.B2" office:value-type="string">
            <text:p text:style-name="Table_20_Contents">やらず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7">
            <text:p text:style-name="Table_20_Contents">17</text:p>
          </table:table-cell>
          <table:table-cell table:style-name="表11.B2" office:value-type="string">
            <text:p text:style-name="Table_20_Contents">currency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8">
            <text:p text:style-name="Table_20_Contents">18</text:p>
          </table:table-cell>
          <table:table-cell table:style-name="表11.B2" office:value-type="string">
            <text:p text:style-name="Table_20_Contents">知ったこと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19">
            <text:p text:style-name="Table_20_Contents">19</text:p>
          </table:table-cell>
          <table:table-cell table:style-name="表11.B2" office:value-type="string">
            <text:p text:style-name="Table_20_Contents">やろう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20">
            <text:p text:style-name="Table_20_Contents">20</text:p>
          </table:table-cell>
          <table:table-cell table:style-name="表11.B2" office:value-type="string">
            <text:p text:style-name="Table_20_Contents">ゴール</text:p>
          </table:table-cell>
          <table:table-cell table:style-name="表11.C2" office:value-type="string">
            <text:p text:style-name="Table_20_Contents"/>
          </table:table-cell>
        </table:table-row>
        <table:table-row>
          <table:table-cell table:style-name="表11.A2" office:value-type="float" office:value="21">
            <text:p text:style-name="Table_20_Contents">21</text:p>
          </table:table-cell>
          <table:table-cell table:style-name="表11.B2" office:value-type="string">
            <text:p text:style-name="Table_20_Contents">アファメ</text:p>
          </table:table-cell>
          <table:table-cell table:style-name="表11.C2" office:value-type="string">
            <text:p text:style-name="Table_20_Contents"/>
          </table:table-cell>
        </table:table-row>
      </table:table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8">[/ 20190813_231300]</text:p>
      <text:p text:style-name="P12"/>
      <text:p text:style-name="P21"/>
      <text:p text:style-name="P3">------------------------------------------------------------</text:p>
      <text:p text:style-name="P4">[20190814_231750]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Table_20_Contents">1</text:p>
          </table:table-cell>
          <table:table-cell table:style-name="表12.B1" office:value-type="string">
            <text:p text:style-name="Table_20_Contents">天気</text:p>
          </table:table-cell>
          <table:table-cell table:style-name="表12.C1" office:value-type="string">
            <text:list xml:id="list8222833410449760497" text:style-name="L58">
              <text:list-item>
                <text:p text:style-name="P71">흐림. 낮 한때 심한 강우.</text:p>
              </text:list-item>
              <text:list-item>
                <text:p text:style-name="P71">야간 먹이 주거나 갈 때 비가 내린다.</text:p>
              </text:list-item>
            </text:list>
          </table:table-cell>
        </table:table-row>
        <table:table-row>
          <table:table-cell table:style-name="表12.A2" office:value-type="float" office:value="2">
            <text:p text:style-name="Table_20_Contents">2</text:p>
          </table:table-cell>
          <table:table-cell table:style-name="表12.B2" office:value-type="string">
            <text:p text:style-name="Table_20_Contents">餌やり</text:p>
          </table:table-cell>
          <table:table-cell table:style-name="表12.C2" office:value-type="string">
            <text:list xml:id="list1205433803060456760" text:style-name="L59">
              <text:list-item>
                <text:p text:style-name="P72">미케는 오지 않았다.</text:p>
              </text:list-item>
              <text:list-item>
                <text:p text:style-name="P72">전회와 같이 돈에 먼저 먹이를 주지.</text:p>
              </text:list-item>
              <text:list-item>
                <text:p text:style-name="P74">上げてる最中、クロが、側の木まで来ている。</text:p>
                <text:list>
                  <text:list-item>
                    <text:p text:style-name="P74">ドンも、クロに気づいている。急いでジプロックに固形を盛る。</text:p>
                  </text:list-item>
                  <text:list-item>
                    <text:p text:style-name="P74">ドンが食べ始めたら、すぐに、クロの元へ行く。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float" office:value="3">
            <text:p text:style-name="Table_20_Contents">3</text:p>
          </table:table-cell>
          <table:table-cell table:style-name="表12.B2" office:value-type="string">
            <text:p text:style-name="Table_20_Contents"><text:ruby text:style-name="Ru1"><text:ruby-base>身体</text:ruby-base><text:ruby-text>しんたい</text:ruby-text></text:ruby><text:span text:style-name="T10">しんたい</text:span></text:p>
          </table:table-cell>
          <table:table-cell table:style-name="表12.C2" office:value-type="string">
            <text:list xml:id="list1130707135636095874" text:style-name="L60">
              <text:list-item>
                <text:p text:style-name="P66">餌遣りの帰り、クリエイトへの往路、そして、家への帰路。ゆっくりと歩行した。</text:p>
                <text:list>
                  <text:list-item>
                    <text:p text:style-name="P66">普段の、３分の１ぐらい。半分より、遅い。速度で測った場合。</text:p>
                  </text:list-item>
                  <text:list-item>
                    <text:p text:style-name="P66">普段に比べて、気づかない事物に、気づく。そういう印象が、降ってきた。階段の傍らに設置された、スロープ。<text:soft-page-break/>その表面のタイル。は、滑り止め目的か、横方向の浮き彫り用の細工、施されている。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float" office:value="4">
            <text:p text:style-name="Table_20_Contents">4</text:p>
          </table:table-cell>
          <table:table-cell table:style-name="表12.B2" office:value-type="string">
            <text:p text:style-name="Table_20_Contents">思ったこと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5">
            <text:p text:style-name="Table_20_Contents">5</text:p>
          </table:table-cell>
          <table:table-cell table:style-name="表12.B2" office:value-type="string">
            <text:p text:style-name="Table_20_Contents">出来事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14">
            <text:p text:style-name="Table_20_Contents">14</text:p>
          </table:table-cell>
          <table:table-cell table:style-name="表12.B2" office:value-type="string">
            <text:p text:style-name="P33">lang</text:p>
          </table:table-cell>
          <table:table-cell table:style-name="表12.C2" office:value-type="string">
            <text:list xml:id="list5478682382902721261" text:style-name="L61">
              <text:list-item>
                <text:p text:style-name="P67">ギリシャ語、ヘブライ語。単語帳、作成を続けている。</text:p>
              </text:list-item>
            </text:list>
          </table:table-cell>
        </table:table-row>
        <table:table-row>
          <table:table-cell table:style-name="表12.A2" office:value-type="float" office:value="15">
            <text:p text:style-name="Table_20_Contents">15</text:p>
          </table:table-cell>
          <table:table-cell table:style-name="表12.B2" office:value-type="string">
            <text:p text:style-name="P33">やった</text:p>
          </table:table-cell>
          <table:table-cell table:style-name="表12.C2" office:value-type="string">
            <text:list xml:id="list8381210680754258066" text:style-name="L62">
              <text:list-item>
                <text:p text:style-name="P68">フリーウェアのブラウザー。探す。</text:p>
                <text:list>
                  <text:list-item>
                    <text:p text:style-name="P68">Falkon, Pale moon。この２つをインストールした。</text:p>
                  </text:list-item>
                  <text:list-item>
                    <text:p text:style-name="P68">他に、Dooble。</text:p>
                  </text:list-item>
                  <text:list-item>
                    <text:p text:style-name="P68">何を求めているか？　=&gt;　メモリをあまり使わず、かつ、複数ページを、一度にブックマークできる。そういう特徴のあるもの。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float" office:value="16">
            <text:p text:style-name="Table_20_Contents">16</text:p>
          </table:table-cell>
          <table:table-cell table:style-name="表12.B2" office:value-type="string">
            <text:p text:style-name="P33">やらず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17">
            <text:p text:style-name="Table_20_Contents">17</text:p>
          </table:table-cell>
          <table:table-cell table:style-name="表12.B2" office:value-type="string">
            <text:p text:style-name="P33">currency</text:p>
          </table:table-cell>
          <table:table-cell table:style-name="表12.C2" office:value-type="string">
            <text:list xml:id="list3829826867733062793" text:style-name="L63">
              <text:list-item>
                <text:p text:style-name="P73">2 회 실시했다.</text:p>
              </text:list-item>
              <text:list-item>
                <text:p text:style-name="P75"/>
              </text:list-item>
            </text:list>
          </table:table-cell>
        </table:table-row>
        <table:table-row>
          <table:table-cell table:style-name="表12.A2" office:value-type="float" office:value="18">
            <text:p text:style-name="Table_20_Contents">18</text:p>
          </table:table-cell>
          <table:table-cell table:style-name="表12.B2" office:value-type="string">
            <text:p text:style-name="P33">知ったこと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19">
            <text:p text:style-name="Table_20_Contents">19</text:p>
          </table:table-cell>
          <table:table-cell table:style-name="表12.B2" office:value-type="string">
            <text:p text:style-name="P33">やろう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20">
            <text:p text:style-name="Table_20_Contents">20</text:p>
          </table:table-cell>
          <table:table-cell table:style-name="表12.B2" office:value-type="string">
            <text:p text:style-name="P33">ゴール</text:p>
          </table:table-cell>
          <table:table-cell table:style-name="表12.C2" office:value-type="string">
            <text:list xml:id="list6780689062364802241" text:style-name="L64">
              <text:list-item>
                <text:p text:style-name="P76">currency<text:span text:style-name="T11">　=&gt;　trailing 対応のモジュール　--&gt;　作りあげよう。</text:span></text:p>
              </text:list-item>
            </text:list>
          </table:table-cell>
        </table:table-row>
        <table:table-row>
          <table:table-cell table:style-name="表12.A2" office:value-type="float" office:value="21">
            <text:p text:style-name="Table_20_Contents">21</text:p>
          </table:table-cell>
          <table:table-cell table:style-name="表12.B2" office:value-type="string">
            <text:p text:style-name="P33">アファメ</text:p>
          </table:table-cell>
          <table:table-cell table:style-name="表12.C2" office:value-type="string">
            <text:list xml:id="list8258182053727231236" text:style-name="L65">
              <text:list-item>
                <text:p text:style-name="P69">ロシア語。普通に、読んでいる。ロシア語で書かれた論文を、毎日、読んでいる。</text:p>
              </text:list-item>
              <text:list-item>
                <text:p text:style-name="P69">CO２の大気中捕獲の技術。その動向を、知っている。</text:p>
              </text:list-item>
              <text:list-item>
                <text:p text:style-name="P69">ギター。毎日、曲を作っている。自分で作る、様々な曲たち。それらの構造を、熟知している。曲一般について、構造、特徴を、知り尽くしている。</text:p>
                <text:list>
                  <text:list-item>
                    <text:p text:style-name="P69">音、音同士の関係、人の脳への影響、美しさの構造について、知り尽くしている。</text:p>
                  </text:list-item>
                </text:list>
              </text:list-item>
            </text:list>
          </table:table-cell>
        </table:table-row>
      </table:table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9">[/ 20190814_234048]</text:p>
      <text:p text:style-name="P22"/>
      <text:p text:style-name="P3">------------------------------------------------------------</text:p>
      <text:p text:style-name="P4">[20190815_231511]</text:p>
      <table:table table:name="表13" table:style-name="表13">
        <table:table-column table:style-name="表13.A"/>
        <table:table-column table:style-name="表13.B"/>
        <table:table-column table:style-name="表13.C"/>
        <text:soft-page-break/>
        <table:table-row>
          <table:table-cell table:style-name="表13.A1" office:value-type="float" office:value="1">
            <text:p text:style-name="P34">1</text:p>
          </table:table-cell>
          <table:table-cell table:style-name="表13.B1" office:value-type="string">
            <text:p text:style-name="P34">天気</text:p>
          </table:table-cell>
          <table:table-cell table:style-name="表13.C1" office:value-type="string">
            <text:p text:style-name="P34"/>
          </table:table-cell>
        </table:table-row>
        <table:table-row>
          <table:table-cell table:style-name="表13.A2" office:value-type="float" office:value="2">
            <text:p text:style-name="P34">2</text:p>
          </table:table-cell>
          <table:table-cell table:style-name="表13.B2" office:value-type="string">
            <text:p text:style-name="P34">餌やり</text:p>
          </table:table-cell>
          <table:table-cell table:style-name="表13.C2" office:value-type="string">
            <text:list xml:id="list1434675602705783034" text:style-name="L66">
              <text:list-item>
                <text:p text:style-name="P77">돈 먼저.</text:p>
              </text:list-item>
              <text:list-item>
                <text:p text:style-name="P77">미케도 <text:s/>왔다. 옹벽에 도착하면, “냐아우” 울면서, 나왔다.</text:p>
              </text:list-item>
              <text:list-item>
                <text:p text:style-name="P78">ドンは、食後の首揉み、すでに、当然のものとして、受け止めているようだ。今日、固形を食べたあと、側の地面に、なんの屈託もなさそうに、ゴロンと横に寝そべって、向こうを向いて、じっと待っている風情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34">3</text:p>
          </table:table-cell>
          <table:table-cell table:style-name="表13.B2" office:value-type="string">
            <text:p text:style-name="P34"><text:ruby text:style-name="Ru1"><text:ruby-base>身体</text:ruby-base><text:ruby-text>しんたい</text:ruby-text></text:ruby><text:span text:style-name="T10">しんたい</text:span></text:p>
          </table:table-cell>
          <table:table-cell table:style-name="表13.C2" office:value-type="string">
            <text:p text:style-name="P34"/>
          </table:table-cell>
        </table:table-row>
        <table:table-row>
          <table:table-cell table:style-name="表13.A2" office:value-type="float" office:value="4">
            <text:p text:style-name="P34">4</text:p>
          </table:table-cell>
          <table:table-cell table:style-name="表13.B2" office:value-type="string">
            <text:p text:style-name="P34">思ったこと</text:p>
          </table:table-cell>
          <table:table-cell table:style-name="表13.C2" office:value-type="string">
            <text:list xml:id="list5258681669996246009" text:style-name="L67">
              <text:list-item>
                <text:p text:style-name="P79">アイホンの、本体とケーブルとの接触について。前々からのことだが、ケーブルを本体に差し込んだとき、本体が反応しない時がある。</text:p>
                <text:list>
                  <text:list-item>
                    <text:p text:style-name="P79">印象としては、朝に、その事態が偏って出現する。</text:p>
                  </text:list-item>
                  <text:list-item>
                    <text:p text:style-name="P79">例えば、今しがた、また、ケーブルを差し込んだ。本体は、直ちに、反応した（i.e. バイブした）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34">7</text:p>
          </table:table-cell>
          <table:table-cell table:style-name="表13.B2" office:value-type="string">
            <text:p text:style-name="P34">始めた</text:p>
          </table:table-cell>
          <table:table-cell table:style-name="表13.C2" office:value-type="string">
            <text:list xml:id="list2015826705705968631" text:style-name="L68">
              <text:list-item>
                <text:p text:style-name="P80">いま、まさに、下に行っておかわりを持ってきたのだが、お酒<text:span text:style-name="T12">に</text:span><text:span text:style-name="T13">の</text:span>つまみとして、味噌を食べている。</text:p>
                <text:list>
                  <text:list-item>
                    <text:p text:style-name="P80">というのも、今朝、体調が良くなかった。なにか、重い。幾分、気持ちが悪くもある。二日酔い。</text:p>
                  </text:list-item>
                  <text:list-item>
                    <text:p text:style-name="P80">思うに、その前の晩、なるほど、眞露の量が、やや過ぎたかも知れない。</text:p>
                  </text:list-item>
                  <text:list-item>
                    <text:p text:style-name="P80">しかし、お酒だけを飲んでいた、胃袋に入れていた。のが、真因かな、と思うのだ。</text:p>
                  </text:list-item>
                  <text:list-item>
                    <text:p text:style-name="P80">なぜなら、いつものように、味噌スープを飲んだ。すると、しばらくしてから、気持ちの悪さが、引いたように感じたのだ。</text:p>
                  </text:list-item>
                  <text:list-item>
                    <text:p text:style-name="P80">そもそも、習慣として飲もうと思い立つ前から、今朝は、味噌スープを飲みたい、と、身体が欲求しているのを、感じていた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35">8</text:p>
          </table:table-cell>
          <table:table-cell table:style-name="表13.B2" office:value-type="string">
            <text:p text:style-name="P34">気づいた</text:p>
          </table:table-cell>
          <table:table-cell table:style-name="表13.C2" office:value-type="string">
            <text:p text:style-name="P34"/>
          </table:table-cell>
        </table:table-row>
        <table:table-row>
          <table:table-cell table:style-name="表13.A2" office:value-type="float" office:value="9">
            <text:p text:style-name="P34">9</text:p>
          </table:table-cell>
          <table:table-cell table:style-name="表13.B2" office:value-type="string">
            <text:p text:style-name="P34">新しい</text:p>
          </table:table-cell>
          <table:table-cell table:style-name="表13.C2" office:value-type="string">
            <text:list xml:id="list1591424103764234227" text:style-name="L69">
              <text:list-item>
                <text:p text:style-name="P81">ギター。ギターのボディを叩く。その動作を、演奏の合間に、行った。叩き自体、曲の一部。</text:p>
                <text:list>
                  <text:list-item>
                    <text:p text:style-name="P81">ボディを叩く。のに加えて、足の”stomp”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34">10</text:p>
          </table:table-cell>
          <table:table-cell table:style-name="表13.B2" office:value-type="string">
            <text:p text:style-name="P34">その他</text:p>
          </table:table-cell>
          <table:table-cell table:style-name="表13.C2" office:value-type="string">
            <text:p text:style-name="P34"/>
          </table:table-cell>
        </table:table-row>
        <text:soft-page-break/>
        <table:table-row>
          <table:table-cell table:style-name="表13.A2" office:value-type="float" office:value="11">
            <text:p text:style-name="P34">11</text:p>
          </table:table-cell>
          <table:table-cell table:style-name="表13.B2" office:value-type="string">
            <text:p text:style-name="P34">思い出したこと</text:p>
          </table:table-cell>
          <table:table-cell table:style-name="表13.C2" office:value-type="string">
            <text:p text:style-name="P34"/>
          </table:table-cell>
        </table:table-row>
        <table:table-row>
          <table:table-cell table:style-name="表13.A2" office:value-type="float" office:value="12">
            <text:p text:style-name="P34">12</text:p>
          </table:table-cell>
          <table:table-cell table:style-name="表13.B2" office:value-type="string">
            <text:p text:style-name="P34">KB</text:p>
          </table:table-cell>
          <table:table-cell table:style-name="表13.C2" office:value-type="string">
            <text:list xml:id="list6782628599193192704" text:style-name="L70">
              <text:list-item>
                <text:p text:style-name="P82">ギター。また実施。</text:p>
              </text:list-item>
            </text:list>
          </table:table-cell>
        </table:table-row>
        <table:table-row>
          <table:table-cell table:style-name="表13.A2" office:value-type="float" office:value="14">
            <text:p text:style-name="P34">14</text:p>
          </table:table-cell>
          <table:table-cell table:style-name="表13.B2" office:value-type="string">
            <text:p text:style-name="P34">lang</text:p>
          </table:table-cell>
          <table:table-cell table:style-name="表13.C2" office:value-type="string">
            <text:list xml:id="list1169549635387995420" text:style-name="L71">
              <text:list-item>
                <text:p text:style-name="P83">ヘブライ語。昨日と同じく、本文に対して、右揃えで、各単語の訳を、書き添えていく。</text:p>
              </text:list-item>
            </text:list>
          </table:table-cell>
        </table:table-row>
        <table:table-row>
          <table:table-cell table:style-name="表13.A2" office:value-type="float" office:value="17">
            <text:p text:style-name="P34">17</text:p>
          </table:table-cell>
          <table:table-cell table:style-name="表13.B2" office:value-type="string">
            <text:p text:style-name="P34">currency</text:p>
          </table:table-cell>
          <table:table-cell table:style-name="表13.C2" office:value-type="string">
            <text:list xml:id="list8632098245158075882" text:style-name="L72">
              <text:list-item>
                <text:p text:style-name="P84">プログラミング、続けている。</text:p>
              </text:list-item>
            </text:list>
          </table:table-cell>
        </table:table-row>
        <table:table-row>
          <table:table-cell table:style-name="表13.A2" office:value-type="float" office:value="21">
            <text:p text:style-name="P34">21</text:p>
          </table:table-cell>
          <table:table-cell table:style-name="表13.B2" office:value-type="string">
            <text:p text:style-name="P34">アファメ</text:p>
          </table:table-cell>
          <table:table-cell table:style-name="表13.C2" office:value-type="string">
            <text:list xml:id="list2448383261440962762" text:style-name="L73">
              <text:list-item>
                <text:p text:style-name="P85">ロシア語は、普通に読める。今日も、ロシア語で書かれた論文を読んでいた。先月、モスクワで開かれた、ロシア国内の学者たちの集まりで発表された研究の、概要が書いてある。</text:p>
                <text:list>
                  <text:list-item>
                    <text:p text:style-name="P85">テーマは、大気中CO2の、空中捕獲。従来の、銀を使った触媒ではなく、錫とマンガンの合金を使う。銀のみのものに比して、３割ほど、時間辺りの捕獲量が増える。とのこと。</text:p>
                  </text:list-item>
                </text:list>
              </text:list-item>
              <text:list-item>
                <text:p text:style-name="P85">音楽の研究を続けている。今日は、曲の構造についての、これまでの調べを、レビューして、まとめる作業を行った。記憶が改まった。新しい構造が、いくつか、頭に湧いてきた。書き留めた。</text:p>
              </text:list-item>
            </text:list>
          </table:table-cell>
        </table:table-row>
      </table:table>
      <text:p text:style-name="P16"> </text:p>
      <text:p text:style-name="P26"><text:span text:style-name="T2">明</text:span><text:span text:style-name="T3">日</text:span></text:p>
      <text:p text:style-name="P16"> </text:p>
      <text:p text:style-name="P18">明日の、その先</text:p>
      <text:p text:style-name="P16"> </text:p>
      <text:p text:style-name="P9">[/ 20190815_234652]</text:p>
      <text:p text:style-name="P9"/>
      <text:p text:style-name="P22"/>
      <text:p text:style-name="P3">------------------------------------------------------------</text:p>
      <text:p text:style-name="P4">[20190816_231451]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36">1</text:p>
          </table:table-cell>
          <table:table-cell table:style-name="表14.B1" office:value-type="string">
            <text:p text:style-name="P36">天気</text:p>
          </table:table-cell>
          <table:table-cell table:style-name="表14.C1" office:value-type="string">
            <text:p text:style-name="P36"/>
          </table:table-cell>
        </table:table-row>
        <table:table-row>
          <table:table-cell table:style-name="表14.A2" office:value-type="float" office:value="2">
            <text:p text:style-name="P36">2</text:p>
          </table:table-cell>
          <table:table-cell table:style-name="表14.B2" office:value-type="string">
            <text:p text:style-name="P36">餌やり</text:p>
          </table:table-cell>
          <table:table-cell table:style-name="表14.C2" office:value-type="string">
            <text:list xml:id="list8048024443364344094" text:style-name="L74">
              <text:list-item>
                <text:p text:style-name="P86">ドン、先。</text:p>
              </text:list-item>
              <text:list-item>
                <text:p text:style-name="P86">擁壁へ行く。２匹とも、いない。</text:p>
              </text:list-item>
              <text:list-item>
                <text:p text:style-name="P86">向かいのマンションから、ミケであろう、ニャア、という声。</text:p>
              </text:list-item>
              <text:list-item>
                <text:p text:style-name="P86"><text:soft-page-break/>マンションの、道路に面した位置にある、ゴミ置き場。の、上に位置する、ユニット。の、南側、つまり、道路に面した側の、窓。のすぐ下に、物置か、高さ１ｍほどの、箱。の上に、植木が載っている。の隣に、他でもない、ミケが、座っている。</text:p>
              </text:list-item>
              <text:list-item>
                <text:p text:style-name="P86">具合の悪いことに、その場所で、ミケは、「ニャアァ」と、声を上げている。</text:p>
              </text:list-item>
              <text:list-item>
                <text:p text:style-name="P86">困る。「猫がうるさい」と言って、住人が、保健所へ通報するだろう。</text:p>
              </text:list-item>
              <text:list-item>
                <text:p text:style-name="P86">車道を渡って、その物置の前へ行く。窓の枠の、下端。そこよりも頭を下にしようと、腰をかがめて、向かう。</text:p>
              </text:list-item>
              <text:list-item>
                <text:p text:style-name="P86">ミケは、私が物置の前に至ると、タタッと、飛び降りて、マンション敷地の東側へ走り去る。</text:p>
              </text:list-item>
              <text:list-item>
                <text:p text:style-name="P86">私は、擁壁へ戻る。</text:p>
              </text:list-item>
              <text:list-item>
                <text:p text:style-name="P86">マンションへ向かうとき、クロであろう、影が一匹、歩道から、擁壁方面へ向かうのを、横目に見ていた。</text:p>
              </text:list-item>
              <text:list-item>
                <text:p text:style-name="P86">果たして、車道を渡り戻ろうとすると、車道南側の歩道の、街路樹の、根元に、クロらしき影。</text:p>
              </text:list-item>
              <text:list-item>
                <text:p text:style-name="P86">私が、さらに公園の敷地内へ進むと、クロが（正に、その影は、クロだった）、「ミヤァァウ」、と鳴きながら、擁壁へ飛び登ってくる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36">3</text:p>
          </table:table-cell>
          <table:table-cell table:style-name="表14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14.C2" office:value-type="string">
            <text:list xml:id="list2142019757266822978" text:style-name="L75">
              <text:list-item>
                <text:p text:style-name="P87">昨夜、寝酒の時、つまみとして、味噌を食べた（日誌に、記した）。</text:p>
                <text:list>
                  <text:list-item>
                    <text:p text:style-name="P87">今朝、起きたとき気づいたこと。息が、アルコールの臭い、していない。</text:p>
                  </text:list-item>
                  <text:list-item>
                    <text:p text:style-name="P87">お腹は、僅かに凹んでいる。午前中を、断食で過ごしたあとの、胃袋みたい。じっとりと、張っている自覚、そして、手触り。</text:p>
                  </text:list-item>
                </text:list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38">8</text:p>
          </table:table-cell>
          <table:table-cell table:style-name="表14.B2" office:value-type="string">
            <text:p text:style-name="P36">気づいた</text:p>
          </table:table-cell>
          <table:table-cell table:style-name="表14.C2" office:value-type="string">
            <text:list xml:id="list1810986345553661854" text:style-name="L76">
              <text:list-item>
                <text:p text:style-name="P88">Guitar 関連のプログラミングの時</text:p>
                <text:list>
                  <text:list-item>
                    <text:p text:style-name="P88">コーディングの前に、まず、チャートを描いた。if分岐が１つだけの、１つの関数で終わ<text:soft-page-break/>る、短いプログラム。</text:p>
                  </text:list-item>
                  <text:list-item>
                    <text:p text:style-name="P88">これまでは、この種のプログラミングだと、メモを書くぐらい。チャートは描かない。頭の中だけで、構成を建てて、コーディングに移ったものだ。</text:p>
                  </text:list-item>
                  <text:list-item>
                    <text:p text:style-name="P88">しかし、今日は、初めに、チャーティング。</text:p>
                  </text:list-item>
                  <text:list-item>
                    <text:p text:style-name="P88">そして、コーディングが終わり、テストして、意図した通りの結果になる。</text:p>
                  </text:list-item>
                  <text:list-item>
                    <text:p text:style-name="P88">そのとき、これなのだ、と大悟した。</text:p>
                  </text:list-item>
                  <text:list-item>
                    <text:p text:style-name="P88">つまり、この程度のプログラミングであっても、頭の中だけで組み立てて、その組立を、頭の中だけに置いておきながら、コーディングしていく。そのやり方は、無茶だ、ということ。</text:p>
                  </text:list-item>
                  <text:list-item>
                    <text:p text:style-name="P88">おれは、この程度であっても、紙に書き出すのが、合っている。書き出さないと、劇的に消耗してしまう、頭が。</text:p>
                  </text:list-item>
                  <text:list-item>
                    <text:p text:style-name="P88">さらに思ったのは、そもそも、頭が疲れて、へとへとになる。そのようなやり方は、<text:span text:style-name="T14">もうやめろ！！</text:span>、ということ。</text:p>
                  </text:list-item>
                </text:list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36">12</text:p>
          </table:table-cell>
          <table:table-cell table:style-name="表14.B2" office:value-type="string">
            <text:p text:style-name="P36">KB</text:p>
          </table:table-cell>
          <table:table-cell table:style-name="表14.C2" office:value-type="string">
            <text:list xml:id="list7420570393317359920" text:style-name="L77">
              <text:list-item>
                <text:p text:style-name="P89">ギター。PCで、ギターのメモのリストを開いたまま、演奏。”f-XX”や、”ch-XX”について、通番を、その場で、入れた。PCのリストを見ながら。</text:p>
              </text:list-item>
            </text:list>
          </table:table-cell>
        </table:table-row>
        <table:table-row>
          <table:table-cell table:style-name="表14.A2" office:value-type="float" office:value="21">
            <text:p text:style-name="P36">21</text:p>
          </table:table-cell>
          <table:table-cell table:style-name="表14.B2" office:value-type="string">
            <text:p text:style-name="P36">アファメ</text:p>
          </table:table-cell>
          <table:table-cell table:style-name="表14.C2" office:value-type="string">
            <text:list xml:id="list5979297719206666116" text:style-name="L78">
              <text:list-item>
                <text:p text:style-name="P90">ギター。パーカッションも入れた曲の作成。続けている。もう、「フレーズ」カテゴリーの小品、数で言うと、５００曲は、超えている。自分が作り出す曲たちの構造。それについて、だんだんと、体系が見えてきつつある。</text:p>
              </text:list-item>
              <text:list-item>
                <text:p text:style-name="P90">CO2の、大気中捕獲。私も、設立者の一人に入っている、ある会社。</text:p>
                <text:list>
                  <text:list-item>
                    <text:p text:style-name="P90">今日は、その会社の、実験施設に行ってきた。長野県の、佐久市にある。土地が空い<text:soft-page-break/>ていたのと、きれいな水が、安価に手に入る。という理由で、２年前に、施設を立てた。</text:p>
                  </text:list-item>
                  <text:list-item>
                    <text:p text:style-name="P90">今年の２月から、試験稼働、始めている。</text:p>
                  </text:list-item>
                  <text:list-item>
                    <text:p text:style-name="P90">空気中から捕獲したCO2と、水を分解して得た水素分子とを、触媒を使って反応させ、エタノール液を、まず生産する。</text:p>
                  </text:list-item>
                  <text:list-item>
                    <text:p text:style-name="P90">そして、別途で開発した技術を使って、エタノールから、正分界できるプラスチックを、ペレットの形で、生産する。</text:p>
                  </text:list-item>
                  <text:list-item>
                    <text:p text:style-name="P90">日本だと、原油を輸入してつくるプラスチックに比べて、４割ほど、安い費用で、生産できる。</text:p>
                  </text:list-item>
                  <text:list-item>
                    <text:p text:style-name="P90">今年の１０月から、つまり、あと２ヶ月ほどたったら、販売用の製品を、造り始める予定。</text:p>
                  </text:list-item>
                  <text:list-item>
                    <text:p text:style-name="P90">まず、国内で、販路を拓く。そのあと、２年ぐらいを、時間予算として立てているが、その後、海外で、工場を建てて、その地その地のユーザーに向けて、生産する。</text:p>
                  </text:list-item>
                </text:list>
              </text:list-item>
            </text:list>
          </table:table-cell>
        </table:table-row>
      </table:table>
      <text:p text:style-name="P16"> </text:p>
      <text:p text:style-name="P20">明日</text:p>
      <text:p text:style-name="P19"> </text:p>
      <text:p text:style-name="P20">明日の、その先</text:p>
      <text:p text:style-name="P16"> </text:p>
      <text:p text:style-name="P8">[/ 20190817_000832]</text:p>
      <text:p text:style-name="P11"/>
      <text:p text:style-name="P22"/>
      <text:p text:style-name="P3">------------------------------------------------------------</text:p>
      <text:p text:style-name="P4">[20190817_230846]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36">1</text:p>
          </table:table-cell>
          <table:table-cell table:style-name="表15.B1" office:value-type="string">
            <text:p text:style-name="P36">天気</text:p>
          </table:table-cell>
          <table:table-cell table:style-name="表15.C1" office:value-type="string">
            <text:list xml:id="list6921231932495564529" text:style-name="L79">
              <text:list-item>
                <text:p text:style-name="P91">晴れ。雨なし。雲あり。</text:p>
              </text:list-item>
            </text:list>
          </table:table-cell>
        </table:table-row>
        <table:table-row>
          <table:table-cell table:style-name="表15.A2" office:value-type="float" office:value="2">
            <text:p text:style-name="P36">2</text:p>
          </table:table-cell>
          <table:table-cell table:style-name="表15.B2" office:value-type="string">
            <text:p text:style-name="P36">餌やり</text:p>
          </table:table-cell>
          <table:table-cell table:style-name="表15.C2" office:value-type="string">
            <text:list xml:id="list5051999666755290501" text:style-name="L80">
              <text:list-item>
                <text:p text:style-name="P92">ミケは来ない。</text:p>
              </text:list-item>
              <text:list-item>
                <text:p text:style-name="P92">ドンは、擁壁についてから、やってきた。クロの腰さすりの間、待たせる。地面に寝転がって、<text:soft-page-break/>頭は起こして、じっとしている。</text:p>
              </text:list-item>
              <text:list-item>
                <text:p text:style-name="P92">クロは、擁壁につくと、まだ壁の上にいる。下には降りていない。</text:p>
              </text:list-item>
              <text:list-item>
                <text:p text:style-name="P92">が、近づくと、するすると、壁の上を、歩道側へ歩いていく。つまり、地面に、より近い側へ、移動する。</text:p>
              </text:list-item>
              <text:list-item>
                <text:p text:style-name="P92">手を伸ばして、クロを抱いて、下ろそうとした。しかし、クロは、自分で、ストンと降りた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36">12</text:p>
          </table:table-cell>
          <table:table-cell table:style-name="表15.B2" office:value-type="string">
            <text:p text:style-name="P36">KB</text:p>
          </table:table-cell>
          <table:table-cell table:style-name="表15.C2" office:value-type="string">
            <text:list xml:id="list3351569260412240289" text:style-name="L81">
              <text:list-item>
                <text:p text:style-name="P93">ギター。演奏を継続。</text:p>
              </text:list-item>
              <text:list-item>
                <text:p text:style-name="P93">昨日のことだが、voice memoを、itunesのplaylistに入れた。今期のギター活動において、初。</text:p>
              </text:list-item>
            </text:list>
          </table:table-cell>
        </table:table-row>
        <table:table-row>
          <table:table-cell table:style-name="表15.A2" office:value-type="float" office:value="15">
            <text:p text:style-name="P36">15</text:p>
          </table:table-cell>
          <table:table-cell table:style-name="表15.B2" office:value-type="string">
            <text:p text:style-name="P36">やった</text:p>
          </table:table-cell>
          <table:table-cell table:style-name="表15.C2" office:value-type="string">
            <text:list xml:id="list5843587291490563950" text:style-name="L82">
              <text:list-item>
                <text:p text:style-name="P94">買い物。キャン・ドゥで。お金を下ろそうとしたが、今日が土曜であることを再度認識。夜間の手数料アップに加えて、土日の分まで。計、108 x 3 = 324。</text:p>
                <text:list>
                  <text:list-item>
                    <text:p text:style-name="P94">なるほど、例えば１万５千円下ろすとして、324円は、２％。手数料として、ひどく多い、とは、思わない。</text:p>
                  </text:list-item>
                  <text:list-item>
                    <text:p text:style-name="P94">しかし、324という絶対額を見る。多いよ、これは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16">
            <text:p text:style-name="P36">16</text:p>
          </table:table-cell>
          <table:table-cell table:style-name="表15.B2" office:value-type="string">
            <text:p text:style-name="P36">やらず</text:p>
          </table:table-cell>
          <table:table-cell table:style-name="表15.C2" office:value-type="string">
            <text:list xml:id="list8545762177420832022" text:style-name="L83">
              <text:list-item>
                <text:p text:style-name="P104">lang<text:span text:style-name="T11">たち。１つもやっていない。</text:span></text:p>
              </text:list-item>
            </text:list>
          </table:table-cell>
        </table:table-row>
        <table:table-row>
          <table:table-cell table:style-name="表15.A2" office:value-type="float" office:value="17">
            <text:p text:style-name="P36">17</text:p>
          </table:table-cell>
          <table:table-cell table:style-name="表15.B2" office:value-type="string">
            <text:p text:style-name="P36">currency</text:p>
          </table:table-cell>
          <table:table-cell table:style-name="表15.C2" office:value-type="string">
            <text:list xml:id="list8876668752594136933" text:style-name="L84">
              <text:list-item>
                <text:p text:style-name="P95">継続。loopは、１７０回目ぐらいまで、進行。コーディング未了の地点に至り、”break”で、終了。</text:p>
              </text:list-item>
            </text:list>
          </table:table-cell>
        </table:table-row>
      </table:table>
      <text:p text:style-name="P16"> </text:p>
      <text:p text:style-name="P20">明日</text:p>
      <text:p text:style-name="P19"> </text:p>
      <text:p text:style-name="P20">明日の、その先</text:p>
      <text:p text:style-name="P16"> </text:p>
      <text:p text:style-name="P8">[/ XXX]</text:p>
      <text:p text:style-name="P11">  </text:p>
      <text:p text:style-name="P22"><text:soft-page-break/></text:p>
      <text:p text:style-name="P3">------------------------------------------------------------</text:p>
      <text:p text:style-name="P4">[20190818_234046]</text:p>
      <text:p text:style-name="P6">topics : </text:p>
      <text:list xml:id="list6250977123785091888" text:style-name="L85">
        <text:list-item>
          <text:p text:style-name="P161">マッコリ。買った。クリエイトで。さっき、飲んだ。</text:p>
        </text:list-item>
        <text:list-item>
          <text:p text:style-name="P161">ギター：スランプも、あるだろう。今日も、アイデアが湧いていて、６つのセッションで終わろうと思ったところ、結局、８つまで、増えてしまった。しかし、こういった湧出が、起こらない日も、あるだろう。</text:p>
        </text:list-item>
        <text:list-item>
          <text:p text:style-name="P161">ズボン、洗濯した。汗で、ジットリとしていた。</text:p>
        </text:list-item>
        <text:list-item>
          <text:p text:style-name="P161">紅茶作り：タイマー鳴ったの、気付かなかった。</text:p>
        </text:list-item>
        <text:list-item>
          <text:p text:style-name="P161">”Loud&amp;Clear”を聴いていて、「なぜ、わざわざ、こういうことをするのか」、と思った。つまり、ウクライナで、オリガークたちが、相争い、ドンバスへ軍事攻撃をかけ、トランプは誰それを言葉で猛撃し、等々。なぜ、そんな、疲れることを、わざわざ、自分から、やるんだ？新しいゴルフ場のアイデアを、練っていればいいじゃないか？そっちの方が、楽しいじゃないか？なぜ、どこそこのセレブがこうこう言った、ということを、追いかけるんだ？それよりも、代わりに、自分がいつもいつも、やりたかったあのことを、そっと、やり始めたら、いいじゃないか？</text:p>
        </text:list-item>
        <text:list-item>
          <text:p text:style-name="P161">currency：stopperのところまで、行った；次は、mt4のプログラミング。</text:p>
        </text:list-item>
        <text:list-item>
          <text:p text:style-name="P161">『漢方の知恵』を読んでいて、「必要なことだけを、著者から、受け取ろう」と、思った。つまり、漢方以外のテーマでは、「いや、それは、ねえだろう？？」と思ってしまう主張を、この著者は、とうとうと述べている。「そりゃ、無理だぜ、お前さんよ？？」</text:p>
        </text:list-item>
        <text:list-item>
          <text:p text:style-name="P161">高橋氏が、著書の中で、「面倒な計算が続いたので、次は...」（パラフレーズ）と言っている；「面倒」か？と思った。なるほど、記号はいろいろ出てくる。そのことを指しているのか？全体を見ると、「連続の式」など、馴染みある形式が出てきている。なるほど、計算を理解していないから、簡単に見えるんだ、ということかも、知れないが。</text:p>
        </text:list-item>
        <text:list-item>
          <text:p text:style-name="P161">マックス・カイザー＆ステイシー・ハーバート、sputnik radioでの放送、初めて聴いた；<text:soft-page-break/>面白かった。</text:p>
        </text:list-item>
        <text:list-item>
          <text:p text:style-name="P162"><text:span text:style-name="T11">ロシア語の閲読：訳文をコピペする過程、キー１つ１つを、”steps”として、書き出</text:span><text:span text:style-name="T11">した；すごい、楽；閲読をしている時の（i.e. 訳文をコピペしたりしている時の）、頭の重さが、ほぼ、ない。</text:span></text:p>
        </text:list-item>
      </text:list>
      <text:p text:style-name="P16"> </text:p>
      <text:p text:style-name="P20">明日</text:p>
      <text:p text:style-name="P19"> </text:p>
      <text:p text:style-name="P20">明日の、その先</text:p>
      <text:p text:style-name="P16"> </text:p>
      <text:p text:style-name="P9">[/ 20190819_000027]</text:p>
      <text:p text:style-name="P10"/>
      <text:p text:style-name="P22"/>
      <text:p text:style-name="P3">------------------------------------------------------------</text:p>
      <text:p text:style-name="P4">[20190820_233147]</text:p>
      <text:list xml:id="list1348512440746119612" text:style-name="L86">
        <text:list-item>
          <text:p text:style-name="P163">餌遣り。ドンには、餌をあげないで、帰ってきた。</text:p>
          <text:list>
            <text:list-item>
              <text:p text:style-name="P163">ドンがまず、擁壁の少し手前の樹木から、かけてくる。ジプロクをしいて、固形をあげる。ほどなく、いや、そのすぐ後、ドンが擁壁のほうを凝視する。見やると、擁壁との中間ぐらいの地面に、おそらく、クロだろう、の影。ドンが、走り出そうとする。両手で身体を抑える。固形のジプロクは、封をまだしていない。袋自体が、膝から滑り落ちそうになっている。</text:p>
            </text:list-item>
            <text:list-item>
              <text:p text:style-name="P163">ドンを、片手だけで抑える。しかし、手から抜け出す。クロ目掛けて、突っ走る。</text:p>
            </text:list-item>
            <text:list-item>
              <text:p text:style-name="P163">ドンを追いかけようと、立ち上がる。ジプロクが地面に落ちる。固形がちらばる。</text:p>
            </text:list-item>
            <text:list-item>
              <text:p text:style-name="P163">擁壁へ行く。ドンが、ニャアァと鳴きながら、こちらへ戻ってくる。無視する。</text:p>
            </text:list-item>
            <text:list-item>
              <text:p text:style-name="P163">擁壁の上に、ミケがいる。近づくと、擁壁の上を移動してくる。固形をあげる。</text:p>
            </text:list-item>
            <text:list-item>
              <text:p text:style-name="P163">「チュッ、チュッ」と、舌を鳴らす。ほどなく、クロも戻ってくる。固形をあげる。</text:p>
            </text:list-item>
            <text:list-item>
              <text:p text:style-name="P163">２匹に、ペーストもあげる。擁壁を立ち去る。</text:p>
            </text:list-item>
            <text:list-item>
              <text:p text:style-name="P163"><text:soft-page-break/>ドンは、ニャ、ニャ、ニャ、と鳴きながら、鉄階段へ向かう。袂まで、私も行く。そこに、未処理の、散らばった固形。土をかける。それから、足で、階段の下の地面へ、押し込む。</text:p>
            </text:list-item>
            <text:list-item>
              <text:p text:style-name="P163">ドンは、私の異変を感じたのだろう、私から離れて、階段の袂から見て、西側の支柱の袂へ移動する。</text:p>
            </text:list-item>
            <text:list-item>
              <text:p text:style-name="P163">土をかけ終える。ドンを見やって、「今日は、ダメだぞ」と声をかける。そして、去る。</text:p>
            </text:list-item>
          </text:list>
        </text:list-item>
        <text:list-item>
          <text:p text:style-name="P163">昨夜、お兄さんに、仕事の現場が湘南台なので、仕事終わった後、顔を出したい旨、メールを送った。夜中の返信で、お兄さんは今日、出張だとのこと。のメールを読んだのは、今日の午後３時頃。またの機会だね、と、返信した。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36">1</text:p>
          </table:table-cell>
          <table:table-cell table:style-name="表17.B1" office:value-type="string">
            <text:p text:style-name="P36">天気</text:p>
          </table:table-cell>
          <table:table-cell table:style-name="表17.C1" office:value-type="string">
            <text:p text:style-name="P36"/>
          </table:table-cell>
        </table:table-row>
        <table:table-row>
          <table:table-cell table:style-name="表17.A2" office:value-type="float" office:value="2">
            <text:p text:style-name="P36">2</text:p>
          </table:table-cell>
          <table:table-cell table:style-name="表17.B2" office:value-type="string">
            <text:p text:style-name="P36">餌やり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3">
            <text:p text:style-name="P36">3</text:p>
          </table:table-cell>
          <table:table-cell table:style-name="表17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4">
            <text:p text:style-name="P36">4</text:p>
          </table:table-cell>
          <table:table-cell table:style-name="表17.B2" office:value-type="string">
            <text:p text:style-name="P36">思ったこと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5">
            <text:p text:style-name="P36">5</text:p>
          </table:table-cell>
          <table:table-cell table:style-name="表17.B2" office:value-type="string">
            <text:p text:style-name="P36">出来事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6">
            <text:p text:style-name="P36">6</text:p>
          </table:table-cell>
          <table:table-cell table:style-name="表17.B2" office:value-type="string">
            <text:p text:style-name="P36">止めた / 止めよう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7">
            <text:p text:style-name="P36">7</text:p>
          </table:table-cell>
          <table:table-cell table:style-name="表17.B2" office:value-type="string">
            <text:p text:style-name="P36">始めた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8">
            <text:p text:style-name="P38">8</text:p>
          </table:table-cell>
          <table:table-cell table:style-name="表17.B2" office:value-type="string">
            <text:p text:style-name="P36">気づいた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9">
            <text:p text:style-name="P36">9</text:p>
          </table:table-cell>
          <table:table-cell table:style-name="表17.B2" office:value-type="string">
            <text:p text:style-name="P36">新しい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0">
            <text:p text:style-name="P36">10</text:p>
          </table:table-cell>
          <table:table-cell table:style-name="表17.B2" office:value-type="string">
            <text:p text:style-name="P36">その他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1">
            <text:p text:style-name="P36">11</text:p>
          </table:table-cell>
          <table:table-cell table:style-name="表17.B2" office:value-type="string">
            <text:p text:style-name="P36">思い出したこと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2">
            <text:p text:style-name="P36">12</text:p>
          </table:table-cell>
          <table:table-cell table:style-name="表17.B2" office:value-type="string">
            <text:p text:style-name="P36">KB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3">
            <text:p text:style-name="P36">13</text:p>
          </table:table-cell>
          <table:table-cell table:style-name="表17.B2" office:value-type="string">
            <text:p text:style-name="P36">デッサン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4">
            <text:p text:style-name="P36">14</text:p>
          </table:table-cell>
          <table:table-cell table:style-name="表17.B2" office:value-type="string">
            <text:p text:style-name="P36">lang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5">
            <text:p text:style-name="P36">15</text:p>
          </table:table-cell>
          <table:table-cell table:style-name="表17.B2" office:value-type="string">
            <text:p text:style-name="P36">やった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6">
            <text:p text:style-name="P36">16</text:p>
          </table:table-cell>
          <table:table-cell table:style-name="表17.B2" office:value-type="string">
            <text:p text:style-name="P36">やらず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7">
            <text:p text:style-name="P36">17</text:p>
          </table:table-cell>
          <table:table-cell table:style-name="表17.B2" office:value-type="string">
            <text:p text:style-name="P36">currency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8">
            <text:p text:style-name="P36">18</text:p>
          </table:table-cell>
          <table:table-cell table:style-name="表17.B2" office:value-type="string">
            <text:p text:style-name="P36">知ったこと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19">
            <text:p text:style-name="P36">19</text:p>
          </table:table-cell>
          <table:table-cell table:style-name="表17.B2" office:value-type="string">
            <text:p text:style-name="P36">やろう</text:p>
          </table:table-cell>
          <table:table-cell table:style-name="表17.C2" office:value-type="string">
            <text:p text:style-name="P36"/>
          </table:table-cell>
        </table:table-row>
        <text:soft-page-break/>
        <table:table-row>
          <table:table-cell table:style-name="表17.A2" office:value-type="float" office:value="20">
            <text:p text:style-name="P36">20</text:p>
          </table:table-cell>
          <table:table-cell table:style-name="表17.B2" office:value-type="string">
            <text:p text:style-name="P36">ゴール</text:p>
          </table:table-cell>
          <table:table-cell table:style-name="表17.C2" office:value-type="string">
            <text:p text:style-name="P36"/>
          </table:table-cell>
        </table:table-row>
        <table:table-row>
          <table:table-cell table:style-name="表17.A2" office:value-type="float" office:value="21">
            <text:p text:style-name="P36">21</text:p>
          </table:table-cell>
          <table:table-cell table:style-name="表17.B2" office:value-type="string">
            <text:p text:style-name="P36">アファメ</text:p>
          </table:table-cell>
          <table:table-cell table:style-name="表17.C2" office:value-type="string">
            <text:p text:style-name="P36"/>
          </table:table-cell>
        </table:table-row>
      </table:table>
      <text:p text:style-name="P16"> </text:p>
      <text:p text:style-name="P20">明日</text:p>
      <text:p text:style-name="P19"> </text:p>
      <text:p text:style-name="P20">明日の、その先</text:p>
      <text:p text:style-name="P16"> </text:p>
      <text:p text:style-name="P8">[/ XXX]</text:p>
      <text:p text:style-name="P11"/>
      <text:p text:style-name="P22"/>
      <text:p text:style-name="P3">------------------------------------------------------------</text:p>
      <text:p text:style-name="P4">[20190826_225131]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36">1</text:p>
          </table:table-cell>
          <table:table-cell table:style-name="表16.B1" office:value-type="string">
            <text:p text:style-name="P36">天気</text:p>
          </table:table-cell>
          <table:table-cell table:style-name="表16.C1" office:value-type="string">
            <text:p text:style-name="P38">晴れ。午後、３時頃、一時、降雨。</text:p>
          </table:table-cell>
        </table:table-row>
        <table:table-row>
          <table:table-cell table:style-name="表16.A2" office:value-type="float" office:value="2">
            <text:p text:style-name="P36">2</text:p>
          </table:table-cell>
          <table:table-cell table:style-name="表16.B2" office:value-type="string">
            <text:p text:style-name="P36">餌やり</text:p>
          </table:table-cell>
          <table:table-cell table:style-name="表16.C2" office:value-type="string">
            <text:list xml:id="list305675899689040092" text:style-name="L87">
              <text:list-item>
                <text:p text:style-name="P96">ミケは、来ない。</text:p>
              </text:list-item>
              <text:list-item>
                <text:p text:style-name="P96">初め、擁壁のところへ行くと、誰もいない</text:p>
              </text:list-item>
              <text:list-item>
                <text:p text:style-name="P96">すぐに、ドンが、向かいの歩道からだろう、渡って、公園内へ入ってきた。</text:p>
              </text:list-item>
              <text:list-item>
                <text:p text:style-name="P96">ドンに、鉄階段の袂で、餌遣りしている。すると、頭上で、「クィーウ」という鳴き声。クロだとすぐに理解する。見上げると、擁壁の上に、クロの影。</text:p>
              </text:list-item>
              <text:list-item>
                <text:p text:style-name="P96">ドンを残して、擁壁へ。クロは、鉄階段近くから、擁壁の上を、走ってく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36">3</text:p>
          </table:table-cell>
          <table:table-cell table:style-name="表16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4">
            <text:p text:style-name="P36">4</text:p>
          </table:table-cell>
          <table:table-cell table:style-name="表16.B2" office:value-type="string">
            <text:p text:style-name="P36">思ったこと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5">
            <text:p text:style-name="P36">5</text:p>
          </table:table-cell>
          <table:table-cell table:style-name="表16.B2" office:value-type="string">
            <text:p text:style-name="P36">出来事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6">
            <text:p text:style-name="P36">6</text:p>
          </table:table-cell>
          <table:table-cell table:style-name="表16.B2" office:value-type="string">
            <text:p text:style-name="P36">止めた / 止めよう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7">
            <text:p text:style-name="P36">7</text:p>
          </table:table-cell>
          <table:table-cell table:style-name="表16.B2" office:value-type="string">
            <text:p text:style-name="P36">始めた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8">
            <text:p text:style-name="P38">8</text:p>
          </table:table-cell>
          <table:table-cell table:style-name="表16.B2" office:value-type="string">
            <text:p text:style-name="P36">気づいた</text:p>
          </table:table-cell>
          <table:table-cell table:style-name="表16.C2" office:value-type="string">
            <text:p text:style-name="P36"/>
          </table:table-cell>
        </table:table-row>
        <text:soft-page-break/>
        <table:table-row>
          <table:table-cell table:style-name="表16.A2" office:value-type="float" office:value="9">
            <text:p text:style-name="P36">9</text:p>
          </table:table-cell>
          <table:table-cell table:style-name="表16.B2" office:value-type="string">
            <text:p text:style-name="P36">新しい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10">
            <text:p text:style-name="P36">10</text:p>
          </table:table-cell>
          <table:table-cell table:style-name="表16.B2" office:value-type="string">
            <text:p text:style-name="P36">その他</text:p>
          </table:table-cell>
          <table:table-cell table:style-name="表16.C2" office:value-type="string">
            <text:list xml:id="list4392258748948430538" text:style-name="L88">
              <text:list-item>
                <text:p text:style-name="P97">ケーズデンキに行った。</text:p>
                <text:list>
                  <text:list-item>
                    <text:p text:style-name="P97">壊れてしまったディスプレイ。下取りに出した。</text:p>
                  </text:list-item>
                  <text:list-item>
                    <text:p text:style-name="P97">シェーバー。購入。要件は、丸い接触部。２０００円以下、非大企業製品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36">11</text:p>
          </table:table-cell>
          <table:table-cell table:style-name="表16.B2" office:value-type="string">
            <text:p text:style-name="P36">思い出したこと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12">
            <text:p text:style-name="P36">12</text:p>
          </table:table-cell>
          <table:table-cell table:style-name="表16.B2" office:value-type="string">
            <text:p text:style-name="P36">KB</text:p>
          </table:table-cell>
          <table:table-cell table:style-name="表16.C2" office:value-type="string">
            <text:list xml:id="list1403002294282340982" text:style-name="L89">
              <text:list-item>
                <text:p text:style-name="P98">１時間ほど、演奏。前回のセッションたち。レビュー。</text:p>
              </text:list-item>
            </text:list>
          </table:table-cell>
        </table:table-row>
        <table:table-row>
          <table:table-cell table:style-name="表16.A2" office:value-type="float" office:value="13">
            <text:p text:style-name="P36">13</text:p>
          </table:table-cell>
          <table:table-cell table:style-name="表16.B2" office:value-type="string">
            <text:p text:style-name="P36">デッサン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14">
            <text:p text:style-name="P36">14</text:p>
          </table:table-cell>
          <table:table-cell table:style-name="表16.B2" office:value-type="string">
            <text:p text:style-name="P36">lang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15">
            <text:p text:style-name="P36">15</text:p>
          </table:table-cell>
          <table:table-cell table:style-name="表16.B2" office:value-type="string">
            <text:p text:style-name="P36">やった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16">
            <text:p text:style-name="P36">16</text:p>
          </table:table-cell>
          <table:table-cell table:style-name="表16.B2" office:value-type="string">
            <text:p text:style-name="P36">やらず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17">
            <text:p text:style-name="P36">17</text:p>
          </table:table-cell>
          <table:table-cell table:style-name="表16.B2" office:value-type="string">
            <text:p text:style-name="P36">currency</text:p>
          </table:table-cell>
          <table:table-cell table:style-name="表16.C2" office:value-type="string">
            <text:list xml:id="list3570113903725215031" text:style-name="L90">
              <text:list-item>
                <text:p text:style-name="P105">mt4 <text:span text:style-name="T11">のプログラム。新たに、作り始めた。mt4 に対しては、今日はじめて、”step : j3 : N” といったラベルを、コードの中で、使い始めた。そして、”debug labels” も。</text:span></text:p>
              </text:list-item>
            </text:list>
          </table:table-cell>
        </table:table-row>
        <table:table-row>
          <table:table-cell table:style-name="表16.A2" office:value-type="float" office:value="18">
            <text:p text:style-name="P36">18</text:p>
          </table:table-cell>
          <table:table-cell table:style-name="表16.B2" office:value-type="string">
            <text:p text:style-name="P36">知ったこと</text:p>
          </table:table-cell>
          <table:table-cell table:style-name="表16.C2" office:value-type="string">
            <text:list xml:id="list8793802422757384890" text:style-name="L91">
              <text:list-item>
                <text:p text:style-name="P106">“Faultline”<text:span text:style-name="T11">というラジオ番組。の、ポッドキャスト。</text:span></text:p>
                <text:list>
                  <text:list-item>
                    <text:p text:style-name="P99">その中で、ユダヤ教のラビ、シャピーロさんという人。その人が、orthdox jew について、解説している。</text:p>
                  </text:list-item>
                  <text:list-item>
                    <text:p text:style-name="P99">知ったのは、orthodox の人たちは、ほとんどが、イスラエル国家に対して、反対の意見を持っている。</text:p>
                  </text:list-item>
                  <text:list-item>
                    <text:p text:style-name="P99">scionism は、judaism 、ではない。強調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9">
            <text:p text:style-name="P36">19</text:p>
          </table:table-cell>
          <table:table-cell table:style-name="表16.B2" office:value-type="string">
            <text:p text:style-name="P36">やろう</text:p>
          </table:table-cell>
          <table:table-cell table:style-name="表16.C2" office:value-type="string">
            <text:p text:style-name="P36"/>
          </table:table-cell>
        </table:table-row>
        <table:table-row>
          <table:table-cell table:style-name="表16.A2" office:value-type="float" office:value="20">
            <text:p text:style-name="P36">20</text:p>
          </table:table-cell>
          <table:table-cell table:style-name="表16.B2" office:value-type="string">
            <text:p text:style-name="P36">ゴール</text:p>
          </table:table-cell>
          <table:table-cell table:style-name="表16.C2" office:value-type="string">
            <text:list xml:id="list6639009589267937900" text:style-name="L92">
              <text:list-item>
                <text:p text:style-name="P100">生田緑地。植物誌を、完成している。</text:p>
              </text:list-item>
            </text:list>
          </table:table-cell>
        </table:table-row>
        <table:table-row>
          <table:table-cell table:style-name="表16.A2" office:value-type="float" office:value="21">
            <text:p text:style-name="P36">21</text:p>
          </table:table-cell>
          <table:table-cell table:style-name="表16.B2" office:value-type="string">
            <text:p text:style-name="P36">アファメ</text:p>
          </table:table-cell>
          <table:table-cell table:style-name="表16.C2" office:value-type="string">
            <text:list xml:id="list7227731828091961711" text:style-name="L93">
              <text:list-item>
                <text:p text:style-name="P101">生田緑地の植物誌。完成している。植物について、知識を多く得ている。</text:p>
              </text:list-item>
            </text:list>
          </table:table-cell>
        </table:table-row>
      </table:table>
      <text:p text:style-name="P16"/>
      <text:p text:style-name="P20">明日</text:p>
      <text:p text:style-name="P19"><text:soft-page-break/></text:p>
      <text:p text:style-name="P20">明日の、その先</text:p>
      <text:p text:style-name="P16"/>
      <text:p text:style-name="P8">[/ 20190826_230235]</text:p>
      <text:p text:style-name="P11"/>
      <text:p text:style-name="P22"/>
      <text:p text:style-name="P3">------------------------------------------------------------</text:p>
      <text:p text:style-name="P4">[20190827_231832]</text:p>
      <text:list xml:id="list7468440441212040116" text:style-name="L94">
        <text:list-item>
          <text:p text:style-name="P165">ミケは来なかった。</text:p>
        </text:list-item>
        <text:list-item>
          <text:p text:style-name="P165">ベープの替芯。見つかった。西の本棚。下から２段目。シェーバーを置いてある段。そのシェーバーの、向かって、右隣に置いてあった。</text:p>
        </text:list-item>
        <text:list-item>
          <text:p text:style-name="P165">昨日買ったシェーバー。午前中、９時半過ぎか。使用。１６時間の、初回充電時間を経過したので。剃り力<text:span text:style-name="T9">ちから</text:span>が、これまで使っていたものより、弱く感じる。</text:p>
        </text:list-item>
        <text:list-item>
          <text:p text:style-name="P165">mt4のプログラミング。デモ口座、使用。”OrderSend”の関数、使う。order、登録された。</text:p>
        </text:list-item>
        <text:list-item>
          <text:p text:style-name="P165">ギター：演奏、ではなく、音楽研究、進める。</text:p>
        </text:list-item>
        <text:list-item>
          <text:p text:style-name="P165">キーボード。以前の曲、再び、playlist を聴く。なんて素晴らしいんだ、と思う。</text:p>
        </text:list-item>
        <text:list-item>
          <text:p text:style-name="P165">イッツコム。点検の人、来る。モデム、交換した。２階の北の部屋。の、北側の壁に据え付けてある、分岐盤。をも、交換した。</text:p>
        </text:list-item>
        <text:list-item>
          <text:p text:style-name="P165">本。『護身術』。読み進めた。「波状呼吸法」だったか、知った。</text:p>
        </text:list-item>
        <text:list-item>
          <text:p text:style-name="P165">アイマスク。止め紐。これが、本体から取れてしまう。本体への取り付け部分。ここが、付け糸が、切れてしまうのか。紐自体は、切れていない。本体も、生地は、破れは見えない。</text:p>
        </text:list-item>
        <text:list-item>
          <text:p text:style-name="P165">オレンジ色のボストン。キーボードから、東のパイプ棚の、向かって右側<text:soft-page-break/>の、収納箱の上の、諸々の積み上げ。の、上に、上げた。</text:p>
          <text:list>
            <text:list-item>
              <text:p text:style-name="P165">下着類、シャツ。は、ジプロックから、衣類棚に、戻した。</text:p>
            </text:list-item>
          </text:list>
        </text:list-item>
        <text:list-item>
          <text:p text:style-name="P165">やろう</text:p>
          <text:list>
            <text:list-item>
              <text:p text:style-name="P165">明日。購入　=&gt;　自転車。そして、金（金地金）</text:p>
            </text:list-item>
            <text:list-item>
              <text:p text:style-name="P165">シェーバー。もしも、購入した、丸型シェーバーが、使いづらさが、一定程度を超えたら、別の型を購入、よろしい。</text:p>
              <text:list>
                <text:list-item>
                  <text:p text:style-name="P165">その際には、PC用のスピーカー。も、買おう。予算は、３０００円、１機。</text:p>
                </text:list-item>
              </text:list>
            </text:list-item>
            <text:list-item>
              <text:p text:style-name="P165">高橋氏の本。場の理論についてのもの。何日も、読んでいない。読もう。</text:p>
            </text:list-item>
          </text:list>
        </text:list-item>
      </text:list>
      <text:p text:style-name="P16"/>
      <text:p text:style-name="P20">明日</text:p>
      <text:p text:style-name="P19"/>
      <text:p text:style-name="P20">明日の、その先</text:p>
      <text:p text:style-name="P16"/>
      <text:p text:style-name="P8">[/ 20190827_234248]</text:p>
      <text:p text:style-name="P11"/>
      <text:p text:style-name="P22"/>
      <text:p text:style-name="P3">------------------------------------------------------------</text:p>
      <text:p text:style-name="P4">[20190828_232729]</text:p>
      <text:list xml:id="list3340365040043935948" text:style-name="L95">
        <text:list-item>
          <text:p text:style-name="P168">天気：　曇り。夜、雨模様。餌遣り、傘を持って出かけた。使わず。</text:p>
        </text:list-item>
        <text:list-item>
          <text:p text:style-name="P168">ドンは来ない。クロ：壁から降りてきた。ミケ：壁の上にいる。</text:p>
        </text:list-item>
        <text:list-item>
          <text:p text:style-name="P168">『名医が教える...』　=&gt;　ひどい本だ、と思った。実証と虚証の２つに分けて、後は、「たっぷり睡眠を」、といった、医者がよく口にする、お説教。</text:p>
        </text:list-item>
        <text:list-item>
          <text:p text:style-name="P168">ギター。さらに、音楽研究を進める。</text:p>
        </text:list-item>
        <text:list-item>
          <text:p text:style-name="P168">音楽。ピッチとして、1-3-5-7 の和音　=&gt;　名前は、”dominant <text:soft-page-break/>seventh”、記号としては、”G<text:span text:style-name="T9">7</text:span>”。</text:p>
        </text:list-item>
        <text:list-item>
          <text:p text:style-name="P168">mt4 : プログラミング、続けている。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row>
          <table:table-cell table:style-name="表18.A1" office:value-type="float" office:value="1">
            <text:p text:style-name="P37">1</text:p>
          </table:table-cell>
          <table:table-cell table:style-name="表18.B1" office:value-type="string">
            <text:p text:style-name="P36">天気</text:p>
          </table:table-cell>
          <table:table-cell table:style-name="表18.A1" office:value-type="float" office:value="11">
            <text:p text:style-name="P37">11</text:p>
          </table:table-cell>
          <table:table-cell table:style-name="表18.D1" office:value-type="string">
            <text:p text:style-name="P36">思い出したこと</text:p>
          </table:table-cell>
        </table:table-row>
        <table:table-row>
          <table:table-cell table:style-name="表18.A2" office:value-type="float" office:value="2">
            <text:p text:style-name="P37">2</text:p>
          </table:table-cell>
          <table:table-cell table:style-name="表18.B2" office:value-type="string">
            <text:p text:style-name="P36">餌やり</text:p>
          </table:table-cell>
          <table:table-cell table:style-name="表18.A2" office:value-type="float" office:value="12">
            <text:p text:style-name="P37">12</text:p>
          </table:table-cell>
          <table:table-cell table:style-name="表18.D2" office:value-type="string">
            <text:p text:style-name="P36">KB</text:p>
          </table:table-cell>
        </table:table-row>
        <table:table-row>
          <table:table-cell table:style-name="表18.A2" office:value-type="float" office:value="3">
            <text:p text:style-name="P37">3</text:p>
          </table:table-cell>
          <table:table-cell table:style-name="表18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18.A2" office:value-type="float" office:value="13">
            <text:p text:style-name="P37">13</text:p>
          </table:table-cell>
          <table:table-cell table:style-name="表18.D2" office:value-type="string">
            <text:p text:style-name="P36">デッサン</text:p>
          </table:table-cell>
        </table:table-row>
        <table:table-row>
          <table:table-cell table:style-name="表18.A2" office:value-type="float" office:value="4">
            <text:p text:style-name="P37">4</text:p>
          </table:table-cell>
          <table:table-cell table:style-name="表18.B2" office:value-type="string">
            <text:p text:style-name="P36">思ったこと</text:p>
          </table:table-cell>
          <table:table-cell table:style-name="表18.A2" office:value-type="float" office:value="14">
            <text:p text:style-name="P37">14</text:p>
          </table:table-cell>
          <table:table-cell table:style-name="表18.D2" office:value-type="string">
            <text:p text:style-name="P36">lang</text:p>
          </table:table-cell>
        </table:table-row>
        <table:table-row>
          <table:table-cell table:style-name="表18.A2" office:value-type="float" office:value="5">
            <text:p text:style-name="P37">5</text:p>
          </table:table-cell>
          <table:table-cell table:style-name="表18.B2" office:value-type="string">
            <text:p text:style-name="P36">出来事</text:p>
          </table:table-cell>
          <table:table-cell table:style-name="表18.A2" office:value-type="float" office:value="15">
            <text:p text:style-name="P37">15</text:p>
          </table:table-cell>
          <table:table-cell table:style-name="表18.D2" office:value-type="string">
            <text:p text:style-name="P36">やった</text:p>
          </table:table-cell>
        </table:table-row>
        <table:table-row>
          <table:table-cell table:style-name="表18.A2" office:value-type="float" office:value="6">
            <text:p text:style-name="P37">6</text:p>
          </table:table-cell>
          <table:table-cell table:style-name="表18.B2" office:value-type="string">
            <text:p text:style-name="P36">止めた / 止めよう</text:p>
          </table:table-cell>
          <table:table-cell table:style-name="表18.A2" office:value-type="float" office:value="16">
            <text:p text:style-name="P37">16</text:p>
          </table:table-cell>
          <table:table-cell table:style-name="表18.D2" office:value-type="string">
            <text:p text:style-name="P36">やらず</text:p>
          </table:table-cell>
        </table:table-row>
        <table:table-row>
          <table:table-cell table:style-name="表18.A2" office:value-type="float" office:value="7">
            <text:p text:style-name="P37">7</text:p>
          </table:table-cell>
          <table:table-cell table:style-name="表18.B2" office:value-type="string">
            <text:p text:style-name="P36">始めた</text:p>
          </table:table-cell>
          <table:table-cell table:style-name="表18.A2" office:value-type="float" office:value="17">
            <text:p text:style-name="P37">17</text:p>
          </table:table-cell>
          <table:table-cell table:style-name="表18.D2" office:value-type="string">
            <text:p text:style-name="P36">currency</text:p>
          </table:table-cell>
        </table:table-row>
        <table:table-row>
          <table:table-cell table:style-name="表18.A2" office:value-type="float" office:value="8">
            <text:p text:style-name="P39">8</text:p>
          </table:table-cell>
          <table:table-cell table:style-name="表18.B2" office:value-type="string">
            <text:p text:style-name="P36">気づいた</text:p>
          </table:table-cell>
          <table:table-cell table:style-name="表18.A2" office:value-type="float" office:value="18">
            <text:p text:style-name="P37">18</text:p>
          </table:table-cell>
          <table:table-cell table:style-name="表18.D2" office:value-type="string">
            <text:p text:style-name="P36">知ったこと</text:p>
          </table:table-cell>
        </table:table-row>
        <table:table-row>
          <table:table-cell table:style-name="表18.A2" office:value-type="float" office:value="9">
            <text:p text:style-name="P37">9</text:p>
          </table:table-cell>
          <table:table-cell table:style-name="表18.B2" office:value-type="string">
            <text:p text:style-name="P36">新しい</text:p>
          </table:table-cell>
          <table:table-cell table:style-name="表18.A2" office:value-type="float" office:value="19">
            <text:p text:style-name="P37">19</text:p>
          </table:table-cell>
          <table:table-cell table:style-name="表18.D2" office:value-type="string">
            <text:p text:style-name="P36">やろう</text:p>
          </table:table-cell>
        </table:table-row>
        <table:table-row>
          <table:table-cell table:style-name="表18.A2" office:value-type="float" office:value="10">
            <text:p text:style-name="P37">10</text:p>
          </table:table-cell>
          <table:table-cell table:style-name="表18.B2" office:value-type="string">
            <text:p text:style-name="P36">その他</text:p>
          </table:table-cell>
          <table:table-cell table:style-name="表18.A2" office:value-type="float" office:value="20">
            <text:p text:style-name="P37">20</text:p>
          </table:table-cell>
          <table:table-cell table:style-name="表18.D2" office:value-type="string">
            <text:p text:style-name="P36">ゴール</text:p>
          </table:table-cell>
        </table:table-row>
        <table:table-row>
          <table:table-cell table:style-name="表18.A11" office:value-type="float" office:value="21">
            <text:p text:style-name="P36">21</text:p>
          </table:table-cell>
          <table:table-cell table:style-name="表18.B2" office:value-type="string">
            <text:p text:style-name="P36">アファメ</text:p>
          </table:table-cell>
          <table:table-cell table:style-name="表18.B2" office:value-type="string">
            <text:p text:style-name="P36"/>
          </table:table-cell>
          <table:table-cell table:style-name="表18.D2" office:value-type="string">
            <text:p text:style-name="P36"/>
          </table:table-cell>
        </table:table-row>
      </table:table>
      <text:p text:style-name="P16"/>
      <text:p text:style-name="P20">明日</text:p>
      <text:p text:style-name="P19"/>
      <text:p text:style-name="P20">明日の、その先</text:p>
      <text:p text:style-name="P16"/>
      <text:p text:style-name="P9">[/ 20190828_233024]</text:p>
      <text:p text:style-name="P10"/>
      <text:p text:style-name="P23"/>
      <text:p text:style-name="P3">------------------------------------------------------------</text:p>
      <text:p text:style-name="P5">[20190830_001107]</text:p>
      <text:list xml:id="list5584320633045959107" text:style-name="L96">
        <text:list-item>
          <text:p text:style-name="P164">ギター。review。g-0827-2。どの国の、あるいは、どの地域の音楽だろう、これは。</text:p>
          <text:list>
            <text:list-item>
              <text:p text:style-name="P164">「地域」という名称も使う。なぜなら、例えば、クルド人の音楽なら<text:soft-page-break/>ば、どの「国」、という分類には、馴染まない。「国」が、「国連に加盟している団体」、を意味するのなら。</text:p>
            </text:list-item>
            <text:list-item>
              <text:p text:style-name="P164">いまの日本のメディア、正確には、大手メディア、では、嫌韓の論調が主流なんだそうな。</text:p>
              <text:list>
                <text:list-item>
                  <text:p text:style-name="P164">俺の論調は、俺が決めよう。誰がそういうから、俺も、それに倣う。そりゃあ、そういう場合もあるけど？</text:p>
                </text:list-item>
              </text:list>
            </text:list-item>
            <text:list-item>
              <text:p text:style-name="P164">餌遣り：クロは、降りてくる。ドンが、擁壁の、フェンスの辺りから、鳴きながら出てくる。</text:p>
              <text:list>
                <text:list-item>
                  <text:p text:style-name="P164">クロを、擁壁の、歩道側へ誘導する。ドンは、擁壁から飛び降りる。クロを、掴みながら、下ろす。ドンは、少し離れたところで、寝そべっている。クロの腰摩り、始める。</text:p>
                </text:list-item>
                <text:list-item>
                  <text:p text:style-name="P164">しばらくして、ドンが、すぐ側まで、近寄っているのに気づく。「シューッ」、と舌で音出しをする。なお、ドンは、近寄る。クロは、逃げる。</text:p>
                </text:list-item>
                <text:list-item>
                  <text:p text:style-name="P164">ドンとクロの間に立つ。「シュッ！！」と、舌笛で、ドンに警告する。クロは、歩道の方へだろう、移動する。</text:p>
                </text:list-item>
                <text:list-item>
                  <text:p text:style-name="P164">ドンが、こちらの警告も甲斐無く、ダッと、クロを追いかけていく。</text:p>
                </text:list-item>
                <text:list-item>
                  <text:p text:style-name="P164">「ダメだ！！」、と声を投げる。</text:p>
                </text:list-item>
                <text:list-item>
                  <text:p text:style-name="P164">ドンは、歩道へ出て、さらに壁へ飛び乗り、フェンスの中へ、入り込む。入り込んだ場所で、立ち止まっている。</text:p>
                </text:list-item>
                <text:list-item>
                  <text:p text:style-name="P164"><text:soft-page-break/>その場で、「ニャー」と、声を出している。私は、立ち去る。</text:p>
                </text:list-item>
              </text:list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row>
          <table:table-cell table:style-name="表20.A1" office:value-type="float" office:value="1">
            <text:p text:style-name="P37">1</text:p>
          </table:table-cell>
          <table:table-cell table:style-name="表20.B1" office:value-type="string">
            <text:p text:style-name="P36">天気</text:p>
          </table:table-cell>
          <table:table-cell table:style-name="表20.A1" office:value-type="float" office:value="11">
            <text:p text:style-name="P37">11</text:p>
          </table:table-cell>
          <table:table-cell table:style-name="表20.D1" office:value-type="string">
            <text:p text:style-name="P36">思い出したこと</text:p>
          </table:table-cell>
        </table:table-row>
        <table:table-row>
          <table:table-cell table:style-name="表20.A2" office:value-type="float" office:value="2">
            <text:p text:style-name="P37">2</text:p>
          </table:table-cell>
          <table:table-cell table:style-name="表20.B2" office:value-type="string">
            <text:p text:style-name="P36">餌やり</text:p>
          </table:table-cell>
          <table:table-cell table:style-name="表20.A2" office:value-type="float" office:value="12">
            <text:p text:style-name="P37">12</text:p>
          </table:table-cell>
          <table:table-cell table:style-name="表20.D2" office:value-type="string">
            <text:p text:style-name="P36">KB</text:p>
          </table:table-cell>
        </table:table-row>
        <table:table-row>
          <table:table-cell table:style-name="表20.A2" office:value-type="float" office:value="3">
            <text:p text:style-name="P37">3</text:p>
          </table:table-cell>
          <table:table-cell table:style-name="表20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20.A2" office:value-type="float" office:value="13">
            <text:p text:style-name="P37">13</text:p>
          </table:table-cell>
          <table:table-cell table:style-name="表20.D2" office:value-type="string">
            <text:p text:style-name="P36">デッサン</text:p>
          </table:table-cell>
        </table:table-row>
        <table:table-row>
          <table:table-cell table:style-name="表20.A2" office:value-type="float" office:value="4">
            <text:p text:style-name="P37">4</text:p>
          </table:table-cell>
          <table:table-cell table:style-name="表20.B2" office:value-type="string">
            <text:p text:style-name="P36">思ったこと</text:p>
          </table:table-cell>
          <table:table-cell table:style-name="表20.A2" office:value-type="float" office:value="14">
            <text:p text:style-name="P37">14</text:p>
          </table:table-cell>
          <table:table-cell table:style-name="表20.D2" office:value-type="string">
            <text:p text:style-name="P36">lang</text:p>
          </table:table-cell>
        </table:table-row>
        <table:table-row>
          <table:table-cell table:style-name="表20.A2" office:value-type="float" office:value="5">
            <text:p text:style-name="P37">5</text:p>
          </table:table-cell>
          <table:table-cell table:style-name="表20.B2" office:value-type="string">
            <text:p text:style-name="P36">出来事</text:p>
          </table:table-cell>
          <table:table-cell table:style-name="表20.A2" office:value-type="float" office:value="15">
            <text:p text:style-name="P37">15</text:p>
          </table:table-cell>
          <table:table-cell table:style-name="表20.D2" office:value-type="string">
            <text:p text:style-name="P36">やった</text:p>
          </table:table-cell>
        </table:table-row>
        <table:table-row>
          <table:table-cell table:style-name="表20.A2" office:value-type="float" office:value="6">
            <text:p text:style-name="P37">6</text:p>
          </table:table-cell>
          <table:table-cell table:style-name="表20.B2" office:value-type="string">
            <text:p text:style-name="P36">止めた / 止めよう</text:p>
          </table:table-cell>
          <table:table-cell table:style-name="表20.A2" office:value-type="float" office:value="16">
            <text:p text:style-name="P37">16</text:p>
          </table:table-cell>
          <table:table-cell table:style-name="表20.D2" office:value-type="string">
            <text:p text:style-name="P36">やらず</text:p>
          </table:table-cell>
        </table:table-row>
        <table:table-row>
          <table:table-cell table:style-name="表20.A2" office:value-type="float" office:value="7">
            <text:p text:style-name="P37">7</text:p>
          </table:table-cell>
          <table:table-cell table:style-name="表20.B2" office:value-type="string">
            <text:p text:style-name="P36">始めた</text:p>
          </table:table-cell>
          <table:table-cell table:style-name="表20.A2" office:value-type="float" office:value="17">
            <text:p text:style-name="P37">17</text:p>
          </table:table-cell>
          <table:table-cell table:style-name="表20.D2" office:value-type="string">
            <text:p text:style-name="P36">currency</text:p>
          </table:table-cell>
        </table:table-row>
        <table:table-row>
          <table:table-cell table:style-name="表20.A2" office:value-type="float" office:value="8">
            <text:p text:style-name="P39">8</text:p>
          </table:table-cell>
          <table:table-cell table:style-name="表20.B2" office:value-type="string">
            <text:p text:style-name="P36">気づいた</text:p>
          </table:table-cell>
          <table:table-cell table:style-name="表20.A2" office:value-type="float" office:value="18">
            <text:p text:style-name="P37">18</text:p>
          </table:table-cell>
          <table:table-cell table:style-name="表20.D2" office:value-type="string">
            <text:p text:style-name="P36">知ったこと</text:p>
          </table:table-cell>
        </table:table-row>
        <table:table-row>
          <table:table-cell table:style-name="表20.A2" office:value-type="float" office:value="9">
            <text:p text:style-name="P37">9</text:p>
          </table:table-cell>
          <table:table-cell table:style-name="表20.B2" office:value-type="string">
            <text:p text:style-name="P36">新しい</text:p>
          </table:table-cell>
          <table:table-cell table:style-name="表20.A2" office:value-type="float" office:value="19">
            <text:p text:style-name="P37">19</text:p>
          </table:table-cell>
          <table:table-cell table:style-name="表20.D2" office:value-type="string">
            <text:p text:style-name="P36">やろう</text:p>
          </table:table-cell>
        </table:table-row>
        <table:table-row>
          <table:table-cell table:style-name="表20.A2" office:value-type="float" office:value="10">
            <text:p text:style-name="P37">10</text:p>
          </table:table-cell>
          <table:table-cell table:style-name="表20.B2" office:value-type="string">
            <text:p text:style-name="P36">その他</text:p>
          </table:table-cell>
          <table:table-cell table:style-name="表20.A2" office:value-type="float" office:value="20">
            <text:p text:style-name="P37">20</text:p>
          </table:table-cell>
          <table:table-cell table:style-name="表20.D2" office:value-type="string">
            <text:p text:style-name="P36">ゴール</text:p>
          </table:table-cell>
        </table:table-row>
        <table:table-row>
          <table:table-cell table:style-name="表20.A11" office:value-type="float" office:value="21">
            <text:p text:style-name="P36">21</text:p>
          </table:table-cell>
          <table:table-cell table:style-name="表20.B2" office:value-type="string">
            <text:p text:style-name="P36">アファメ</text:p>
          </table:table-cell>
          <table:table-cell table:style-name="表20.B2" office:value-type="string">
            <text:p text:style-name="P36"/>
          </table:table-cell>
          <table:table-cell table:style-name="表20.D2" office:value-type="string">
            <text:p text:style-name="P36"/>
          </table:table-cell>
        </table:table-row>
      </table:table>
      <text:p text:style-name="P16"/>
      <text:p text:style-name="P20">明日</text:p>
      <text:p text:style-name="P19"/>
      <text:p text:style-name="P20">明日の、その先</text:p>
      <text:p text:style-name="P16"/>
      <text:p text:style-name="P8">[/ 20190830_002231]</text:p>
      <text:p text:style-name="P11"/>
      <text:p text:style-name="P23"/>
      <text:p text:style-name="P3">------------------------------------------------------------</text:p>
      <text:p text:style-name="P4">[20190902_230545]</text:p>
      <text:list xml:id="list6352132986481518126" text:style-name="L97">
        <text:list-item>
          <text:p text:style-name="P166">天気、晴れ</text:p>
        </text:list-item>
        <text:list-item>
          <text:p text:style-name="P166">自転車、ついに購入した</text:p>
          <text:list>
            <text:list-item>
              <text:p text:style-name="P166">高津駅が最寄りの、自転車店へ、当初は行くつもり。</text:p>
            </text:list-item>
            <text:list-item>
              <text:p text:style-name="P166">着替えをして、靴下を片方履いた時点で、そうだ、お店が空いているか、<text:soft-page-break/>確かめよう。と、電話する。猿渡輪業。すると、中古は置いていないとのこと</text:p>
            </text:list-item>
            <text:list-item>
              <text:p text:style-name="P166">もう１点、同じく高津駅最寄りの店。こちらも、扱いなし。さらに、電話口の人が教えてくれたのは、去年あたり（と言っていたか）、高津の自転車店は皆、中古の扱いを止めた。部品の交換などで、結局、売値は１万数千円。新車が１万数千円から、買える。結果、中古は扱わない。</text:p>
              <text:list>
                <text:list-item>
                  <text:p text:style-name="P166">その人は、中原区（の店舗たち）は、まだやっているが...とのこと</text:p>
                </text:list-item>
              </text:list>
            </text:list-item>
            <text:list-item>
              <text:p text:style-name="P166">中原区の店舗へ電話。川崎市行政のホームページに載っていたリストに掲載されていた店の一つ。結果、そこも、扱いなし。</text:p>
            </text:list-item>
            <text:list-item>
              <text:p text:style-name="P166">やむなく、ネット検索で、川崎市の自転車販売を探す。「川崎市　自転車　販売」。</text:p>
            </text:list-item>
            <text:list-item>
              <text:p text:style-name="P166">ヒットした中で、宮前平住所の店、１つ。小杉の近くに、２店。まず、宮前平の店へ行くことに決める。</text:p>
            </text:list-item>
            <text:list-item>
              <text:p text:style-name="P166">徒歩で、店舗まで。宮崎台駅近くのノジマ。の近くの、尻手黒川沿いの、店舗。「ダイワ宮前平店」。</text:p>
            </text:list-item>
            <text:list-item>
              <text:p text:style-name="P166">ママチャリタイプのもの、選ぶ。２６インチ。色は青。変速６段。タイヤ接触式の発電機による、ライト。</text:p>
              <text:list>
                <text:list-item>
                  <text:p text:style-name="P166">本体、税込、２万数百円（８％）。</text:p>
                </text:list-item>
                <text:list-item>
                  <text:p text:style-name="P166">他に、防犯登録、５５０円。パンク対策の液体、充填料、１５００円。保険その他、3千5百円。合わせて、２万７千円ぐらい。</text:p>
                </text:list-item>
              </text:list>
            </text:list-item>
          </text:list>
        </text:list-item>
        <text:list-item>
          <text:p text:style-name="P166">餌遣り</text:p>
          <text:list>
            <text:list-item>
              <text:p text:style-name="P166">擁壁へ。ドンが一匹、いるのみ。ドンは、地面へ降りる。まもなく、ミケが、フェンスの内側から、這い出てくる。クロも、しきりフェンスの向こう側に、うずくまる格好でいるのに、気づく。</text:p>
            </text:list-item>
            <text:list-item>
              <text:p text:style-name="P166"><text:soft-page-break/>ドンは、少し離れた場所に、寝そべる。クロを、地面へ下ろす。ミケに固形をあげて、さて、クロの腰を摩ろうとする。と、ドンが近寄ってきている。</text:p>
            </text:list-item>
            <text:list-item>
              <text:p text:style-name="P166">「シューッ！！」と、舌で音を出す。ドンは、ハッとした風で、ダダダっと、南方面へ駆けていく。</text:p>
            </text:list-item>
            <text:list-item>
              <text:p text:style-name="P166">しかし、振り向くと、クロは、サーっと、歩道の方へ走っていく。</text:p>
            </text:list-item>
            <text:list-item>
              <text:p text:style-name="P166">結局、クロは、戻ってこない。舌で、「ツッツッツッ」と、呼びかけたが、気配なし。</text:p>
            </text:list-item>
          </text:list>
        </text:list-item>
        <text:list-item>
          <text:p text:style-name="P166">初めて：災害備蓄品</text:p>
          <text:list>
            <text:list-item>
              <text:p text:style-name="P166">インスタントラーメン、カンパンなどを入れたダンボール箱。ヨドバシの通販で、送られてきたもの。その箱を、２つに切り分けた。</text:p>
            </text:list-item>
            <text:list-item>
              <text:p text:style-name="P166">１つには、目一杯に品を入れる。</text:p>
            </text:list-item>
            <text:list-item>
              <text:p text:style-name="P166">　=&gt;　この、箱の「切り分け」が、初めてのこと。</text:p>
            </text:list-item>
          </text:list>
        </text:list-item>
        <text:list-item>
          <text:p text:style-name="P166">初めて：災害備蓄品</text:p>
          <text:list>
            <text:list-item>
              <text:p text:style-name="P166">さらに、備蓄品についての、「初めて」のこと。</text:p>
            </text:list-item>
            <text:list-item>
              <text:p text:style-name="P166">上記の、切り分けた箱。に、品々を入れる。そして、紙に、内容物のリストを書く。箱のIDも、メモに。そして、このメモを、写真に撮る。で、終わり。前回までは、その場で、PCを使って、シートに入力していた。今回は、この作業は、なし。</text:p>
            </text:list-item>
          </text:list>
        </text:list-item>
        <text:list-item>
          <text:p text:style-name="P166">初めて：ギター</text:p>
          <text:list>
            <text:list-item>
              <text:p text:style-name="P166">前回から、ハーモニカとの重奏、始めている。上新電機の通販サイトで、ホルダーを購入した。</text:p>
            </text:list-item>
          </text:list>
        </text:list-item>
        <text:list-item>
          <text:p text:style-name="P166">その他：ハーモニカ・ホルダー。使い方</text:p>
          <text:list>
            <text:list-item>
              <text:p text:style-name="P166">今回購入したもの。角度をつけるための、ヒンジ。この部品は、ネジの部分<text:soft-page-break/>だけを回しても、締まりきらない。ボルトの部分も、もう一方の手の指で押して、ネジを回す際に、ヒンジ全体を、両側から、押さえ込むように、保持する。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float" office:value="1">
            <text:p text:style-name="P37">1</text:p>
          </table:table-cell>
          <table:table-cell table:style-name="表1.B1" office:value-type="string">
            <text:p text:style-name="P36">天気</text:p>
          </table:table-cell>
          <table:table-cell table:style-name="表1.A1" office:value-type="float" office:value="11">
            <text:p text:style-name="P37">11</text:p>
          </table:table-cell>
          <table:table-cell table:style-name="表1.D1" office:value-type="string">
            <text:p text:style-name="P36">思い出したこと</text:p>
          </table:table-cell>
        </table:table-row>
        <table:table-row>
          <table:table-cell table:style-name="表1.A2" office:value-type="float" office:value="2">
            <text:p text:style-name="P37">2</text:p>
          </table:table-cell>
          <table:table-cell table:style-name="表1.B2" office:value-type="string">
            <text:p text:style-name="P36">餌やり</text:p>
          </table:table-cell>
          <table:table-cell table:style-name="表1.A2" office:value-type="float" office:value="12">
            <text:p text:style-name="P37">12</text:p>
          </table:table-cell>
          <table:table-cell table:style-name="表1.D2" office:value-type="string">
            <text:p text:style-name="P36">KB</text:p>
          </table:table-cell>
        </table:table-row>
        <table:table-row>
          <table:table-cell table:style-name="表1.A2" office:value-type="float" office:value="3">
            <text:p text:style-name="P37">3</text:p>
          </table:table-cell>
          <table:table-cell table:style-name="表1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1.A2" office:value-type="float" office:value="13">
            <text:p text:style-name="P37">13</text:p>
          </table:table-cell>
          <table:table-cell table:style-name="表1.D2" office:value-type="string">
            <text:p text:style-name="P36">デッサン</text:p>
          </table:table-cell>
        </table:table-row>
        <table:table-row>
          <table:table-cell table:style-name="表1.A2" office:value-type="float" office:value="4">
            <text:p text:style-name="P37">4</text:p>
          </table:table-cell>
          <table:table-cell table:style-name="表1.B2" office:value-type="string">
            <text:p text:style-name="P36">思ったこと</text:p>
          </table:table-cell>
          <table:table-cell table:style-name="表1.A2" office:value-type="float" office:value="14">
            <text:p text:style-name="P37">14</text:p>
          </table:table-cell>
          <table:table-cell table:style-name="表1.D2" office:value-type="string">
            <text:p text:style-name="P36">lang</text:p>
          </table:table-cell>
        </table:table-row>
        <table:table-row>
          <table:table-cell table:style-name="表1.A2" office:value-type="float" office:value="5">
            <text:p text:style-name="P37">5</text:p>
          </table:table-cell>
          <table:table-cell table:style-name="表1.B2" office:value-type="string">
            <text:p text:style-name="P36">出来事</text:p>
          </table:table-cell>
          <table:table-cell table:style-name="表1.A2" office:value-type="float" office:value="15">
            <text:p text:style-name="P37">15</text:p>
          </table:table-cell>
          <table:table-cell table:style-name="表1.D2" office:value-type="string">
            <text:p text:style-name="P36">やった</text:p>
          </table:table-cell>
        </table:table-row>
        <table:table-row>
          <table:table-cell table:style-name="表1.A2" office:value-type="float" office:value="6">
            <text:p text:style-name="P37">6</text:p>
          </table:table-cell>
          <table:table-cell table:style-name="表1.B2" office:value-type="string">
            <text:p text:style-name="P36">止めた / 止めよう</text:p>
          </table:table-cell>
          <table:table-cell table:style-name="表1.A2" office:value-type="float" office:value="16">
            <text:p text:style-name="P37">16</text:p>
          </table:table-cell>
          <table:table-cell table:style-name="表1.D2" office:value-type="string">
            <text:p text:style-name="P36">やらず</text:p>
          </table:table-cell>
        </table:table-row>
        <table:table-row>
          <table:table-cell table:style-name="表1.A2" office:value-type="float" office:value="7">
            <text:p text:style-name="P37">7</text:p>
          </table:table-cell>
          <table:table-cell table:style-name="表1.B2" office:value-type="string">
            <text:p text:style-name="P36">始めた</text:p>
          </table:table-cell>
          <table:table-cell table:style-name="表1.A2" office:value-type="float" office:value="17">
            <text:p text:style-name="P37">17</text:p>
          </table:table-cell>
          <table:table-cell table:style-name="表1.D2" office:value-type="string">
            <text:p text:style-name="P36">currency</text:p>
          </table:table-cell>
        </table:table-row>
        <table:table-row>
          <table:table-cell table:style-name="表1.A2" office:value-type="float" office:value="8">
            <text:p text:style-name="P39">8</text:p>
          </table:table-cell>
          <table:table-cell table:style-name="表1.B2" office:value-type="string">
            <text:p text:style-name="P36">気づいた</text:p>
          </table:table-cell>
          <table:table-cell table:style-name="表1.A2" office:value-type="float" office:value="18">
            <text:p text:style-name="P37">18</text:p>
          </table:table-cell>
          <table:table-cell table:style-name="表1.D2" office:value-type="string">
            <text:p text:style-name="P36">知ったこと</text:p>
          </table:table-cell>
        </table:table-row>
        <table:table-row>
          <table:table-cell table:style-name="表1.A2" office:value-type="float" office:value="9">
            <text:p text:style-name="P37">9</text:p>
          </table:table-cell>
          <table:table-cell table:style-name="表1.B2" office:value-type="string">
            <text:p text:style-name="P36">新しい</text:p>
          </table:table-cell>
          <table:table-cell table:style-name="表1.A2" office:value-type="float" office:value="19">
            <text:p text:style-name="P37">19</text:p>
          </table:table-cell>
          <table:table-cell table:style-name="表1.D2" office:value-type="string">
            <text:p text:style-name="P36">やろう</text:p>
          </table:table-cell>
        </table:table-row>
        <table:table-row>
          <table:table-cell table:style-name="表1.A2" office:value-type="float" office:value="10">
            <text:p text:style-name="P37">10</text:p>
          </table:table-cell>
          <table:table-cell table:style-name="表1.B2" office:value-type="string">
            <text:p text:style-name="P36">その他</text:p>
          </table:table-cell>
          <table:table-cell table:style-name="表1.A2" office:value-type="float" office:value="20">
            <text:p text:style-name="P37">20</text:p>
          </table:table-cell>
          <table:table-cell table:style-name="表1.D2" office:value-type="string">
            <text:p text:style-name="P36">ゴール</text:p>
          </table:table-cell>
        </table:table-row>
        <table:table-row>
          <table:table-cell table:style-name="表1.A11" office:value-type="float" office:value="21">
            <text:p text:style-name="P36">21</text:p>
          </table:table-cell>
          <table:table-cell table:style-name="表1.B2" office:value-type="string">
            <text:p text:style-name="P36">アファメ</text:p>
          </table:table-cell>
          <table:table-cell table:style-name="表1.B2" office:value-type="string">
            <text:p text:style-name="P36"/>
          </table:table-cell>
          <table:table-cell table:style-name="表1.D2" office:value-type="string">
            <text:p text:style-name="P36"/>
          </table:table-cell>
        </table:table-row>
      </table:table>
      <text:p text:style-name="P16"/>
      <text:p text:style-name="P20">明日</text:p>
      <text:p text:style-name="P19"/>
      <text:p text:style-name="P20">明日の、その先</text:p>
      <text:p text:style-name="P16"/>
      <text:p text:style-name="P8">[/ 20190902_233033]</text:p>
      <text:p text:style-name="P11"/>
      <text:p text:style-name="P23"/>
      <text:p text:style-name="P3">------------------------------------------------------------</text:p>
      <text:p text:style-name="P25">[20190903_230536]</text:p>
      <text:list xml:id="list3312212792386450730" text:style-name="L98">
        <text:list-item>
          <text:p text:style-name="P169">天気。夜の初め頃、雨。激しい。餌遣りには、長靴で。</text:p>
          <text:list>
            <text:list-item>
              <text:p text:style-name="P169">帰り道、自転車で行き交う人。多く、傘をさしていない。のに、気づく。<text:soft-page-break/>今思えば、傘を夜分に差して、乗車。は、人にぶつかる危険、けだし、ある。なおまた、カッパも被っていない。思ったのは、朝に、パートの仕事などに出て、その時点では、降雨なし。空は晴れていたか。故に、カッパ、携行、なし。</text:p>
            </text:list-item>
          </text:list>
        </text:list-item>
        <text:list-item>
          <text:p text:style-name="P169">餌遣り。</text:p>
          <text:list>
            <text:list-item>
              <text:p text:style-name="P169">擁壁へ行くと、フェンスの中より、ドンの鳴き声。しきりに促すと、歩道側のフェンスをくぐって、擁壁の上へ。速やかに歩道に飛び降りる。擁壁と、公園のフェンスの隙間から、入ってくる。そのまま、私も小走りで、鉄階段へ。</text:p>
            </text:list-item>
            <text:list-item>
              <text:p text:style-name="P169">定例の場所は、頭上に階段の構造物が伸びているも、雨粒、頻り。その状況を受けて、ジプロクは、階段下のスペースの、入口辺りへ展げる。</text:p>
            </text:list-item>
            <text:list-item>
              <text:p text:style-name="P169">ドンを残し、再び擁壁へ。フェンスないから、ミケの鳴き声。舌打ちで、促す。ミケ、<text:ruby text:style-name="Ru1"><text:ruby-base>出</text:ruby-base><text:ruby-text>いづ</text:ruby-text></text:ruby>る。傘で彼の身体を掩蔽しつつ、固形を与える。</text:p>
              <text:list>
                <text:list-item>
                  <text:p text:style-name="P169">ミケは、何口か食すと、すぐにこちらを向いて、ニャァァウ、と、何かをせがむ様子。</text:p>
                </text:list-item>
                <text:list-item>
                  <text:p text:style-name="P169">声を上げられると、近隣の人間たちを刺激してしまう。その懸念に追い立てられて、ミケに、シュッ！と、舌声を立てる。</text:p>
                </text:list-item>
                <text:list-item>
                  <text:p text:style-name="P169">なおも、ミケは、固形をついばんでは、しきりにこちらを向いて、声を上げる。ペーストがほしいのか、と考え巡らす。</text:p>
                </text:list-item>
                <text:list-item>
                  <text:p text:style-name="P169">４度目ぐらいか、ミケがニャァァウと声を上げる。私は耐え切れず、<text:soft-page-break/>パシッと、ミケの眉間辺りを、左手の指で、<text:ruby text:style-name="Ru1"><text:ruby-base>叩</text:ruby-base><text:ruby-text>はた</text:ruby-text></text:ruby>く。</text:p>
                </text:list-item>
                <text:list-item>
                  <text:p text:style-name="P169">ミケは、目を細め、一瞬、こちらを見据える。それから、走り去ろうとする。私は、<text:ruby text:style-name="Ru1"><text:ruby-base>彼</text:ruby-base><text:ruby-text>かれ</text:ruby-text></text:ruby>を、傘を低めることで、抑えようとする。</text:p>
                </text:list-item>
                <text:list-item>
                  <text:p text:style-name="P169">２０秒ぐらいだろうか、ミケを、傘で抑える。それから、傘の力を抜く。ミケは、傘を滑り抜けて、フェンスの中へ、走り去っていく。</text:p>
                </text:list-item>
              </text:list>
            </text:list-item>
          </text:list>
        </text:list-item>
        <text:list-item>
          <text:p text:style-name="P169">その他。昨日の話し。自転車店舗にて</text:p>
          <text:list>
            <text:list-item>
              <text:p text:style-name="P169">出入り口脇の、飲み物のサーバーの前で、コップを口にあてて、飲み物を飲んでいる。すると、来客として、母親と、子供２人、そして、母親におぶわれた乳児。の、４人組が入ってくる。</text:p>
              <text:list>
                <text:list-item>
                  <text:p text:style-name="P169">子供２人は、サーバーへやってくる。私は、サーバーの前から身体を引いて、傍らに立つ。</text:p>
                </text:list-item>
                <text:list-item>
                  <text:p text:style-name="P169">母親は、店のスタッフの人との話のためか、２人を残す。</text:p>
                </text:list-item>
                <text:list-item>
                  <text:p text:style-name="P169">２人のうち、女の子の方が、サーバーで水を飲みたいらしく、離れたところにいる母親に、「どれー？」と、尋ねている。母親は、返事をするも、店員とのやり取りに従事しているせいだろう、どれが水か、などの知らせを、女の子にはできないでいる。</text:p>
                </text:list-item>
                <text:list-item>
                  <text:p text:style-name="P169">私が、代わりに、その女の子に、それでいいんだよ、と、女の子が指差しているボタンを、指し示す。「これー？」と、その子が訊く。</text:p>
                </text:list-item>
                <text:list-item>
                  <text:p text:style-name="P169">「水を飲みたいんでしょ？」と、私は、確認する。「うん」と、その子が返事する。「じゃあ、それでいいんだよ」と、私は再度、返答する。</text:p>
                </text:list-item>
                <text:list-item>
                  <text:p text:style-name="P169">次に、もう一人の、男の子が、「僕は、○○だよー！」と、私に話し<text:soft-page-break/>かけて来る。</text:p>
                  <text:list>
                    <text:list-item>
                      <text:p text:style-name="P169">「○○するから、見ていてねー！」と、私に頼む。何を見ていてなのか、はっきりとは分からなかったが、私は、「うん、いいよ」と、答える。</text:p>
                    </text:list-item>
                    <text:list-item>
                      <text:p text:style-name="P169">この時点で、母親が戻って来る。</text:p>
                    </text:list-item>
                  </text:list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row>
          <table:table-cell table:style-name="表21.A1" office:value-type="float" office:value="1">
            <text:p text:style-name="P37">1</text:p>
          </table:table-cell>
          <table:table-cell table:style-name="表21.B1" office:value-type="string">
            <text:p text:style-name="P36">天気</text:p>
          </table:table-cell>
          <table:table-cell table:style-name="表21.A1" office:value-type="float" office:value="11">
            <text:p text:style-name="P37">11</text:p>
          </table:table-cell>
          <table:table-cell table:style-name="表21.D1" office:value-type="string">
            <text:p text:style-name="P36">思い出したこと</text:p>
          </table:table-cell>
        </table:table-row>
        <table:table-row>
          <table:table-cell table:style-name="表21.A2" office:value-type="float" office:value="2">
            <text:p text:style-name="P37">2</text:p>
          </table:table-cell>
          <table:table-cell table:style-name="表21.B2" office:value-type="string">
            <text:p text:style-name="P36">餌やり</text:p>
          </table:table-cell>
          <table:table-cell table:style-name="表21.A2" office:value-type="float" office:value="12">
            <text:p text:style-name="P37">12</text:p>
          </table:table-cell>
          <table:table-cell table:style-name="表21.D2" office:value-type="string">
            <text:p text:style-name="P36">KB</text:p>
          </table:table-cell>
        </table:table-row>
        <table:table-row>
          <table:table-cell table:style-name="表21.A2" office:value-type="float" office:value="3">
            <text:p text:style-name="P37">3</text:p>
          </table:table-cell>
          <table:table-cell table:style-name="表21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21.A2" office:value-type="float" office:value="13">
            <text:p text:style-name="P37">13</text:p>
          </table:table-cell>
          <table:table-cell table:style-name="表21.D2" office:value-type="string">
            <text:p text:style-name="P36">デッサン</text:p>
          </table:table-cell>
        </table:table-row>
        <table:table-row>
          <table:table-cell table:style-name="表21.A2" office:value-type="float" office:value="4">
            <text:p text:style-name="P37">4</text:p>
          </table:table-cell>
          <table:table-cell table:style-name="表21.B2" office:value-type="string">
            <text:p text:style-name="P36">思ったこと</text:p>
          </table:table-cell>
          <table:table-cell table:style-name="表21.A2" office:value-type="float" office:value="14">
            <text:p text:style-name="P37">14</text:p>
          </table:table-cell>
          <table:table-cell table:style-name="表21.D2" office:value-type="string">
            <text:p text:style-name="P36">lang</text:p>
          </table:table-cell>
        </table:table-row>
        <table:table-row>
          <table:table-cell table:style-name="表21.A2" office:value-type="float" office:value="5">
            <text:p text:style-name="P37">5</text:p>
          </table:table-cell>
          <table:table-cell table:style-name="表21.B2" office:value-type="string">
            <text:p text:style-name="P36">出来事</text:p>
          </table:table-cell>
          <table:table-cell table:style-name="表21.A2" office:value-type="float" office:value="15">
            <text:p text:style-name="P37">15</text:p>
          </table:table-cell>
          <table:table-cell table:style-name="表21.D2" office:value-type="string">
            <text:p text:style-name="P36">やった</text:p>
          </table:table-cell>
        </table:table-row>
        <table:table-row>
          <table:table-cell table:style-name="表21.A2" office:value-type="float" office:value="6">
            <text:p text:style-name="P37">6</text:p>
          </table:table-cell>
          <table:table-cell table:style-name="表21.B2" office:value-type="string">
            <text:p text:style-name="P36">止めた / 止めよう</text:p>
          </table:table-cell>
          <table:table-cell table:style-name="表21.A2" office:value-type="float" office:value="16">
            <text:p text:style-name="P37">16</text:p>
          </table:table-cell>
          <table:table-cell table:style-name="表21.D2" office:value-type="string">
            <text:p text:style-name="P36">やらず</text:p>
          </table:table-cell>
        </table:table-row>
        <table:table-row>
          <table:table-cell table:style-name="表21.A2" office:value-type="float" office:value="7">
            <text:p text:style-name="P37">7</text:p>
          </table:table-cell>
          <table:table-cell table:style-name="表21.B2" office:value-type="string">
            <text:p text:style-name="P36">始めた</text:p>
          </table:table-cell>
          <table:table-cell table:style-name="表21.A2" office:value-type="float" office:value="17">
            <text:p text:style-name="P37">17</text:p>
          </table:table-cell>
          <table:table-cell table:style-name="表21.D2" office:value-type="string">
            <text:p text:style-name="P36">currency</text:p>
          </table:table-cell>
        </table:table-row>
        <table:table-row>
          <table:table-cell table:style-name="表21.A2" office:value-type="float" office:value="8">
            <text:p text:style-name="P39">8</text:p>
          </table:table-cell>
          <table:table-cell table:style-name="表21.B2" office:value-type="string">
            <text:p text:style-name="P36">気づいた</text:p>
          </table:table-cell>
          <table:table-cell table:style-name="表21.A2" office:value-type="float" office:value="18">
            <text:p text:style-name="P37">18</text:p>
          </table:table-cell>
          <table:table-cell table:style-name="表21.D2" office:value-type="string">
            <text:p text:style-name="P36">知ったこと</text:p>
          </table:table-cell>
        </table:table-row>
        <table:table-row>
          <table:table-cell table:style-name="表21.A2" office:value-type="float" office:value="9">
            <text:p text:style-name="P37">9</text:p>
          </table:table-cell>
          <table:table-cell table:style-name="表21.B2" office:value-type="string">
            <text:p text:style-name="P36">新しい</text:p>
          </table:table-cell>
          <table:table-cell table:style-name="表21.A2" office:value-type="float" office:value="19">
            <text:p text:style-name="P37">19</text:p>
          </table:table-cell>
          <table:table-cell table:style-name="表21.D2" office:value-type="string">
            <text:p text:style-name="P36">やろう</text:p>
          </table:table-cell>
        </table:table-row>
        <table:table-row>
          <table:table-cell table:style-name="表21.A2" office:value-type="float" office:value="10">
            <text:p text:style-name="P37">10</text:p>
          </table:table-cell>
          <table:table-cell table:style-name="表21.B2" office:value-type="string">
            <text:p text:style-name="P36">その他</text:p>
          </table:table-cell>
          <table:table-cell table:style-name="表21.A2" office:value-type="float" office:value="20">
            <text:p text:style-name="P37">20</text:p>
          </table:table-cell>
          <table:table-cell table:style-name="表21.D2" office:value-type="string">
            <text:p text:style-name="P36">ゴール</text:p>
          </table:table-cell>
        </table:table-row>
        <table:table-row>
          <table:table-cell table:style-name="表21.A11" office:value-type="float" office:value="21">
            <text:p text:style-name="P36">21</text:p>
          </table:table-cell>
          <table:table-cell table:style-name="表21.B2" office:value-type="string">
            <text:p text:style-name="P36">アファメ</text:p>
          </table:table-cell>
          <table:table-cell table:style-name="表21.B2" office:value-type="string">
            <text:p text:style-name="P36"/>
          </table:table-cell>
          <table:table-cell table:style-name="表21.D2" office:value-type="string">
            <text:p text:style-name="P36"/>
          </table:table-cell>
        </table:table-row>
      </table:table>
      <text:p text:style-name="P19"/>
      <text:p text:style-name="P20">明日</text:p>
      <text:p text:style-name="P19"/>
      <text:p text:style-name="P20">明日の、その先</text:p>
      <text:p text:style-name="P19"/>
      <text:p text:style-name="P24">[/ 20190903_232809]</text:p>
      <text:p text:style-name="P10"/>
      <text:p text:style-name="P23"/>
      <text:p text:style-name="P3">------------------------------------------------------------</text:p>
      <text:p text:style-name="P7">[20190909_233623]</text:p>
      <text:list xml:id="list8774488751277689866" text:style-name="L99">
        <text:list-item>
          <text:p text:style-name="P170"><text:soft-page-break/>餌遣り。擁壁へ行くと、フェンスの近くに、ミケとクロ。すぐに、ドンが、仕切りフェンスの向こう側に現れる。ミケたちを歩道側に導いて、ドンが、より低いところから下りれるように、２匹に声をかける。ミケが、その場で、ドンにウゥゥーと、声を上げている。</text:p>
          <text:list>
            <text:list-item>
              <text:p text:style-name="P170">ドンは、仕切りフェンスを潜ったすぐのところから、飛び降りる。</text:p>
            </text:list-item>
            <text:list-item>
              <text:p text:style-name="P170">ドンは、ミケたちにエサを上げる定位置の、向かい側の木の根元に、寝そべっている。</text:p>
            </text:list-item>
            <text:list-item>
              <text:p text:style-name="P170">クロは、腰摩りは、なし。ミケがニャアニャア鳴いてしまうので、ペーストも、すぐに分け与える。クロは、擁壁の高い場所にいる。なので、足を掴んで、地面に下ろす、という対応ができない。今日は、摩り、なし。</text:p>
            </text:list-item>
            <text:list-item>
              <text:p text:style-name="P170">ドンは、物置小屋の裏で、餌遣り。食べたあと、小屋の後ろの擁壁、「ブロック擁壁」と呼ぼうか、の上で、寝転がる。首揉みを、してあげる。</text:p>
            </text:list-item>
          </text:list>
        </text:list-item>
        <text:list-item>
          <text:p text:style-name="P170">思い出したこと</text:p>
          <text:list>
            <text:list-item>
              <text:p text:style-name="P170">グルメにいた頃。矢川のアパートを引き払って、お父さんが住んでいるアパートに、移った時。</text:p>
              <text:list>
                <text:list-item>
                  <text:p text:style-name="P170">夜、私はパソコンで作業している。父親が、傍らにいる。何かのことで、口論が始まる。その中で、父親が、「お父さんは、２千万を貯めているんだ」と、強がる風に、言い放つ。私は、応じて、「それっぽっちか」、と、揶揄する。</text:p>
                </text:list-item>
              </text:list>
            </text:list-item>
          </text:list>
        </text:list-item>
        <text:list-item>
          <text:p text:style-name="P170">思ったこと</text:p>
          <text:list>
            <text:list-item>
              <text:p text:style-name="P170">（昨日の録音から。水曜日の、１：５２の長さのクリップに続けて）</text:p>
              <text:list>
                <text:list-item>
                  <text:p text:style-name="P170">電子レンジの扉を、私の母親をやっている人間が、時々、開けっ<text:soft-page-break/>放しにしていることに関して。</text:p>
                </text:list-item>
                <text:list-item>
                  <text:p text:style-name="P170">レンジの前の空間は、私の空間でもある。私の、一部。その空間が、<text:ruby text:style-name="Ru1"><text:ruby-base>蔑</text:ruby-base><text:ruby-text>ないがし</text:ruby-text></text:ruby>ろにされてしまっている。そのことが、痛みを呼び起こすのだろう。</text:p>
                </text:list-item>
                <text:list-item>
                  <text:p text:style-name="P170">自分の存在が、無視されてしまっている。その悲しみ。</text:p>
                </text:list-item>
                <text:list-item>
                  <text:p text:style-name="P170">そして、相手にいくら伝えても、相手の行動は、変わらない。「おれを無視しないでくれよ」と言っても、繰り返し繰り返し、無視される。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row>
          <table:table-cell table:style-name="表22.A1" office:value-type="float" office:value="1">
            <text:p text:style-name="P37">1</text:p>
          </table:table-cell>
          <table:table-cell table:style-name="表22.B1" office:value-type="string">
            <text:p text:style-name="P36">天気</text:p>
          </table:table-cell>
          <table:table-cell table:style-name="表22.A1" office:value-type="float" office:value="11">
            <text:p text:style-name="P37">11</text:p>
          </table:table-cell>
          <table:table-cell table:style-name="表22.D1" office:value-type="string">
            <text:p text:style-name="P36">思い出したこと</text:p>
          </table:table-cell>
        </table:table-row>
        <table:table-row>
          <table:table-cell table:style-name="表22.A2" office:value-type="float" office:value="2">
            <text:p text:style-name="P37">2</text:p>
          </table:table-cell>
          <table:table-cell table:style-name="表22.B2" office:value-type="string">
            <text:p text:style-name="P36">餌やり</text:p>
          </table:table-cell>
          <table:table-cell table:style-name="表22.A2" office:value-type="float" office:value="12">
            <text:p text:style-name="P37">12</text:p>
          </table:table-cell>
          <table:table-cell table:style-name="表22.D2" office:value-type="string">
            <text:p text:style-name="P36">KB</text:p>
          </table:table-cell>
        </table:table-row>
        <table:table-row>
          <table:table-cell table:style-name="表22.A2" office:value-type="float" office:value="3">
            <text:p text:style-name="P37">3</text:p>
          </table:table-cell>
          <table:table-cell table:style-name="表22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22.A2" office:value-type="float" office:value="13">
            <text:p text:style-name="P37">13</text:p>
          </table:table-cell>
          <table:table-cell table:style-name="表22.D2" office:value-type="string">
            <text:p text:style-name="P36">デッサン</text:p>
          </table:table-cell>
        </table:table-row>
        <table:table-row>
          <table:table-cell table:style-name="表22.A2" office:value-type="float" office:value="4">
            <text:p text:style-name="P37">4</text:p>
          </table:table-cell>
          <table:table-cell table:style-name="表22.B2" office:value-type="string">
            <text:p text:style-name="P36">思ったこと</text:p>
          </table:table-cell>
          <table:table-cell table:style-name="表22.A2" office:value-type="float" office:value="14">
            <text:p text:style-name="P37">14</text:p>
          </table:table-cell>
          <table:table-cell table:style-name="表22.D2" office:value-type="string">
            <text:p text:style-name="P36">lang</text:p>
          </table:table-cell>
        </table:table-row>
        <table:table-row>
          <table:table-cell table:style-name="表22.A2" office:value-type="float" office:value="5">
            <text:p text:style-name="P37">5</text:p>
          </table:table-cell>
          <table:table-cell table:style-name="表22.B2" office:value-type="string">
            <text:p text:style-name="P36">出来事</text:p>
          </table:table-cell>
          <table:table-cell table:style-name="表22.A2" office:value-type="float" office:value="15">
            <text:p text:style-name="P37">15</text:p>
          </table:table-cell>
          <table:table-cell table:style-name="表22.D2" office:value-type="string">
            <text:p text:style-name="P36">やった</text:p>
          </table:table-cell>
        </table:table-row>
        <table:table-row>
          <table:table-cell table:style-name="表22.A2" office:value-type="float" office:value="6">
            <text:p text:style-name="P37">6</text:p>
          </table:table-cell>
          <table:table-cell table:style-name="表22.B2" office:value-type="string">
            <text:p text:style-name="P36">止めた / 止めよう</text:p>
          </table:table-cell>
          <table:table-cell table:style-name="表22.A2" office:value-type="float" office:value="16">
            <text:p text:style-name="P37">16</text:p>
          </table:table-cell>
          <table:table-cell table:style-name="表22.D2" office:value-type="string">
            <text:p text:style-name="P36">やらず</text:p>
          </table:table-cell>
        </table:table-row>
        <table:table-row>
          <table:table-cell table:style-name="表22.A2" office:value-type="float" office:value="7">
            <text:p text:style-name="P37">7</text:p>
          </table:table-cell>
          <table:table-cell table:style-name="表22.B2" office:value-type="string">
            <text:p text:style-name="P36">始めた</text:p>
          </table:table-cell>
          <table:table-cell table:style-name="表22.A2" office:value-type="float" office:value="17">
            <text:p text:style-name="P37">17</text:p>
          </table:table-cell>
          <table:table-cell table:style-name="表22.D2" office:value-type="string">
            <text:p text:style-name="P36">currency</text:p>
          </table:table-cell>
        </table:table-row>
        <table:table-row>
          <table:table-cell table:style-name="表22.A2" office:value-type="float" office:value="8">
            <text:p text:style-name="P39">8</text:p>
          </table:table-cell>
          <table:table-cell table:style-name="表22.B2" office:value-type="string">
            <text:p text:style-name="P36">気づいた</text:p>
          </table:table-cell>
          <table:table-cell table:style-name="表22.A2" office:value-type="float" office:value="18">
            <text:p text:style-name="P37">18</text:p>
          </table:table-cell>
          <table:table-cell table:style-name="表22.D2" office:value-type="string">
            <text:p text:style-name="P36">知ったこと</text:p>
          </table:table-cell>
        </table:table-row>
        <table:table-row>
          <table:table-cell table:style-name="表22.A2" office:value-type="float" office:value="9">
            <text:p text:style-name="P37">9</text:p>
          </table:table-cell>
          <table:table-cell table:style-name="表22.B2" office:value-type="string">
            <text:p text:style-name="P36">新しい</text:p>
          </table:table-cell>
          <table:table-cell table:style-name="表22.A2" office:value-type="float" office:value="19">
            <text:p text:style-name="P37">19</text:p>
          </table:table-cell>
          <table:table-cell table:style-name="表22.D2" office:value-type="string">
            <text:p text:style-name="P36">やろう</text:p>
          </table:table-cell>
        </table:table-row>
        <table:table-row>
          <table:table-cell table:style-name="表22.A2" office:value-type="float" office:value="10">
            <text:p text:style-name="P37">10</text:p>
          </table:table-cell>
          <table:table-cell table:style-name="表22.B2" office:value-type="string">
            <text:p text:style-name="P36">その他</text:p>
          </table:table-cell>
          <table:table-cell table:style-name="表22.A2" office:value-type="float" office:value="20">
            <text:p text:style-name="P37">20</text:p>
          </table:table-cell>
          <table:table-cell table:style-name="表22.D2" office:value-type="string">
            <text:p text:style-name="P36">ゴール</text:p>
          </table:table-cell>
        </table:table-row>
        <table:table-row>
          <table:table-cell table:style-name="表22.A11" office:value-type="float" office:value="21">
            <text:p text:style-name="P36">21</text:p>
          </table:table-cell>
          <table:table-cell table:style-name="表22.B2" office:value-type="string">
            <text:p text:style-name="P36">アファメ</text:p>
          </table:table-cell>
          <table:table-cell table:style-name="表22.B2" office:value-type="string">
            <text:p text:style-name="P36"/>
          </table:table-cell>
          <table:table-cell table:style-name="表22.D2" office:value-type="string">
            <text:p text:style-name="P36"/>
          </table:table-cell>
        </table:table-row>
      </table:table>
      <text:p text:style-name="P19"/>
      <text:p text:style-name="P20">明日</text:p>
      <text:p text:style-name="P19"/>
      <text:p text:style-name="P20">明日の、その先</text:p>
      <text:p text:style-name="P19"/>
      <text:p text:style-name="P15">[/ 20190909_235106]</text:p>
      <text:p text:style-name="P11"/>
      <text:p text:style-name="P23"><text:soft-page-break/></text:p>
      <text:p text:style-name="P3">------------------------------------------------------------</text:p>
      <text:p text:style-name="P172">[20190910_230510]</text:p>
      <text:list xml:id="list6475557359584861438" text:style-name="L100">
        <text:list-item>
          <text:p text:style-name="P171">天気。曇り。夜分、降雨。</text:p>
        </text:list-item>
        <text:list-item>
          <text:p text:style-name="P171">餌遣り。３匹とも。</text:p>
          <text:list>
            <text:list-item>
              <text:p text:style-name="P171">ドンは、鉄階段を過ぎたあたりで、擁壁の方から、ニャニャニャ、と、走ってくる。小屋の裏で、給餌。</text:p>
            </text:list-item>
            <text:list-item>
              <text:p text:style-name="P171">クロ。自らは降りて来ず。ミケに固形を給餌。その後、前足を掴んで、地面へ下ろす。腰摩り。</text:p>
            </text:list-item>
            <text:list-item>
              <text:p text:style-name="P171">２匹の給餌を済ませる。それから、小屋へ戻る。なんと、ドンは、小屋の前の、南側の地面に寝そべって、ゴロゴロと転がりを行っている。度肝を抜かれる。小屋の裏へ、<text:ruby text:style-name="Ru1"><text:ruby-base>誘</text:ruby-base><text:ruby-text>いざな</text:ruby-text></text:ruby>う。</text:p>
            </text:list-item>
          </text:list>
        </text:list-item>
        <text:list-item>
          <text:p text:style-name="P171">本。渋谷栄一。殊に面白いと感じる。『竜馬が...』、よりも、面白い。どんな点が？商売が、この人の活動の主軸だから、だろうか。大言壮語、高邁な理想、演説、ロマン。そういった華々しい物事から、離れている。商会の加入金は、どうやって支払うか。資金の貸付に際して、紙幣を使うか、正金を使うか。そういった、実務の数々。興味を引かれる、私は。</text:p>
        </text:list-item>
        <text:list-item>
          <text:p text:style-name="P171">初めてのこと。先日の、日曜のこと。初めて、キーボードを弾いているところを、ビデオに撮った。それ以前から、撮ることは、アイデアとして、メモしたりしていた。その日、遂に、<text:ruby text:style-name="Ru1"><text:ruby-base>愈々</text:ruby-base><text:ruby-text>いよいよ</text:ruby-text></text:ruby>、実行した。</text:p>
        </text:list-item>
        <text:list-item>
          <text:p text:style-name="P171">本、高橋。久しぶりに、読んだ。メモを取りながら。数式は、自分で、別の<text:soft-page-break/>記号を使う。例えば、q<text:span text:style-name="T9">(r)</text:span>(k→,t) を、単に、”A” と、表記する。そして、q<text:span text:style-name="T9">(r)✝</text:span>(k→,t) は、”A<text:span text:style-name="T9">✝</text:span>” と、表記。</text:p>
        </text:list-item>
        <text:list-item>
          <text:p text:style-name="P171">pegasus, botany. ２つ、同定。「ゲンノショウコ」と、「イヌトウバナ」</text:p>
        </text:list-item>
        <text:list-item>
          <text:p text:style-name="P171">currency. period を、M1 から、M15 に、変更した。ネットで見た資料に、「mt4 は、トレーリングは、 4 pips からです」とあった。”curr” のツールで、M15 の basic stats を取る。９８％ぐらいの足が、幅は、0.03 ~ 0.15 の範囲。なので、TP/SL を、10 / 5 pips に取った。</text:p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row>
          <table:table-cell table:style-name="表23.A1" office:value-type="float" office:value="1">
            <text:p text:style-name="P37">1</text:p>
          </table:table-cell>
          <table:table-cell table:style-name="表23.B1" office:value-type="string">
            <text:p text:style-name="P36">天気</text:p>
          </table:table-cell>
          <table:table-cell table:style-name="表23.A1" office:value-type="float" office:value="11">
            <text:p text:style-name="P37">11</text:p>
          </table:table-cell>
          <table:table-cell table:style-name="表23.D1" office:value-type="string">
            <text:p text:style-name="P36">思い出したこと</text:p>
          </table:table-cell>
        </table:table-row>
        <table:table-row>
          <table:table-cell table:style-name="表23.A2" office:value-type="float" office:value="2">
            <text:p text:style-name="P37">2</text:p>
          </table:table-cell>
          <table:table-cell table:style-name="表23.B2" office:value-type="string">
            <text:p text:style-name="P36">餌やり</text:p>
          </table:table-cell>
          <table:table-cell table:style-name="表23.A2" office:value-type="float" office:value="12">
            <text:p text:style-name="P37">12</text:p>
          </table:table-cell>
          <table:table-cell table:style-name="表23.D2" office:value-type="string">
            <text:p text:style-name="P36">KB</text:p>
          </table:table-cell>
        </table:table-row>
        <table:table-row>
          <table:table-cell table:style-name="表23.A2" office:value-type="float" office:value="3">
            <text:p text:style-name="P37">3</text:p>
          </table:table-cell>
          <table:table-cell table:style-name="表23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23.A2" office:value-type="float" office:value="13">
            <text:p text:style-name="P37">13</text:p>
          </table:table-cell>
          <table:table-cell table:style-name="表23.D2" office:value-type="string">
            <text:p text:style-name="P36">デッサン</text:p>
          </table:table-cell>
        </table:table-row>
        <table:table-row>
          <table:table-cell table:style-name="表23.A2" office:value-type="float" office:value="4">
            <text:p text:style-name="P37">4</text:p>
          </table:table-cell>
          <table:table-cell table:style-name="表23.B2" office:value-type="string">
            <text:p text:style-name="P36">思ったこと</text:p>
          </table:table-cell>
          <table:table-cell table:style-name="表23.A2" office:value-type="float" office:value="14">
            <text:p text:style-name="P37">14</text:p>
          </table:table-cell>
          <table:table-cell table:style-name="表23.D2" office:value-type="string">
            <text:p text:style-name="P36">lang</text:p>
          </table:table-cell>
        </table:table-row>
        <table:table-row>
          <table:table-cell table:style-name="表23.A2" office:value-type="float" office:value="5">
            <text:p text:style-name="P37">5</text:p>
          </table:table-cell>
          <table:table-cell table:style-name="表23.B2" office:value-type="string">
            <text:p text:style-name="P36">出来事</text:p>
          </table:table-cell>
          <table:table-cell table:style-name="表23.A2" office:value-type="float" office:value="15">
            <text:p text:style-name="P37">15</text:p>
          </table:table-cell>
          <table:table-cell table:style-name="表23.D2" office:value-type="string">
            <text:p text:style-name="P36">やった</text:p>
          </table:table-cell>
        </table:table-row>
        <table:table-row>
          <table:table-cell table:style-name="表23.A2" office:value-type="float" office:value="6">
            <text:p text:style-name="P37">6</text:p>
          </table:table-cell>
          <table:table-cell table:style-name="表23.B2" office:value-type="string">
            <text:p text:style-name="P36">止めた / 止めよう</text:p>
          </table:table-cell>
          <table:table-cell table:style-name="表23.A2" office:value-type="float" office:value="16">
            <text:p text:style-name="P37">16</text:p>
          </table:table-cell>
          <table:table-cell table:style-name="表23.D2" office:value-type="string">
            <text:p text:style-name="P36">やらず</text:p>
          </table:table-cell>
        </table:table-row>
        <table:table-row>
          <table:table-cell table:style-name="表23.A2" office:value-type="float" office:value="7">
            <text:p text:style-name="P37">7</text:p>
          </table:table-cell>
          <table:table-cell table:style-name="表23.B2" office:value-type="string">
            <text:p text:style-name="P36">始めた</text:p>
          </table:table-cell>
          <table:table-cell table:style-name="表23.A2" office:value-type="float" office:value="17">
            <text:p text:style-name="P37">17</text:p>
          </table:table-cell>
          <table:table-cell table:style-name="表23.D2" office:value-type="string">
            <text:p text:style-name="P36">currency</text:p>
          </table:table-cell>
        </table:table-row>
        <table:table-row>
          <table:table-cell table:style-name="表23.A2" office:value-type="float" office:value="8">
            <text:p text:style-name="P39">8</text:p>
          </table:table-cell>
          <table:table-cell table:style-name="表23.B2" office:value-type="string">
            <text:p text:style-name="P36">気づいた</text:p>
          </table:table-cell>
          <table:table-cell table:style-name="表23.A2" office:value-type="float" office:value="18">
            <text:p text:style-name="P37">18</text:p>
          </table:table-cell>
          <table:table-cell table:style-name="表23.D2" office:value-type="string">
            <text:p text:style-name="P36">知ったこと</text:p>
          </table:table-cell>
        </table:table-row>
        <table:table-row>
          <table:table-cell table:style-name="表23.A2" office:value-type="float" office:value="9">
            <text:p text:style-name="P37">9</text:p>
          </table:table-cell>
          <table:table-cell table:style-name="表23.B2" office:value-type="string">
            <text:p text:style-name="P36">新しい</text:p>
          </table:table-cell>
          <table:table-cell table:style-name="表23.A2" office:value-type="float" office:value="19">
            <text:p text:style-name="P37">19</text:p>
          </table:table-cell>
          <table:table-cell table:style-name="表23.D2" office:value-type="string">
            <text:p text:style-name="P36">やろう</text:p>
          </table:table-cell>
        </table:table-row>
        <table:table-row>
          <table:table-cell table:style-name="表23.A2" office:value-type="float" office:value="10">
            <text:p text:style-name="P37">10</text:p>
          </table:table-cell>
          <table:table-cell table:style-name="表23.B2" office:value-type="string">
            <text:p text:style-name="P36">その他</text:p>
          </table:table-cell>
          <table:table-cell table:style-name="表23.A2" office:value-type="float" office:value="20">
            <text:p text:style-name="P37">20</text:p>
          </table:table-cell>
          <table:table-cell table:style-name="表23.D2" office:value-type="string">
            <text:p text:style-name="P36">ゴール</text:p>
          </table:table-cell>
        </table:table-row>
        <table:table-row>
          <table:table-cell table:style-name="表23.A11" office:value-type="float" office:value="21">
            <text:p text:style-name="P36">21</text:p>
          </table:table-cell>
          <table:table-cell table:style-name="表23.B2" office:value-type="string">
            <text:p text:style-name="P36">アファメ</text:p>
          </table:table-cell>
          <table:table-cell table:style-name="表23.B2" office:value-type="string">
            <text:p text:style-name="P36"/>
          </table:table-cell>
          <table:table-cell table:style-name="表23.D2" office:value-type="string">
            <text:p text:style-name="P36"/>
          </table:table-cell>
        </table:table-row>
      </table:table>
      <text:p text:style-name="P19"/>
      <text:p text:style-name="P20">明日</text:p>
      <text:p text:style-name="P19"/>
      <text:p text:style-name="P20">明日の、その先</text:p>
      <text:p text:style-name="P19"/>
      <text:p text:style-name="P172">[/ 20190910_232742]</text:p>
      <text:p text:style-name="P23">@@@</text:p>
      <text:p text:style-name="P3"><text:soft-page-break/>------------------------------------------------------------</text:p>
      <text:p text:style-name="P172">[XXX]</text:p>
      <text:list xml:id="list6123247376483958965" text:style-name="L101">
        <text:list-item>
          <text:p text:style-name="P177"><text:span text:style-name="T6">XXX</text:span></text:p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row>
          <table:table-cell table:style-name="表26.A1" office:value-type="float" office:value="1">
            <text:p text:style-name="P37">1</text:p>
          </table:table-cell>
          <table:table-cell table:style-name="表26.B1" office:value-type="string">
            <text:p text:style-name="P36">天気</text:p>
          </table:table-cell>
          <table:table-cell table:style-name="表26.A1" office:value-type="float" office:value="11">
            <text:p text:style-name="P37">11</text:p>
          </table:table-cell>
          <table:table-cell table:style-name="表26.D1" office:value-type="string">
            <text:p text:style-name="P36">思い出したこと</text:p>
          </table:table-cell>
        </table:table-row>
        <table:table-row>
          <table:table-cell table:style-name="表26.A2" office:value-type="float" office:value="2">
            <text:p text:style-name="P37">2</text:p>
          </table:table-cell>
          <table:table-cell table:style-name="表26.B2" office:value-type="string">
            <text:p text:style-name="P36">餌やり</text:p>
          </table:table-cell>
          <table:table-cell table:style-name="表26.A2" office:value-type="float" office:value="12">
            <text:p text:style-name="P37">12</text:p>
          </table:table-cell>
          <table:table-cell table:style-name="表26.D2" office:value-type="string">
            <text:p text:style-name="P36">KB</text:p>
          </table:table-cell>
        </table:table-row>
        <table:table-row>
          <table:table-cell table:style-name="表26.A2" office:value-type="float" office:value="3">
            <text:p text:style-name="P37">3</text:p>
          </table:table-cell>
          <table:table-cell table:style-name="表26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26.A2" office:value-type="float" office:value="13">
            <text:p text:style-name="P37">13</text:p>
          </table:table-cell>
          <table:table-cell table:style-name="表26.D2" office:value-type="string">
            <text:p text:style-name="P36">デッサン</text:p>
          </table:table-cell>
        </table:table-row>
        <table:table-row>
          <table:table-cell table:style-name="表26.A2" office:value-type="float" office:value="4">
            <text:p text:style-name="P37">4</text:p>
          </table:table-cell>
          <table:table-cell table:style-name="表26.B2" office:value-type="string">
            <text:p text:style-name="P36">思ったこと</text:p>
          </table:table-cell>
          <table:table-cell table:style-name="表26.A2" office:value-type="float" office:value="14">
            <text:p text:style-name="P37">14</text:p>
          </table:table-cell>
          <table:table-cell table:style-name="表26.D2" office:value-type="string">
            <text:p text:style-name="P36">lang</text:p>
          </table:table-cell>
        </table:table-row>
        <table:table-row>
          <table:table-cell table:style-name="表26.A2" office:value-type="float" office:value="5">
            <text:p text:style-name="P37">5</text:p>
          </table:table-cell>
          <table:table-cell table:style-name="表26.B2" office:value-type="string">
            <text:p text:style-name="P36">出来事</text:p>
          </table:table-cell>
          <table:table-cell table:style-name="表26.A2" office:value-type="float" office:value="15">
            <text:p text:style-name="P37">15</text:p>
          </table:table-cell>
          <table:table-cell table:style-name="表26.D2" office:value-type="string">
            <text:p text:style-name="P36">やった</text:p>
          </table:table-cell>
        </table:table-row>
        <table:table-row>
          <table:table-cell table:style-name="表26.A2" office:value-type="float" office:value="6">
            <text:p text:style-name="P37">6</text:p>
          </table:table-cell>
          <table:table-cell table:style-name="表26.B2" office:value-type="string">
            <text:p text:style-name="P36">止めた / 止めよう</text:p>
          </table:table-cell>
          <table:table-cell table:style-name="表26.A2" office:value-type="float" office:value="16">
            <text:p text:style-name="P37">16</text:p>
          </table:table-cell>
          <table:table-cell table:style-name="表26.D2" office:value-type="string">
            <text:p text:style-name="P36">やらず</text:p>
          </table:table-cell>
        </table:table-row>
        <table:table-row>
          <table:table-cell table:style-name="表26.A2" office:value-type="float" office:value="7">
            <text:p text:style-name="P37">7</text:p>
          </table:table-cell>
          <table:table-cell table:style-name="表26.B2" office:value-type="string">
            <text:p text:style-name="P36">始めた</text:p>
          </table:table-cell>
          <table:table-cell table:style-name="表26.A2" office:value-type="float" office:value="17">
            <text:p text:style-name="P37">17</text:p>
          </table:table-cell>
          <table:table-cell table:style-name="表26.D2" office:value-type="string">
            <text:p text:style-name="P36">currency</text:p>
          </table:table-cell>
        </table:table-row>
        <table:table-row>
          <table:table-cell table:style-name="表26.A2" office:value-type="float" office:value="8">
            <text:p text:style-name="P39">8</text:p>
          </table:table-cell>
          <table:table-cell table:style-name="表26.B2" office:value-type="string">
            <text:p text:style-name="P36">気づいた</text:p>
          </table:table-cell>
          <table:table-cell table:style-name="表26.A2" office:value-type="float" office:value="18">
            <text:p text:style-name="P37">18</text:p>
          </table:table-cell>
          <table:table-cell table:style-name="表26.D2" office:value-type="string">
            <text:p text:style-name="P36">知ったこと</text:p>
          </table:table-cell>
        </table:table-row>
        <table:table-row>
          <table:table-cell table:style-name="表26.A2" office:value-type="float" office:value="9">
            <text:p text:style-name="P37">9</text:p>
          </table:table-cell>
          <table:table-cell table:style-name="表26.B2" office:value-type="string">
            <text:p text:style-name="P36">新しい</text:p>
          </table:table-cell>
          <table:table-cell table:style-name="表26.A2" office:value-type="float" office:value="19">
            <text:p text:style-name="P37">19</text:p>
          </table:table-cell>
          <table:table-cell table:style-name="表26.D2" office:value-type="string">
            <text:p text:style-name="P36">やろう</text:p>
          </table:table-cell>
        </table:table-row>
        <table:table-row>
          <table:table-cell table:style-name="表26.A2" office:value-type="float" office:value="10">
            <text:p text:style-name="P37">10</text:p>
          </table:table-cell>
          <table:table-cell table:style-name="表26.B2" office:value-type="string">
            <text:p text:style-name="P36">その他</text:p>
          </table:table-cell>
          <table:table-cell table:style-name="表26.A2" office:value-type="float" office:value="20">
            <text:p text:style-name="P37">20</text:p>
          </table:table-cell>
          <table:table-cell table:style-name="表26.D2" office:value-type="string">
            <text:p text:style-name="P36">ゴール</text:p>
          </table:table-cell>
        </table:table-row>
        <table:table-row>
          <table:table-cell table:style-name="表26.A11" office:value-type="float" office:value="21">
            <text:p text:style-name="P36">21</text:p>
          </table:table-cell>
          <table:table-cell table:style-name="表26.B2" office:value-type="string">
            <text:p text:style-name="P36">アファメ</text:p>
          </table:table-cell>
          <table:table-cell table:style-name="表26.B2" office:value-type="string">
            <text:p text:style-name="P36"/>
          </table:table-cell>
          <table:table-cell table:style-name="表26.D2" office:value-type="string">
            <text:p text:style-name="P36"/>
          </table:table-cell>
        </table:table-row>
      </table:table>
      <text:p text:style-name="P19"/>
      <text:p text:style-name="P28"><text:span text:style-name="T4">明日</text:span></text:p>
      <text:p text:style-name="P19"/>
      <text:p text:style-name="P20">明日の、その先</text:p>
      <text:p text:style-name="P19"/>
      <text:p text:style-name="P172">[/ XXX]</text:p>
      <text:p text:style-name="P11"/>
      <text:p text:style-name="P10">--------------------------------------------- [TEMPLATE]</text:p>
      <text:p text:style-name="P3">------------------------------------------------------------</text:p>
      <text:p text:style-name="P172">[XXX]</text:p>
      <text:list xml:id="list43492421" text:continue-numbering="true" text:style-name="L101">
        <text:list-item>
          <text:p text:style-name="P177"><text:span text:style-name="T6">XXX</text:span>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row>
          <table:table-cell table:style-name="表9.A1" office:value-type="float" office:value="1">
            <text:p text:style-name="P37">1</text:p>
          </table:table-cell>
          <table:table-cell table:style-name="表9.B1" office:value-type="string">
            <text:p text:style-name="P36">天気</text:p>
          </table:table-cell>
          <table:table-cell table:style-name="表9.A1" office:value-type="float" office:value="11">
            <text:p text:style-name="P37">11</text:p>
          </table:table-cell>
          <table:table-cell table:style-name="表9.D1" office:value-type="string">
            <text:p text:style-name="P36">思い出したこと</text:p>
          </table:table-cell>
        </table:table-row>
        <text:soft-page-break/>
        <table:table-row>
          <table:table-cell table:style-name="表9.A2" office:value-type="float" office:value="2">
            <text:p text:style-name="P37">2</text:p>
          </table:table-cell>
          <table:table-cell table:style-name="表9.B2" office:value-type="string">
            <text:p text:style-name="P36">餌やり</text:p>
          </table:table-cell>
          <table:table-cell table:style-name="表9.A2" office:value-type="float" office:value="12">
            <text:p text:style-name="P37">12</text:p>
          </table:table-cell>
          <table:table-cell table:style-name="表9.D2" office:value-type="string">
            <text:p text:style-name="P36">KB</text:p>
          </table:table-cell>
        </table:table-row>
        <table:table-row>
          <table:table-cell table:style-name="表9.A2" office:value-type="float" office:value="3">
            <text:p text:style-name="P37">3</text:p>
          </table:table-cell>
          <table:table-cell table:style-name="表9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9.A2" office:value-type="float" office:value="13">
            <text:p text:style-name="P37">13</text:p>
          </table:table-cell>
          <table:table-cell table:style-name="表9.D2" office:value-type="string">
            <text:p text:style-name="P36">デッサン</text:p>
          </table:table-cell>
        </table:table-row>
        <table:table-row>
          <table:table-cell table:style-name="表9.A2" office:value-type="float" office:value="4">
            <text:p text:style-name="P37">4</text:p>
          </table:table-cell>
          <table:table-cell table:style-name="表9.B2" office:value-type="string">
            <text:p text:style-name="P36">思ったこと</text:p>
          </table:table-cell>
          <table:table-cell table:style-name="表9.A2" office:value-type="float" office:value="14">
            <text:p text:style-name="P37">14</text:p>
          </table:table-cell>
          <table:table-cell table:style-name="表9.D2" office:value-type="string">
            <text:p text:style-name="P36">lang</text:p>
          </table:table-cell>
        </table:table-row>
        <table:table-row>
          <table:table-cell table:style-name="表9.A2" office:value-type="float" office:value="5">
            <text:p text:style-name="P37">5</text:p>
          </table:table-cell>
          <table:table-cell table:style-name="表9.B2" office:value-type="string">
            <text:p text:style-name="P36">出来事</text:p>
          </table:table-cell>
          <table:table-cell table:style-name="表9.A2" office:value-type="float" office:value="15">
            <text:p text:style-name="P37">15</text:p>
          </table:table-cell>
          <table:table-cell table:style-name="表9.D2" office:value-type="string">
            <text:p text:style-name="P36">やった</text:p>
          </table:table-cell>
        </table:table-row>
        <table:table-row>
          <table:table-cell table:style-name="表9.A2" office:value-type="float" office:value="6">
            <text:p text:style-name="P37">6</text:p>
          </table:table-cell>
          <table:table-cell table:style-name="表9.B2" office:value-type="string">
            <text:p text:style-name="P36">止めた / 止めよう</text:p>
          </table:table-cell>
          <table:table-cell table:style-name="表9.A2" office:value-type="float" office:value="16">
            <text:p text:style-name="P37">16</text:p>
          </table:table-cell>
          <table:table-cell table:style-name="表9.D2" office:value-type="string">
            <text:p text:style-name="P36">やらず</text:p>
          </table:table-cell>
        </table:table-row>
        <table:table-row>
          <table:table-cell table:style-name="表9.A2" office:value-type="float" office:value="7">
            <text:p text:style-name="P37">7</text:p>
          </table:table-cell>
          <table:table-cell table:style-name="表9.B2" office:value-type="string">
            <text:p text:style-name="P36">始めた</text:p>
          </table:table-cell>
          <table:table-cell table:style-name="表9.A2" office:value-type="float" office:value="17">
            <text:p text:style-name="P37">17</text:p>
          </table:table-cell>
          <table:table-cell table:style-name="表9.D2" office:value-type="string">
            <text:p text:style-name="P36">currency</text:p>
          </table:table-cell>
        </table:table-row>
        <table:table-row>
          <table:table-cell table:style-name="表9.A2" office:value-type="float" office:value="8">
            <text:p text:style-name="P39">8</text:p>
          </table:table-cell>
          <table:table-cell table:style-name="表9.B2" office:value-type="string">
            <text:p text:style-name="P36">気づいた</text:p>
          </table:table-cell>
          <table:table-cell table:style-name="表9.A2" office:value-type="float" office:value="18">
            <text:p text:style-name="P37">18</text:p>
          </table:table-cell>
          <table:table-cell table:style-name="表9.D2" office:value-type="string">
            <text:p text:style-name="P36">知ったこと</text:p>
          </table:table-cell>
        </table:table-row>
        <table:table-row>
          <table:table-cell table:style-name="表9.A2" office:value-type="float" office:value="9">
            <text:p text:style-name="P37">9</text:p>
          </table:table-cell>
          <table:table-cell table:style-name="表9.B2" office:value-type="string">
            <text:p text:style-name="P36">新しい</text:p>
          </table:table-cell>
          <table:table-cell table:style-name="表9.A2" office:value-type="float" office:value="19">
            <text:p text:style-name="P37">19</text:p>
          </table:table-cell>
          <table:table-cell table:style-name="表9.D2" office:value-type="string">
            <text:p text:style-name="P36">やろう</text:p>
          </table:table-cell>
        </table:table-row>
        <table:table-row>
          <table:table-cell table:style-name="表9.A2" office:value-type="float" office:value="10">
            <text:p text:style-name="P37">10</text:p>
          </table:table-cell>
          <table:table-cell table:style-name="表9.B2" office:value-type="string">
            <text:p text:style-name="P36">その他</text:p>
          </table:table-cell>
          <table:table-cell table:style-name="表9.A2" office:value-type="float" office:value="20">
            <text:p text:style-name="P37">20</text:p>
          </table:table-cell>
          <table:table-cell table:style-name="表9.D2" office:value-type="string">
            <text:p text:style-name="P36">ゴール</text:p>
          </table:table-cell>
        </table:table-row>
        <table:table-row>
          <table:table-cell table:style-name="表9.A11" office:value-type="float" office:value="21">
            <text:p text:style-name="P36">21</text:p>
          </table:table-cell>
          <table:table-cell table:style-name="表9.B2" office:value-type="string">
            <text:p text:style-name="P36">アファメ</text:p>
          </table:table-cell>
          <table:table-cell table:style-name="表9.B2" office:value-type="string">
            <text:p text:style-name="P36"/>
          </table:table-cell>
          <table:table-cell table:style-name="表9.D2" office:value-type="string">
            <text:p text:style-name="P36"/>
          </table:table-cell>
        </table:table-row>
      </table:table>
      <text:p text:style-name="P19"/>
      <text:p text:style-name="P28"><text:span text:style-name="T4">明</text:span><text:span text:style-name="T4">日</text:span></text:p>
      <text:p text:style-name="P19"/>
      <text:p text:style-name="P20">明日の、その先</text:p>
      <text:p text:style-name="P19"/>
      <text:p text:style-name="P172">[/ XXX]</text:p>
      <text:p text:style-name="P16"/>
      <text:p text:style-name="P16"/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36">1</text:p>
          </table:table-cell>
          <table:table-cell table:style-name="表19.B1" office:value-type="string">
            <text:p text:style-name="P36">天気</text:p>
          </table:table-cell>
          <table:table-cell table:style-name="表19.C1" office:value-type="string">
            <text:p text:style-name="P36"/>
          </table:table-cell>
        </table:table-row>
        <table:table-row>
          <table:table-cell table:style-name="表19.A2" office:value-type="float" office:value="2">
            <text:p text:style-name="P36">2</text:p>
          </table:table-cell>
          <table:table-cell table:style-name="表19.B2" office:value-type="string">
            <text:p text:style-name="P36">餌やり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3">
            <text:p text:style-name="P36">3</text:p>
          </table:table-cell>
          <table:table-cell table:style-name="表19.B2" office:value-type="string">
            <text:p text:style-name="P36"><text:ruby text:style-name="Ru1"><text:ruby-base>身体</text:ruby-base><text:ruby-text>しんたい</text:ruby-text></text:ruby><text:span text:style-name="T10">しんたい</text:span>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4">
            <text:p text:style-name="P36">4</text:p>
          </table:table-cell>
          <table:table-cell table:style-name="表19.B2" office:value-type="string">
            <text:p text:style-name="P36">思ったこと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5">
            <text:p text:style-name="P36">5</text:p>
          </table:table-cell>
          <table:table-cell table:style-name="表19.B2" office:value-type="string">
            <text:p text:style-name="P36">出来事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6">
            <text:p text:style-name="P36">6</text:p>
          </table:table-cell>
          <table:table-cell table:style-name="表19.B2" office:value-type="string">
            <text:p text:style-name="P36">止めた / 止めよう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7">
            <text:p text:style-name="P36">7</text:p>
          </table:table-cell>
          <table:table-cell table:style-name="表19.B2" office:value-type="string">
            <text:p text:style-name="P36">始めた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8">
            <text:p text:style-name="P38">8</text:p>
          </table:table-cell>
          <table:table-cell table:style-name="表19.B2" office:value-type="string">
            <text:p text:style-name="P36">気づいた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9">
            <text:p text:style-name="P36">9</text:p>
          </table:table-cell>
          <table:table-cell table:style-name="表19.B2" office:value-type="string">
            <text:p text:style-name="P36">新しい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10">
            <text:p text:style-name="P36">10</text:p>
          </table:table-cell>
          <table:table-cell table:style-name="表19.B2" office:value-type="string">
            <text:p text:style-name="P36">その他</text:p>
          </table:table-cell>
          <table:table-cell table:style-name="表19.C2" office:value-type="string">
            <text:p text:style-name="P36"/>
          </table:table-cell>
        </table:table-row>
        <text:soft-page-break/>
        <table:table-row>
          <table:table-cell table:style-name="表19.A2" office:value-type="float" office:value="11">
            <text:p text:style-name="P36">11</text:p>
          </table:table-cell>
          <table:table-cell table:style-name="表19.B2" office:value-type="string">
            <text:p text:style-name="P36">思い出したこと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12">
            <text:p text:style-name="P36">12</text:p>
          </table:table-cell>
          <table:table-cell table:style-name="表19.B2" office:value-type="string">
            <text:p text:style-name="P36">KB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13">
            <text:p text:style-name="P36">13</text:p>
          </table:table-cell>
          <table:table-cell table:style-name="表19.B2" office:value-type="string">
            <text:p text:style-name="P36">デッサン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14">
            <text:p text:style-name="P36">14</text:p>
          </table:table-cell>
          <table:table-cell table:style-name="表19.B2" office:value-type="string">
            <text:p text:style-name="P36">lang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15">
            <text:p text:style-name="P36">15</text:p>
          </table:table-cell>
          <table:table-cell table:style-name="表19.B2" office:value-type="string">
            <text:p text:style-name="P36">やった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16">
            <text:p text:style-name="P36">16</text:p>
          </table:table-cell>
          <table:table-cell table:style-name="表19.B2" office:value-type="string">
            <text:p text:style-name="P36">やらず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17">
            <text:p text:style-name="P36">17</text:p>
          </table:table-cell>
          <table:table-cell table:style-name="表19.B2" office:value-type="string">
            <text:p text:style-name="P36">currency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18">
            <text:p text:style-name="P36">18</text:p>
          </table:table-cell>
          <table:table-cell table:style-name="表19.B2" office:value-type="string">
            <text:p text:style-name="P36">知ったこと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19">
            <text:p text:style-name="P36">19</text:p>
          </table:table-cell>
          <table:table-cell table:style-name="表19.B2" office:value-type="string">
            <text:p text:style-name="P36">やろう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20">
            <text:p text:style-name="P36">20</text:p>
          </table:table-cell>
          <table:table-cell table:style-name="表19.B2" office:value-type="string">
            <text:p text:style-name="P36">ゴール</text:p>
          </table:table-cell>
          <table:table-cell table:style-name="表19.C2" office:value-type="string">
            <text:p text:style-name="P36"/>
          </table:table-cell>
        </table:table-row>
        <table:table-row>
          <table:table-cell table:style-name="表19.A2" office:value-type="float" office:value="21">
            <text:p text:style-name="P36">21</text:p>
          </table:table-cell>
          <table:table-cell table:style-name="表19.B2" office:value-type="string">
            <text:p text:style-name="P36">アファメ</text:p>
          </table:table-cell>
          <table:table-cell table:style-name="表19.C2" office:value-type="string">
            <text:p text:style-name="P36"/>
          </table:table-cell>
        </table:table-row>
      </table:table>
      <text:p text:style-name="P14"/>
      <text:p text:style-name="P14"/>
      <text:p text:style-name="P14">/--------------------------------------------- [/TEMPLATE]</text:p>
      <text:p text:style-name="P19"/>
      <text:p text:style-name="P27"><text:span text:style-name="T5">=================== </text:span><text:span text:style-name="T1"> </text:span><text:span text:style-name="T5">EOF</text:span><text:span text:style-name="T1">  </text:span><text:span text:style-name="T5">===================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19-09-10T23:29:06.11</dc:date>
    <dc:creator>iwabuchi ken</dc:creator>
    <meta:editing-duration>PT7H47M29S</meta:editing-duration>
    <meta:editing-cycles>76</meta:editing-cycles>
    <meta:generator>OpenOffice/4.1.3$Win32 OpenOffice.org_project/413m1$Build-9783</meta:generator>
    <meta:document-statistic meta:table-count="26" meta:image-count="0" meta:object-count="0" meta:page-count="48" meta:paragraph-count="1347" meta:word-count="20604" meta:character-count="24529"/>
  </office:meta>
</office:document-meta>
</file>